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2.4138in"/>
    </style:style>
    <style:style style:name="co4" style:family="table-column">
      <style:table-column-properties fo:break-before="auto" style:column-width="1.6165in"/>
    </style:style>
    <style:style style:name="co5" style:family="table-column">
      <style:table-column-properties fo:break-before="auto" style:column-width="2.9055in"/>
    </style:style>
    <style:style style:name="co6" style:family="table-column">
      <style:table-column-properties fo:break-before="auto" style:column-width="0.7972in"/>
    </style:style>
    <style:style style:name="co7" style:family="table-column">
      <style:table-column-properties fo:break-before="auto" style:column-width="2.3701in"/>
    </style:style>
    <style:style style:name="co8" style:family="table-column">
      <style:table-column-properties fo:break-before="auto" style:column-width="1.8681in"/>
    </style:style>
    <style:style style:name="co9" style:family="table-column">
      <style:table-column-properties fo:break-before="auto" style:column-width="1.8244in"/>
    </style:style>
    <style:style style:name="co10" style:family="table-column">
      <style:table-column-properties fo:break-before="auto" style:column-width="1.9661in"/>
    </style:style>
    <style:style style:name="co11" style:family="table-column">
      <style:table-column-properties fo:break-before="auto" style:column-width="2.0756in"/>
    </style:style>
    <style:style style:name="co12" style:family="table-column">
      <style:table-column-properties fo:break-before="auto" style:column-width="1.9335in"/>
    </style:style>
    <style:style style:name="co13" style:family="table-column">
      <style:table-column-properties fo:break-before="auto" style:column-width="1.7043in"/>
    </style:style>
    <style:style style:name="co15" style:family="table-column">
      <style:table-column-properties fo:break-before="auto" style:column-width="1.0701in"/>
    </style:style>
    <style:style style:name="ro7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4346in" fo:break-before="auto" style:use-optimal-row-height="false"/>
    </style:style>
    <style:style style:name="ro3" style:family="table-row">
      <style:table-row-properties style:row-height="0.5075in" fo:break-before="auto" style:use-optimal-row-height="false"/>
    </style:style>
    <style:style style:name="ro4" style:family="table-row">
      <style:table-row-properties style:row-height="0.2283in" fo:break-before="auto" style:use-optimal-row-height="true"/>
    </style:style>
    <style:style style:name="ro5" style:family="table-row">
      <style:table-row-properties style:row-height="0.3626in" fo:break-before="auto" style:use-optimal-row-height="false"/>
    </style:style>
    <style:style style:name="ro6" style:family="table-row">
      <style:table-row-properties style:row-height="0.4146in" fo:break-before="auto" style:use-optimal-row-height="true"/>
    </style:style>
    <style:style style:name="ro8" style:family="table-row">
      <style:table-row-properties style:row-height="0.3102in" fo:break-before="auto" style:use-optimal-row-height="false"/>
    </style:style>
    <style:style style:name="ro9" style:family="table-row">
      <style:table-row-properties style:row-height="0.3937in" fo:break-before="auto" style:use-optimal-row-height="false"/>
    </style:style>
    <style:style style:name="ro10" style:family="table-row">
      <style:table-row-properties style:row-height="0.7252in" fo:break-before="auto" style:use-optimal-row-height="false"/>
    </style:style>
    <style:style style:name="ro11" style:family="table-row">
      <style:table-row-properties style:row-height="0.3728in" fo:break-before="auto" style:use-optimal-row-height="false"/>
    </style:style>
    <style:style style:name="ro12" style:family="table-row">
      <style:table-row-properties style:row-height="0.4602in" fo:break-before="auto" style:use-optimal-row-height="true"/>
    </style:style>
    <style:style style:name="ro13" style:family="table-row">
      <style:table-row-properties style:row-height="0.2417in" fo:break-before="auto" style:use-optimal-row-height="true"/>
    </style:style>
    <style:style style:name="ro14" style:family="table-row">
      <style:table-row-properties style:row-height="0.611in" fo:break-before="auto" style:use-optimal-row-height="true"/>
    </style:style>
    <style:style style:name="ro15" style:family="table-row">
      <style:table-row-properties style:row-height="0.6008in" fo:break-before="auto" style:use-optimal-row-height="false"/>
    </style:style>
    <style:style style:name="ro16" style:family="table-row">
      <style:table-row-properties style:row-height="0.5283in" fo:break-before="auto" style:use-optimal-row-height="false"/>
    </style:style>
    <style:style style:name="ro17" style:family="table-row">
      <style:table-row-properties style:row-height="0.6791in" fo:break-before="auto" style:use-optimal-row-height="true"/>
    </style:style>
    <style:style style:name="ro18" style:family="table-row">
      <style:table-row-properties style:row-height="0.3417in" fo:break-before="auto" style:use-optimal-row-height="false"/>
    </style:style>
    <style:style style:name="ro19" style:family="table-row">
      <style:table-row-properties style:row-height="0.4453in" fo:break-before="auto" style:use-optimal-row-height="false"/>
    </style:style>
    <style:style style:name="ro20" style:family="table-row">
      <style:table-row-properties style:row-height="0.4043in" fo:break-before="auto" style:use-optimal-row-height="false"/>
    </style:style>
    <style:style style:name="ro21" style:family="table-row">
      <style:table-row-properties style:row-height="0.5693in" fo:break-before="auto" style:use-optimal-row-height="false"/>
    </style:style>
    <style:style style:name="ro22" style:family="table-row">
      <style:table-row-properties style:row-height="0.2791in" fo:break-before="auto" style:use-optimal-row-height="false"/>
    </style:style>
    <style:style style:name="ro23" style:family="table-row">
      <style:table-row-properties style:row-height="0.352in" fo:break-before="auto" style:use-optimal-row-height="false"/>
    </style:style>
    <style:style style:name="ro24" style:family="table-row">
      <style:table-row-properties style:row-height="0.4602in" fo:break-before="auto" style:use-optimal-row-height="false"/>
    </style:style>
    <style:style style:name="ro25" style:family="table-row">
      <style:table-row-properties style:row-height="0.3in" fo:break-before="auto" style:use-optimal-row-height="false"/>
    </style:style>
    <style:style style:name="ro26" style:family="table-row">
      <style:table-row-properties style:row-height="0.4661in" fo:break-before="auto" style:use-optimal-row-height="false"/>
    </style:style>
    <style:style style:name="ro27" style:family="table-row">
      <style:table-row-properties style:row-height="0.4146in" fo:break-before="auto" style:use-optimal-row-height="false"/>
    </style:style>
    <style:style style:name="ro28" style:family="table-row">
      <style:table-row-properties style:row-height="0.4835in" fo:break-before="auto" style:use-optimal-row-height="false"/>
    </style:style>
    <style:style style:name="ro29" style:family="table-row">
      <style:table-row-properties style:row-height="0.322in" fo:break-before="auto" style:use-optimal-row-height="false"/>
    </style:style>
    <style:style style:name="ro30" style:family="table-row">
      <style:table-row-properties style:row-height="0.2417in" fo:break-before="auto" style:use-optimal-row-height="false"/>
    </style:style>
    <style:style style:name="ro31" style:family="table-row">
      <style:table-row-properties style:row-height="0.506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80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font-name="Times New Roman" fo:font-size="13pt" style:font-size-asian="13pt" style:font-size-complex="13pt"/>
    </style:style>
    <style:style style:name="ce3" style:family="table-cell" style:parent-style-name="Default">
      <style:table-cell-properties fo:background-color="#00cc00" style:text-align-source="fix" style:repeat-content="false" fo:wrap-option="wrap" fo:border="0.0008in solid #000000"/>
      <style:paragraph-properties fo:text-align="center" fo:margin-left="0in"/>
      <style:text-properties style:font-name="Times New Roman" fo:font-size="13pt" style:font-size-asian="13pt" style:font-size-complex="13pt"/>
    </style:style>
    <style:style style:name="ce4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Times New Roman" fo:font-size="13pt" style:font-size-asian="13pt" style:font-size-complex="13pt"/>
    </style:style>
    <style:style style:name="ce8" style:family="table-cell" style:parent-style-name="Default">
      <style:table-cell-properties fo:background-color="#00cc33" style:text-align-source="fix" style:repeat-content="false" fo:wrap-option="wrap" fo:border="0.0008in solid #000000"/>
      <style:paragraph-properties fo:text-align="center" fo:margin-left="0in"/>
      <style:text-properties style:font-name="Times New Roman" fo:font-size="13pt" style:font-size-asian="13pt" style:font-size-complex="13pt"/>
    </style:style>
    <style:style style:name="ce9" style:family="table-cell" style:parent-style-name="Default">
      <style:table-cell-properties fo:background-color="#ff0000" style:text-align-source="fix" style:repeat-content="false" fo:wrap-option="wrap" fo:border="0.0008in solid #000000"/>
      <style:paragraph-properties fo:text-align="center" fo:margin-left="0in"/>
      <style:text-properties style:font-name="Times New Roman" fo:font-size="13pt" style:font-size-asian="13pt" style:font-size-complex="13pt"/>
    </style:style>
    <style:style style:name="ce10" style:family="table-cell" style:parent-style-name="Default">
      <style:text-properties style:font-name="Times New Roman" fo:font-size="13pt" style:font-size-asian="13pt" style:font-size-complex="13pt"/>
    </style:style>
    <style:style style:name="ce1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font-name="Times New Roman" fo:font-size="13pt" style:font-size-asian="13pt" style:font-size-complex="13pt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5" table:default-cell-style-name="ce4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5" table:default-cell-style-name="ce8"/>
        <table:table-column table:style-name="co14" table:number-columns-repeated="1011" table:default-cell-style-name="Default"/>
        <table:table-row table:style-name="ro2">
          <table:table-cell table:style-name="ce1" office:value-type="string" table:number-columns-spanned="1" table:number-rows-spanned="2">
            <text:p>TEST CASE ID</text:p>
          </table:table-cell>
          <table:table-cell table:style-name="ce1" office:value-type="string" table:number-columns-spanned="1" table:number-rows-spanned="2">
            <text:p>TEST DESCRIPTION</text:p>
          </table:table-cell>
          <table:table-cell table:style-name="ce1" office:value-type="string" table:number-columns-spanned="1" table:number-rows-spanned="2">
            <text:p>TESTING TECHNIQUES POS/NEG</text:p>
          </table:table-cell>
          <table:table-cell table:style-name="ce1" office:value-type="string" table:number-columns-spanned="1" table:number-rows-spanned="2">
            <text:p>SAMPLE DATA</text:p>
          </table:table-cell>
          <table:table-cell table:style-name="ce1" office:value-type="string" table:number-columns-spanned="1" table:number-rows-spanned="2">
            <text:p>STEPS</text:p>
          </table:table-cell>
          <table:table-cell table:style-name="ce1" office:value-type="string" table:number-columns-spanned="1" table:number-rows-spanned="2">
            <text:p>ACTIONS</text:p>
          </table:table-cell>
          <table:table-cell table:style-name="ce1" office:value-type="string" table:number-columns-spanned="2" table:number-rows-spanned="1">
            <text:p>FUNCTIONALITY</text:p>
          </table:table-cell>
          <table:covered-table-cell table:style-name="ce1" office:value-type="string">
            <text:p>FUNCTIONALITY</text:p>
          </table:covered-table-cell>
          <table:table-cell table:style-name="ce1" office:value-type="string" table:number-columns-spanned="2" table:number-rows-spanned="1">
            <text:p>PERFORMANCE</text:p>
          </table:table-cell>
          <table:covered-table-cell table:style-name="ce1"/>
          <table:table-cell table:style-name="ce1" office:value-type="string" table:number-columns-spanned="2" table:number-rows-spanned="1">
            <text:p>INTEGRATION</text:p>
          </table:table-cell>
          <table:covered-table-cell table:style-name="ce1"/>
          <table:table-cell table:style-name="ce1" office:value-type="string" table:number-columns-spanned="1" table:number-rows-spanned="2">
            <text:p>PASS/FAIL</text:p>
          </table:table-cell>
          <table:table-cell table:style-name="ce10" table:number-columns-repeated="3"/>
          <table:table-cell table:style-name="ce11" table:number-columns-repeated="1008"/>
        </table:table-row>
        <table:table-row table:style-name="ro3">
          <table:covered-table-cell table:style-name="ce1" office:value-type="string">
            <text:p>TEST CASE ID</text:p>
          </table:covered-table-cell>
          <table:covered-table-cell table:style-name="ce1" office:value-type="string">
            <text:p>TEST DESCRIPTION</text:p>
          </table:covered-table-cell>
          <table:covered-table-cell table:style-name="ce1" office:value-type="string">
            <text:p>TESTING TECHNIQUES POS/NEG</text:p>
          </table:covered-table-cell>
          <table:covered-table-cell table:style-name="ce1" office:value-type="string">
            <text:p>SAMPLE DATA</text:p>
          </table:covered-table-cell>
          <table:covered-table-cell table:style-name="ce1" office:value-type="string">
            <text:p>STEPS</text:p>
          </table:covered-table-cell>
          <table:covered-table-cell table:style-name="ce1" office:value-type="string">
            <text:p>ACTIONS</text:p>
          </table:covered-table-cell>
          <table:table-cell table:style-name="ce1" office:value-type="string">
            <text:p>EXPECTED RESULT</text:p>
          </table:table-cell>
          <table:table-cell table:style-name="ce1" office:value-type="string">
            <text:p>ACTUAL RESULT</text:p>
          </table:table-cell>
          <table:table-cell table:style-name="ce1" office:value-type="string">
            <text:p>EXPECTED RESULT</text:p>
          </table:table-cell>
          <table:table-cell table:style-name="ce1" office:value-type="string">
            <text:p>ACTUAL RESULT</text:p>
          </table:table-cell>
          <table:table-cell table:style-name="ce1" office:value-type="string">
            <text:p>EXPECTED RESULT</text:p>
          </table:table-cell>
          <table:table-cell table:style-name="ce1" office:value-type="string">
            <text:p>ACTUAL RESULT</text:p>
          </table:table-cell>
          <table:covered-table-cell table:style-name="ce1" office:value-type="string">
            <text:p>PASS/FAIL</text:p>
          </table:covered-table-cell>
          <table:table-cell table:style-name="ce10" table:number-columns-repeated="1011"/>
        </table:table-row>
        <table:table-row table:style-name="ro4">
          <table:table-cell office:value-type="float" office:value="1" table:number-columns-spanned="1" table:number-rows-spanned="2">
            <text:p>1</text:p>
          </table:table-cell>
          <table:table-cell office:value-type="string" table:number-columns-spanned="1" table:number-rows-spanned="2">
            <text:p>To check that IP Workflow-Add Drug Allergy</text:p>
          </table:table-cell>
          <table:table-cell office:value-type="string" table:number-columns-spanned="1" table:number-rows-spanned="2">
            <text:p>Positive</text:p>
          </table:table-cell>
          <table:table-cell table:style-name="ce2" office:value-type="string" table:number-columns-spanned="1" table:number-rows-spanned="2">
            <text:p>Aspirin</text:p>
          </table:table-cell>
          <table:table-cell office:value-type="float" office:value="1">
            <text:p>1</text:p>
          </table:table-cell>
          <table:table-cell office:value-type="string">
            <text:p>Click CPOE icon</text:p>
          </table:table-cell>
          <table:table-cell office:value-type="string" table:number-columns-spanned="1" table:number-rows-spanned="2">
            <text:p>Drug Allergy add Popup message should be display</text:p>
          </table:table-cell>
          <table:table-cell office:value-type="string" table:number-columns-spanned="1" table:number-rows-spanned="2">
            <text:p>Drug Allergy add Popup message displayed</text:p>
          </table:table-cell>
          <table:table-cell office:value-type="string" table:number-columns-spanned="1" table:number-rows-spanned="2">
            <text:p>Load with 0-2 sec</text:p>
          </table:table-cell>
          <table:table-cell office:value-type="string" table:number-columns-spanned="1" table:number-rows-spanned="2">
            <text:p>Loaded with 0-2 sec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table:style-name="ce3"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5">
          <table:covered-table-cell office:value-type="float" office:value="2">
            <text:p>2</text:p>
          </table:covered-table-cell>
          <table:covered-table-cell office:value-type="string">
            <text:p>To check that IP Workflow-Add Drug Allergy</text:p>
          </table:covered-table-cell>
          <table:covered-table-cell office:value-type="string">
            <text:p>Positive</text:p>
          </table:covered-table-cell>
          <table:covered-table-cell table:style-name="ce2" office:value-type="string">
            <text:p>Aspirin</text:p>
          </table:covered-table-cell>
          <table:table-cell office:value-type="float" office:value="2">
            <text:p>2</text:p>
          </table:table-cell>
          <table:table-cell office:value-type="string">
            <text:p>Click Patient Medical info</text:p>
          </table:table-cell>
          <table:covered-table-cell/>
          <table:covered-table-cell table:style-name="ce7"/>
          <table:covered-table-cell table:number-columns-repeated="2"/>
          <table:covered-table-cell table:style-name="ce7"/>
          <table:covered-table-cell/>
          <table:covered-table-cell table:style-name="ce2"/>
          <table:table-cell table:number-columns-repeated="1011"/>
        </table:table-row>
        <table:table-row table:style-name="ro6">
          <table:table-cell office:value-type="float" office:value="2">
            <text:p>2</text:p>
          </table:table-cell>
          <table:table-cell office:value-type="string">
            <text:p>To check that IP Workflow- Drug Allergy Icon</text:p>
          </table:table-cell>
          <table:table-cell office:value-type="string">
            <text:p>Positive</text:p>
          </table:table-cell>
          <table:table-cell table:style-name="ce2" office:value-type="string">
            <text:p>Vijay joseph</text:p>
          </table:table-cell>
          <table:table-cell office:value-type="float" office:value="1">
            <text:p>1</text:p>
          </table:table-cell>
          <table:table-cell office:value-type="string">
            <text:p>Click left side IP Workflow </text:p>
          </table:table-cell>
          <table:table-cell office:value-type="string">
            <text:p>Drug Allergy icon <text:s/>should be display</text:p>
          </table:table-cell>
          <table:table-cell office:value-type="string">
            <text:p>Drug Allergy icon <text:s/>displayed </text:p>
          </table:table-cell>
          <table:table-cell office:value-type="string">
            <text:p>Load with 0-2 sec</text:p>
          </table:table-cell>
          <table:table-cell office:value-type="string">
            <text:p>Loaded with 0-2 sec</text:p>
          </table:table-cell>
          <table:table-cell table:number-columns-repeated="2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8">
          <table:table-cell office:value-type="float" office:value="3" table:number-columns-spanned="1" table:number-rows-spanned="2">
            <text:p>3</text:p>
          </table:table-cell>
          <table:table-cell office:value-type="string" table:number-columns-spanned="1" table:number-rows-spanned="2">
            <text:p>To check that IP Workflow- Mui box Drug Allergy Icon</text:p>
          </table:table-cell>
          <table:table-cell office:value-type="string" table:number-columns-spanned="1" table:number-rows-spanned="2">
            <text:p>Positive</text:p>
          </table:table-cell>
          <table:table-cell table:style-name="ce2" office:value-type="string" table:number-columns-spanned="1" table:number-rows-spanned="2">
            <text:p>Vijay joseph</text:p>
          </table:table-cell>
          <table:table-cell office:value-type="float" office:value="1">
            <text:p>1</text:p>
          </table:table-cell>
          <table:table-cell office:value-type="string">
            <text:p>Click left side IP Workflow </text:p>
          </table:table-cell>
          <table:table-cell office:value-type="string" table:number-columns-spanned="1" table:number-rows-spanned="2">
            <text:p><text:s/>Mui box in alerts should be display in Drug Allergy icon</text:p>
          </table:table-cell>
          <table:table-cell office:value-type="string" table:number-columns-spanned="1" table:number-rows-spanned="2">
            <text:p><text:s/>Mui box in alerts <text:s/>displayed in Drug Allergy icon</text:p>
          </table:table-cell>
          <table:table-cell office:value-type="string" table:number-columns-spanned="1" table:number-rows-spanned="2">
            <text:p>Load with 0-2 sec</text:p>
          </table:table-cell>
          <table:table-cell office:value-type="string" table:number-columns-spanned="1" table:number-rows-spanned="2">
            <text:p>Load with 0-2 sec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9">
          <table:covered-table-cell/>
          <table:covered-table-cell office:value-type="string">
            <text:p>To check that IP Workflow- Mui box Drug Allergy Icon</text:p>
          </table:covered-table-cell>
          <table:covered-table-cell office:value-type="string">
            <text:p>Positive</text:p>
          </table:covered-table-cell>
          <table:covered-table-cell table:style-name="ce2" office:value-type="string">
            <text:p>Vijay joseph</text:p>
          </table:covered-table-cell>
          <table:table-cell office:value-type="float" office:value="2">
            <text:p>2</text:p>
          </table:table-cell>
          <table:table-cell office:value-type="string">
            <text:p>Click CPOE icon</text:p>
          </table:table-cell>
          <table:covered-table-cell office:value-type="string">
            <text:p><text:s/>Mui box in alerts should be display in Drug Allergy icon</text:p>
          </table:covered-table-cell>
          <table:covered-table-cell/>
          <table:covered-table-cell office:value-type="string">
            <text:p>Load with 0-2 sec</text:p>
          </table:covered-table-cell>
          <table:covered-table-cell/>
          <table:covered-table-cell office:value-type="string">
            <text:p>NA</text:p>
          </table:covered-table-cell>
          <table:covered-table-cell/>
          <table:covered-table-cell office:value-type="string">
            <text:p>Pass</text:p>
          </table:covered-table-cell>
          <table:table-cell table:number-columns-repeated="1011"/>
        </table:table-row>
        <table:table-row table:style-name="ro10">
          <table:table-cell office:value-type="float" office:value="4">
            <text:p>4</text:p>
          </table:table-cell>
          <table:table-cell office:value-type="string">
            <text:p>To check that Business office - Drug Allergy Icon</text:p>
          </table:table-cell>
          <table:table-cell office:value-type="string">
            <text:p>Positive</text:p>
          </table:table-cell>
          <table:table-cell table:style-name="ce2" office:value-type="string">
            <text:p>Vijay joseph</text:p>
          </table:table-cell>
          <table:table-cell office:value-type="float" office:value="1">
            <text:p>1</text:p>
          </table:table-cell>
          <table:table-cell office:value-type="string">
            <text:p>Click left side Business office Created by IP workflow</text:p>
          </table:table-cell>
          <table:table-cell office:value-type="string">
            <text:p>Drug Allergy icon should be display</text:p>
          </table:table-cell>
          <table:table-cell office:value-type="string">
            <text:p>Drug Allergy icon <text:s/>displayed </text:p>
          </table:table-cell>
          <table:table-cell office:value-type="string">
            <text:p>Load with 0-2 sec</text:p>
          </table:table-cell>
          <table:table-cell office:value-type="string">
            <text:p>Loaded with 0-2 sec</text:p>
          </table:table-cell>
          <table:table-cell table:number-columns-repeated="2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4">
          <table:table-cell office:value-type="float" office:value="5" table:number-columns-spanned="1" table:number-rows-spanned="2">
            <text:p>5</text:p>
          </table:table-cell>
          <table:table-cell office:value-type="string" table:number-columns-spanned="1" table:number-rows-spanned="2">
            <text:p>To check that IP Business office - Mui box Drug Allergy Icon</text:p>
          </table:table-cell>
          <table:table-cell office:value-type="string" table:number-columns-spanned="1" table:number-rows-spanned="2">
            <text:p>Positive</text:p>
          </table:table-cell>
          <table:table-cell table:style-name="ce2" office:value-type="string" table:number-columns-spanned="1" table:number-rows-spanned="2">
            <text:p>Vijay joseph</text:p>
          </table:table-cell>
          <table:table-cell office:value-type="float" office:value="1">
            <text:p>1</text:p>
          </table:table-cell>
          <table:table-cell office:value-type="string">
            <text:p>Click left side IP Workflow </text:p>
          </table:table-cell>
          <table:table-cell office:value-type="string" table:number-columns-spanned="1" table:number-rows-spanned="2">
            <text:p><text:s/>Mui box in alerts should be display in Drug Allergy icon</text:p>
          </table:table-cell>
          <table:table-cell office:value-type="string" table:number-columns-spanned="1" table:number-rows-spanned="2">
            <text:p><text:s/>Mui box in alerts <text:s/>displayed in Drug Allergy icon</text:p>
          </table:table-cell>
          <table:table-cell office:value-type="string" table:number-columns-spanned="1" table:number-rows-spanned="2">
            <text:p>Load with 0-2 sec</text:p>
          </table:table-cell>
          <table:table-cell office:value-type="string" table:number-columns-spanned="1" table:number-rows-spanned="2">
            <text:p>Load with 0-2 sec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11">
          <table:covered-table-cell/>
          <table:covered-table-cell office:value-type="string">
            <text:p>To check that IP Workflow- Mui box Drug Allergy Icon</text:p>
          </table:covered-table-cell>
          <table:covered-table-cell office:value-type="string">
            <text:p>Positive</text:p>
          </table:covered-table-cell>
          <table:covered-table-cell table:style-name="ce2" office:value-type="string">
            <text:p>Vijay joseph</text:p>
          </table:covered-table-cell>
          <table:table-cell office:value-type="float" office:value="2">
            <text:p>2</text:p>
          </table:table-cell>
          <table:table-cell office:value-type="string">
            <text:p>Click Charge icon</text:p>
          </table:table-cell>
          <table:covered-table-cell office:value-type="string">
            <text:p><text:s/>Mui box in alerts should be display in Drug Allergy icon</text:p>
          </table:covered-table-cell>
          <table:covered-table-cell/>
          <table:covered-table-cell office:value-type="string">
            <text:p>Load with 0-2 sec</text:p>
          </table:covered-table-cell>
          <table:covered-table-cell/>
          <table:covered-table-cell office:value-type="string">
            <text:p>NA</text:p>
          </table:covered-table-cell>
          <table:covered-table-cell/>
          <table:covered-table-cell office:value-type="string">
            <text:p>Pass</text:p>
          </table:covered-table-cell>
          <table:table-cell table:number-columns-repeated="1011"/>
        </table:table-row>
        <table:table-row table:style-name="ro12">
          <table:table-cell office:value-type="float" office:value="6">
            <text:p>6</text:p>
          </table:table-cell>
          <table:table-cell office:value-type="string">
            <text:p>To check that OP Workflow - Drug Allergy Icon</text:p>
          </table:table-cell>
          <table:table-cell office:value-type="string">
            <text:p>Positive</text:p>
          </table:table-cell>
          <table:table-cell table:style-name="ce2" office:value-type="string">
            <text:p>Vijay joseph</text:p>
          </table:table-cell>
          <table:table-cell office:value-type="float" office:value="1">
            <text:p>1</text:p>
          </table:table-cell>
          <table:table-cell office:value-type="string">
            <text:p>Click left side OP Workflow Created by IP workflow</text:p>
          </table:table-cell>
          <table:table-cell office:value-type="string">
            <text:p>Drug Allergy icon should be display</text:p>
          </table:table-cell>
          <table:table-cell office:value-type="string">
            <text:p>Drug Allergy icon <text:s/>displayed</text:p>
          </table:table-cell>
          <table:table-cell office:value-type="string">
            <text:p>Load with 0-2 sec</text:p>
          </table:table-cell>
          <table:table-cell office:value-type="string">
            <text:p>Loaded with 0-2 sec</text:p>
          </table:table-cell>
          <table:table-cell table:number-columns-repeated="2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13">
          <table:table-cell office:value-type="float" office:value="7" table:number-columns-spanned="1" table:number-rows-spanned="2">
            <text:p>7</text:p>
          </table:table-cell>
          <table:table-cell office:value-type="string" table:number-columns-spanned="1" table:number-rows-spanned="2">
            <text:p>To check that OP Workflow office - Mui box Drug Allergy Icon</text:p>
          </table:table-cell>
          <table:table-cell office:value-type="string" table:number-columns-spanned="1" table:number-rows-spanned="2">
            <text:p>Positive</text:p>
          </table:table-cell>
          <table:table-cell table:style-name="ce2" office:value-type="string" table:number-columns-spanned="1" table:number-rows-spanned="2">
            <text:p>Vijay joseph</text:p>
          </table:table-cell>
          <table:table-cell office:value-type="float" office:value="1">
            <text:p>1</text:p>
          </table:table-cell>
          <table:table-cell office:value-type="string">
            <text:p>Click left side OP Workflow </text:p>
          </table:table-cell>
          <table:table-cell office:value-type="string" table:number-columns-spanned="1" table:number-rows-spanned="2">
            <text:p><text:s/>Mui box in alerts should be display in Drug Allergy icon</text:p>
          </table:table-cell>
          <table:table-cell office:value-type="string" table:number-columns-spanned="1" table:number-rows-spanned="2">
            <text:p><text:s/>Mui box in alerts <text:s/>displayed in Drug Allergy icon</text:p>
          </table:table-cell>
          <table:table-cell office:value-type="string" table:number-columns-spanned="1" table:number-rows-spanned="2">
            <text:p>Load with 0-2 sec</text:p>
          </table:table-cell>
          <table:table-cell office:value-type="string" table:number-columns-spanned="1" table:number-rows-spanned="2">
            <text:p>Load with 0-2 sec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11">
          <table:covered-table-cell/>
          <table:covered-table-cell office:value-type="string">
            <text:p>To check that IP Workflow- Mui box Drug Allergy Icon</text:p>
          </table:covered-table-cell>
          <table:covered-table-cell office:value-type="string">
            <text:p>Positive</text:p>
          </table:covered-table-cell>
          <table:covered-table-cell table:style-name="ce2" office:value-type="string">
            <text:p>Vijay joseph</text:p>
          </table:covered-table-cell>
          <table:table-cell office:value-type="float" office:value="2">
            <text:p>2</text:p>
          </table:table-cell>
          <table:table-cell office:value-type="string">
            <text:p>Click Charge icon</text:p>
          </table:table-cell>
          <table:covered-table-cell office:value-type="string">
            <text:p><text:s/>Mui box in alerts should be display in Drug Allergy icon</text:p>
          </table:covered-table-cell>
          <table:covered-table-cell/>
          <table:covered-table-cell office:value-type="string">
            <text:p>Load with 0-2 sec</text:p>
          </table:covered-table-cell>
          <table:covered-table-cell/>
          <table:covered-table-cell office:value-type="string">
            <text:p>NA</text:p>
          </table:covered-table-cell>
          <table:covered-table-cell/>
          <table:covered-table-cell office:value-type="string">
            <text:p>Pass</text:p>
          </table:covered-table-cell>
          <table:table-cell table:number-columns-repeated="1011"/>
        </table:table-row>
        <table:table-row table:style-name="ro6">
          <table:table-cell office:value-type="float" office:value="8">
            <text:p>8</text:p>
          </table:table-cell>
          <table:table-cell office:value-type="string">
            <text:p>To check that Doctor Module <text:s/>- Drug Allergy Icon</text:p>
          </table:table-cell>
          <table:table-cell office:value-type="string">
            <text:p>Positive</text:p>
          </table:table-cell>
          <table:table-cell table:style-name="ce2" office:value-type="string">
            <text:p>Vijay joseph</text:p>
          </table:table-cell>
          <table:table-cell office:value-type="float" office:value="1">
            <text:p>1</text:p>
          </table:table-cell>
          <table:table-cell office:value-type="string">
            <text:p>Click left side Doctor Module <text:s/>Created by IP workflow</text:p>
          </table:table-cell>
          <table:table-cell office:value-type="string">
            <text:p>Drug Allergy icon should be display </text:p>
          </table:table-cell>
          <table:table-cell office:value-type="string">
            <text:p>Drug Allergy icon displayed </text:p>
          </table:table-cell>
          <table:table-cell office:value-type="string">
            <text:p>Load with 0-2 sec</text:p>
          </table:table-cell>
          <table:table-cell office:value-type="string">
            <text:p>Loaded with 0-2 sec</text:p>
          </table:table-cell>
          <table:table-cell table:number-columns-repeated="2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6">
          <table:table-cell office:value-type="float" office:value="9" table:number-columns-spanned="1" table:number-rows-spanned="2">
            <text:p>9</text:p>
          </table:table-cell>
          <table:table-cell office:value-type="string" table:number-columns-spanned="1" table:number-rows-spanned="2">
            <text:p>To check that Doctor Module office - Mui box Drug Allergy Icon</text:p>
          </table:table-cell>
          <table:table-cell office:value-type="string" table:number-columns-spanned="1" table:number-rows-spanned="2">
            <text:p>Positive</text:p>
          </table:table-cell>
          <table:table-cell table:style-name="ce2" office:value-type="string" table:number-columns-spanned="1" table:number-rows-spanned="2">
            <text:p>Vijay joseph</text:p>
          </table:table-cell>
          <table:table-cell office:value-type="float" office:value="1">
            <text:p>1</text:p>
          </table:table-cell>
          <table:table-cell office:value-type="string">
            <text:p>Click left side Doctor Module Workflow </text:p>
          </table:table-cell>
          <table:table-cell office:value-type="string" table:number-columns-spanned="1" table:number-rows-spanned="2">
            <text:p><text:s/>Mui box in alerts should be display in Drug Allergy icon</text:p>
          </table:table-cell>
          <table:table-cell office:value-type="string" table:number-columns-spanned="1" table:number-rows-spanned="2">
            <text:p><text:s/>Mui box in alerts <text:s/>displayed in Drug Allergy icon</text:p>
          </table:table-cell>
          <table:table-cell office:value-type="string" table:number-columns-spanned="1" table:number-rows-spanned="2">
            <text:p>Load with 0-2 sec</text:p>
          </table:table-cell>
          <table:table-cell office:value-type="string" table:number-columns-spanned="1" table:number-rows-spanned="2">
            <text:p>Load with 0-2 sec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11">
          <table:covered-table-cell/>
          <table:covered-table-cell office:value-type="string">
            <text:p>To check that IP Workflow- Mui box Drug Allergy Icon</text:p>
          </table:covered-table-cell>
          <table:covered-table-cell office:value-type="string">
            <text:p>Positive</text:p>
          </table:covered-table-cell>
          <table:covered-table-cell table:style-name="ce2" office:value-type="string">
            <text:p>Vijay joseph</text:p>
          </table:covered-table-cell>
          <table:table-cell office:value-type="float" office:value="2">
            <text:p>2</text:p>
          </table:table-cell>
          <table:table-cell office:value-type="string">
            <text:p>Click EMR icon</text:p>
          </table:table-cell>
          <table:covered-table-cell office:value-type="string">
            <text:p><text:s/>Mui box in alerts should be display in Drug Allergy icon</text:p>
          </table:covered-table-cell>
          <table:covered-table-cell/>
          <table:covered-table-cell office:value-type="string">
            <text:p>Load with 0-2 sec</text:p>
          </table:covered-table-cell>
          <table:covered-table-cell/>
          <table:covered-table-cell office:value-type="string">
            <text:p>NA</text:p>
          </table:covered-table-cell>
          <table:covered-table-cell/>
          <table:covered-table-cell office:value-type="string">
            <text:p>Pass</text:p>
          </table:covered-table-cell>
          <table:table-cell table:number-columns-repeated="1011"/>
        </table:table-row>
        <table:table-row table:style-name="ro14">
          <table:table-cell office:value-type="float" office:value="10">
            <text:p>10</text:p>
          </table:table-cell>
          <table:table-cell office:value-type="string">
            <text:p>To check that Diagnostic imaging - Drug Allergy Icon</text:p>
          </table:table-cell>
          <table:table-cell office:value-type="string">
            <text:p>Positive</text:p>
          </table:table-cell>
          <table:table-cell table:style-name="ce2" office:value-type="string">
            <text:p>Vijay joseph</text:p>
          </table:table-cell>
          <table:table-cell office:value-type="float" office:value="1">
            <text:p>1</text:p>
          </table:table-cell>
          <table:table-cell office:value-type="string">
            <text:p>Click left side Diagnostic imaging Created by IP workflow</text:p>
          </table:table-cell>
          <table:table-cell office:value-type="string">
            <text:p>Drug Allergy icon should be display</text:p>
          </table:table-cell>
          <table:table-cell office:value-type="string">
            <text:p>Drug Allergy icon displayed </text:p>
          </table:table-cell>
          <table:table-cell office:value-type="string">
            <text:p>Load with 0-2 sec</text:p>
          </table:table-cell>
          <table:table-cell office:value-type="string">
            <text:p>Loaded with 0-2 sec</text:p>
          </table:table-cell>
          <table:table-cell table:number-columns-repeated="2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13">
          <table:table-cell office:value-type="float" office:value="11" table:number-columns-spanned="1" table:number-rows-spanned="2">
            <text:p>11</text:p>
          </table:table-cell>
          <table:table-cell office:value-type="string" table:number-columns-spanned="1" table:number-rows-spanned="2">
            <text:p>To check that IP Workflow-Add Medical Alert icon</text:p>
          </table:table-cell>
          <table:table-cell office:value-type="string" table:number-columns-spanned="1" table:number-rows-spanned="2">
            <text:p>Positive</text:p>
          </table:table-cell>
          <table:table-cell table:style-name="ce2" office:value-type="string" table:number-columns-spanned="1" table:number-rows-spanned="2">
            <text:p><text:s/>Diabetes</text:p>
          </table:table-cell>
          <table:table-cell office:value-type="float" office:value="1">
            <text:p>1</text:p>
          </table:table-cell>
          <table:table-cell office:value-type="string">
            <text:p>Click CPOE icon</text:p>
          </table:table-cell>
          <table:table-cell office:value-type="string" table:number-columns-spanned="1" table:number-rows-spanned="2">
            <text:p>Medical Alerts add Confirmation <text:s/>message should be display</text:p>
          </table:table-cell>
          <table:table-cell office:value-type="string" table:number-columns-spanned="1" table:number-rows-spanned="2">
            <text:p>Medical Alerts add Confirmation message displayed</text:p>
          </table:table-cell>
          <table:table-cell office:value-type="string" table:number-columns-spanned="1" table:number-rows-spanned="2">
            <text:p>Load with 0-2 sec</text:p>
          </table:table-cell>
          <table:table-cell office:value-type="string" table:number-columns-spanned="1" table:number-rows-spanned="2">
            <text:p>Loaded with 0-2 sec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table:style-name="ce3"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5">
          <table:covered-table-cell office:value-type="float" office:value="2">
            <text:p>2</text:p>
          </table:covered-table-cell>
          <table:covered-table-cell office:value-type="string">
            <text:p>To check that IP Workflow-Add Drug Allergy</text:p>
          </table:covered-table-cell>
          <table:covered-table-cell office:value-type="string">
            <text:p>Positive</text:p>
          </table:covered-table-cell>
          <table:covered-table-cell table:style-name="ce2" office:value-type="string">
            <text:p>Aspirin</text:p>
          </table:covered-table-cell>
          <table:table-cell office:value-type="float" office:value="2">
            <text:p>2</text:p>
          </table:table-cell>
          <table:table-cell office:value-type="string">
            <text:p>Click Patient Medical info</text:p>
          </table:table-cell>
          <table:covered-table-cell/>
          <table:covered-table-cell table:style-name="ce7"/>
          <table:covered-table-cell table:number-columns-repeated="2"/>
          <table:covered-table-cell table:style-name="ce7"/>
          <table:covered-table-cell/>
          <table:covered-table-cell table:style-name="ce2"/>
          <table:table-cell table:number-columns-repeated="1011"/>
        </table:table-row>
        <table:table-row table:style-name="ro12">
          <table:table-cell office:value-type="float" office:value="12">
            <text:p>12</text:p>
          </table:table-cell>
          <table:table-cell office:value-type="string">
            <text:p>To check that IP Workflow- Drug and <text:s/>Medical Alert icon</text:p>
          </table:table-cell>
          <table:table-cell office:value-type="string">
            <text:p>Positive</text:p>
          </table:table-cell>
          <table:table-cell office:value-type="string">
            <text:p>Julie marrie</text:p>
          </table:table-cell>
          <table:table-cell office:value-type="float" office:value="1">
            <text:p>1</text:p>
          </table:table-cell>
          <table:table-cell office:value-type="string">
            <text:p>Click left side IP Workflow Created by IP workflow</text:p>
          </table:table-cell>
          <table:table-cell office:value-type="string">
            <text:p>Medical Alerts icon <text:s/>should be display </text:p>
          </table:table-cell>
          <table:table-cell office:value-type="string">
            <text:p>Medical Alerts icon <text:s/>displayed </text:p>
          </table:table-cell>
          <table:table-cell office:value-type="string">
            <text:p>Load with 0-2 sec</text:p>
          </table:table-cell>
          <table:table-cell office:value-type="string">
            <text:p>Loaded with 0-2 sec</text:p>
          </table:table-cell>
          <table:table-cell table:number-columns-repeated="2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4">
          <table:table-cell office:value-type="float" office:value="13" table:number-columns-spanned="1" table:number-rows-spanned="2">
            <text:p>13</text:p>
          </table:table-cell>
          <table:table-cell office:value-type="string" table:number-columns-spanned="1" table:number-rows-spanned="2">
            <text:p>To check that IP Workflow- Mui box Medical Alert Icon</text:p>
          </table:table-cell>
          <table:table-cell office:value-type="string" table:number-columns-spanned="1" table:number-rows-spanned="2">
            <text:p>Positive</text:p>
          </table:table-cell>
          <table:table-cell office:value-type="string" table:number-columns-spanned="1" table:number-rows-spanned="2">
            <text:p>Julie marrie</text:p>
          </table:table-cell>
          <table:table-cell office:value-type="float" office:value="1">
            <text:p>1</text:p>
          </table:table-cell>
          <table:table-cell office:value-type="string">
            <text:p>Click left side IP Workflow </text:p>
          </table:table-cell>
          <table:table-cell office:value-type="string" table:number-columns-spanned="1" table:number-rows-spanned="2">
            <text:p><text:s/>Mui box in alerts should be display in Medical Alerts icon</text:p>
          </table:table-cell>
          <table:table-cell office:value-type="string" table:number-columns-spanned="1" table:number-rows-spanned="2">
            <text:p><text:s/>Mui box in alerts <text:s/>displayed in Medical Alerts icon</text:p>
          </table:table-cell>
          <table:table-cell office:value-type="string" table:number-columns-spanned="1" table:number-rows-spanned="2">
            <text:p>Load with 0-2 sec</text:p>
          </table:table-cell>
          <table:table-cell office:value-type="string" table:number-columns-spanned="1" table:number-rows-spanned="2">
            <text:p>Load with 0-2 sec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4">
          <table:covered-table-cell/>
          <table:covered-table-cell office:value-type="string">
            <text:p>To check that IP Workflow- Mui box Drug Allergy Icon</text:p>
          </table:covered-table-cell>
          <table:covered-table-cell office:value-type="string">
            <text:p>Positive</text:p>
          </table:covered-table-cell>
          <table:covered-table-cell office:value-type="string">
            <text:p>Julie marrie</text:p>
          </table:covered-table-cell>
          <table:table-cell office:value-type="float" office:value="2">
            <text:p>2</text:p>
          </table:table-cell>
          <table:table-cell office:value-type="string">
            <text:p>Click CPOE icon</text:p>
          </table:table-cell>
          <table:covered-table-cell office:value-type="string">
            <text:p><text:s/>Mui box in alerts should be display in Drug Allergy icon</text:p>
          </table:covered-table-cell>
          <table:covered-table-cell/>
          <table:covered-table-cell office:value-type="string">
            <text:p>Load with 0-2 sec</text:p>
          </table:covered-table-cell>
          <table:covered-table-cell/>
          <table:covered-table-cell office:value-type="string">
            <text:p>NA</text:p>
          </table:covered-table-cell>
          <table:covered-table-cell/>
          <table:covered-table-cell office:value-type="string">
            <text:p>Pass</text:p>
          </table:covered-table-cell>
          <table:table-cell table:number-columns-repeated="1011"/>
        </table:table-row>
        <table:table-row table:style-name="ro6">
          <table:table-cell office:value-type="float" office:value="14">
            <text:p>14</text:p>
          </table:table-cell>
          <table:table-cell office:value-type="string">
            <text:p>To check that Business office – Medical Alert Icon</text:p>
          </table:table-cell>
          <table:table-cell office:value-type="string">
            <text:p>Positive</text:p>
          </table:table-cell>
          <table:table-cell office:value-type="string">
            <text:p>Julie marrie</text:p>
          </table:table-cell>
          <table:table-cell office:value-type="float" office:value="1">
            <text:p>1</text:p>
          </table:table-cell>
          <table:table-cell office:value-type="string">
            <text:p>Click left side Business office Created by IP workflow</text:p>
          </table:table-cell>
          <table:table-cell office:value-type="string">
            <text:p>Medical Alerts icon should be display</text:p>
          </table:table-cell>
          <table:table-cell office:value-type="string">
            <text:p>Medical Alerts <text:s/>icon <text:s/>displayed </text:p>
          </table:table-cell>
          <table:table-cell office:value-type="string">
            <text:p>Load with 0-2 sec</text:p>
          </table:table-cell>
          <table:table-cell office:value-type="string">
            <text:p>Loaded with 0-2 sec</text:p>
          </table:table-cell>
          <table:table-cell table:number-columns-repeated="2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6">
          <table:table-cell office:value-type="float" office:value="15" table:number-columns-spanned="1" table:number-rows-spanned="2">
            <text:p>15</text:p>
          </table:table-cell>
          <table:table-cell office:value-type="string" table:number-columns-spanned="1" table:number-rows-spanned="2">
            <text:p>To check that Business office - Mui box Drug Allergy Icon</text:p>
          </table:table-cell>
          <table:table-cell office:value-type="string" table:number-columns-spanned="1" table:number-rows-spanned="2">
            <text:p>Positive</text:p>
          </table:table-cell>
          <table:table-cell office:value-type="string" table:number-columns-spanned="1" table:number-rows-spanned="2">
            <text:p>Julie marrie</text:p>
          </table:table-cell>
          <table:table-cell office:value-type="float" office:value="1">
            <text:p>1</text:p>
          </table:table-cell>
          <table:table-cell office:value-type="string">
            <text:p>Click left side Business Office Workflow </text:p>
          </table:table-cell>
          <table:table-cell office:value-type="string" table:number-columns-spanned="1" table:number-rows-spanned="2">
            <text:p><text:s/>Mui box in alerts should be display Medical Alerts icon</text:p>
          </table:table-cell>
          <table:table-cell office:value-type="string" table:number-columns-spanned="1" table:number-rows-spanned="2">
            <text:p><text:s/>Mui box in alerts <text:s/>displayed in Medical Alerts icon</text:p>
          </table:table-cell>
          <table:table-cell office:value-type="string" table:number-columns-spanned="1" table:number-rows-spanned="2">
            <text:p>Load with 0-2 sec</text:p>
          </table:table-cell>
          <table:table-cell office:value-type="string" table:number-columns-spanned="1" table:number-rows-spanned="2">
            <text:p>Load with 0-2 sec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11">
          <table:covered-table-cell/>
          <table:covered-table-cell office:value-type="string">
            <text:p>To check that IP Workflow- Mui box Drug Allergy Icon</text:p>
          </table:covered-table-cell>
          <table:covered-table-cell office:value-type="string">
            <text:p>Positive</text:p>
          </table:covered-table-cell>
          <table:covered-table-cell office:value-type="string">
            <text:p>Julie marrie</text:p>
          </table:covered-table-cell>
          <table:table-cell office:value-type="float" office:value="2">
            <text:p>2</text:p>
          </table:table-cell>
          <table:table-cell office:value-type="string">
            <text:p>Click Charge icon</text:p>
          </table:table-cell>
          <table:covered-table-cell office:value-type="string">
            <text:p><text:s/>Mui box in alerts should be display in Drug Allergy icon</text:p>
          </table:covered-table-cell>
          <table:covered-table-cell/>
          <table:covered-table-cell office:value-type="string">
            <text:p>Load with 0-2 sec</text:p>
          </table:covered-table-cell>
          <table:covered-table-cell/>
          <table:covered-table-cell office:value-type="string">
            <text:p>NA</text:p>
          </table:covered-table-cell>
          <table:covered-table-cell/>
          <table:covered-table-cell office:value-type="string">
            <text:p>Pass</text:p>
          </table:covered-table-cell>
          <table:table-cell table:number-columns-repeated="1011"/>
        </table:table-row>
        <table:table-row table:style-name="ro6">
          <table:table-cell office:value-type="float" office:value="16">
            <text:p>16</text:p>
          </table:table-cell>
          <table:table-cell office:value-type="string">
            <text:p>To check that OP Workflow – Medical Alert Icon</text:p>
          </table:table-cell>
          <table:table-cell office:value-type="string">
            <text:p>Positive</text:p>
          </table:table-cell>
          <table:table-cell office:value-type="string">
            <text:p>Julie marrie</text:p>
          </table:table-cell>
          <table:table-cell office:value-type="float" office:value="1">
            <text:p>1</text:p>
          </table:table-cell>
          <table:table-cell office:value-type="string">
            <text:p>Click left side OP Workflow <text:s/>Created by IP workflow</text:p>
          </table:table-cell>
          <table:table-cell office:value-type="string">
            <text:p>Medical Alerts icon should be display</text:p>
          </table:table-cell>
          <table:table-cell office:value-type="string">
            <text:p>Medical Alerts icon <text:s/>displayed </text:p>
          </table:table-cell>
          <table:table-cell office:value-type="string">
            <text:p>Load with 0-2 sec</text:p>
          </table:table-cell>
          <table:table-cell office:value-type="string">
            <text:p>Loaded with 0-2 sec</text:p>
          </table:table-cell>
          <table:table-cell table:number-columns-repeated="2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4">
          <table:table-cell office:value-type="float" office:value="17" table:number-columns-spanned="1" table:number-rows-spanned="2">
            <text:p>17</text:p>
          </table:table-cell>
          <table:table-cell office:value-type="string" table:number-columns-spanned="1" table:number-rows-spanned="2">
            <text:p>To check that OP Workflow - Mui box Medical Alert Icon</text:p>
          </table:table-cell>
          <table:table-cell office:value-type="string" table:number-columns-spanned="1" table:number-rows-spanned="2">
            <text:p>Positive</text:p>
          </table:table-cell>
          <table:table-cell office:value-type="string" table:number-columns-spanned="1" table:number-rows-spanned="2">
            <text:p>Julie marrie</text:p>
          </table:table-cell>
          <table:table-cell office:value-type="float" office:value="1">
            <text:p>1</text:p>
          </table:table-cell>
          <table:table-cell office:value-type="string">
            <text:p>Click left side OP Workflow </text:p>
          </table:table-cell>
          <table:table-cell office:value-type="string" table:number-columns-spanned="1" table:number-rows-spanned="2">
            <text:p><text:s/>Mui box in alerts should be display Medical Alerts icon</text:p>
          </table:table-cell>
          <table:table-cell office:value-type="string" table:number-columns-spanned="1" table:number-rows-spanned="2">
            <text:p><text:s/>Mui box in alerts <text:s/>displayed in Medical Alerts icon</text:p>
          </table:table-cell>
          <table:table-cell office:value-type="string" table:number-columns-spanned="1" table:number-rows-spanned="2">
            <text:p>Load with 0-2 sec</text:p>
          </table:table-cell>
          <table:table-cell office:value-type="string" table:number-columns-spanned="1" table:number-rows-spanned="2">
            <text:p>Load with 0-2 sec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11">
          <table:covered-table-cell/>
          <table:covered-table-cell office:value-type="string">
            <text:p>To check that IP Workflow- Mui box Drug Allergy Icon</text:p>
          </table:covered-table-cell>
          <table:covered-table-cell office:value-type="string">
            <text:p>Positive</text:p>
          </table:covered-table-cell>
          <table:covered-table-cell office:value-type="string">
            <text:p>Julie marrie</text:p>
          </table:covered-table-cell>
          <table:table-cell office:value-type="float" office:value="2">
            <text:p>2</text:p>
          </table:table-cell>
          <table:table-cell office:value-type="string">
            <text:p>Click Charge icon</text:p>
          </table:table-cell>
          <table:covered-table-cell office:value-type="string">
            <text:p><text:s/>Mui box in alerts should be display in Drug Allergy icon</text:p>
          </table:covered-table-cell>
          <table:covered-table-cell/>
          <table:covered-table-cell office:value-type="string">
            <text:p>Load with 0-2 sec</text:p>
          </table:covered-table-cell>
          <table:covered-table-cell/>
          <table:covered-table-cell office:value-type="string">
            <text:p>NA</text:p>
          </table:covered-table-cell>
          <table:covered-table-cell/>
          <table:covered-table-cell office:value-type="string">
            <text:p>Pass</text:p>
          </table:covered-table-cell>
          <table:table-cell table:number-columns-repeated="1011"/>
        </table:table-row>
        <table:table-row table:style-name="ro6">
          <table:table-cell office:value-type="float" office:value="18">
            <text:p>18</text:p>
          </table:table-cell>
          <table:table-cell office:value-type="string">
            <text:p>To check that Doctor Module <text:s/>- Medical Alert Icon</text:p>
          </table:table-cell>
          <table:table-cell office:value-type="string">
            <text:p>Positive</text:p>
          </table:table-cell>
          <table:table-cell office:value-type="string">
            <text:p>Julie marrie</text:p>
          </table:table-cell>
          <table:table-cell office:value-type="float" office:value="1">
            <text:p>1</text:p>
          </table:table-cell>
          <table:table-cell office:value-type="string">
            <text:p>Click left side Doctor Module <text:s/>Created by IP workflow</text:p>
          </table:table-cell>
          <table:table-cell office:value-type="string">
            <text:p>Medical Alerts icon should be display </text:p>
          </table:table-cell>
          <table:table-cell office:value-type="string">
            <text:p>Medical Alerts icon displayed </text:p>
          </table:table-cell>
          <table:table-cell office:value-type="string">
            <text:p>Load with 0-2 sec</text:p>
          </table:table-cell>
          <table:table-cell office:value-type="string">
            <text:p>Loaded with 0-2 sec</text:p>
          </table:table-cell>
          <table:table-cell table:number-columns-repeated="2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6">
          <table:table-cell office:value-type="float" office:value="19" table:number-columns-spanned="1" table:number-rows-spanned="2">
            <text:p>19</text:p>
          </table:table-cell>
          <table:table-cell office:value-type="string" table:number-columns-spanned="1" table:number-rows-spanned="2">
            <text:p>To check that Doctor Module office - Mui box Medical Alert Icon</text:p>
          </table:table-cell>
          <table:table-cell office:value-type="string" table:number-columns-spanned="1" table:number-rows-spanned="2">
            <text:p>Positive</text:p>
          </table:table-cell>
          <table:table-cell office:value-type="string" table:number-columns-spanned="1" table:number-rows-spanned="2">
            <text:p>Julie marrie</text:p>
          </table:table-cell>
          <table:table-cell office:value-type="float" office:value="1">
            <text:p>1</text:p>
          </table:table-cell>
          <table:table-cell office:value-type="string">
            <text:p>Click left side Doctor Module Workflow </text:p>
          </table:table-cell>
          <table:table-cell office:value-type="string" table:number-columns-spanned="1" table:number-rows-spanned="2">
            <text:p><text:s/>Mui box in alerts should be display in Medical Alerts icon</text:p>
          </table:table-cell>
          <table:table-cell office:value-type="string" table:number-columns-spanned="1" table:number-rows-spanned="2">
            <text:p><text:s/>Mui box in alerts <text:s/>displayed in Medical Alerts icon</text:p>
          </table:table-cell>
          <table:table-cell office:value-type="string" table:number-columns-spanned="1" table:number-rows-spanned="2">
            <text:p>Load with 0-2 sec</text:p>
          </table:table-cell>
          <table:table-cell office:value-type="string" table:number-columns-spanned="1" table:number-rows-spanned="2">
            <text:p>Load with 0-2 sec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11">
          <table:covered-table-cell/>
          <table:covered-table-cell office:value-type="string">
            <text:p>To check that IP Workflow- Mui box Drug Allergy Icon</text:p>
          </table:covered-table-cell>
          <table:covered-table-cell office:value-type="string">
            <text:p>Positive</text:p>
          </table:covered-table-cell>
          <table:covered-table-cell office:value-type="string">
            <text:p>Julie marrie</text:p>
          </table:covered-table-cell>
          <table:table-cell office:value-type="float" office:value="2">
            <text:p>2</text:p>
          </table:table-cell>
          <table:table-cell office:value-type="string">
            <text:p>Click EMR icon</text:p>
          </table:table-cell>
          <table:covered-table-cell office:value-type="string">
            <text:p><text:s/>Mui box in alerts should be display in Drug Allergy icon</text:p>
          </table:covered-table-cell>
          <table:covered-table-cell/>
          <table:covered-table-cell office:value-type="string">
            <text:p>Load with 0-2 sec</text:p>
          </table:covered-table-cell>
          <table:covered-table-cell/>
          <table:covered-table-cell office:value-type="string">
            <text:p>NA</text:p>
          </table:covered-table-cell>
          <table:covered-table-cell/>
          <table:covered-table-cell office:value-type="string">
            <text:p>Pass</text:p>
          </table:covered-table-cell>
          <table:table-cell table:number-columns-repeated="1011"/>
        </table:table-row>
        <table:table-row table:style-name="ro15">
          <table:table-cell office:value-type="float" office:value="20">
            <text:p>20</text:p>
          </table:table-cell>
          <table:table-cell office:value-type="string">
            <text:p>To check that Diagnostic imaging – Medical Alert Icon</text:p>
          </table:table-cell>
          <table:table-cell office:value-type="string">
            <text:p>Positive</text:p>
          </table:table-cell>
          <table:table-cell office:value-type="string">
            <text:p>Julie marrie</text:p>
          </table:table-cell>
          <table:table-cell office:value-type="float" office:value="1">
            <text:p>1</text:p>
          </table:table-cell>
          <table:table-cell office:value-type="string">
            <text:p>Click left side Diagnostic imaging .Created <text:s/>by <text:s/>Doctors Module</text:p>
          </table:table-cell>
          <table:table-cell office:value-type="string">
            <text:p>Medical Alerts icon should be display</text:p>
          </table:table-cell>
          <table:table-cell office:value-type="string">
            <text:p>Medical Alerts icon displayed</text:p>
          </table:table-cell>
          <table:table-cell office:value-type="string">
            <text:p>Load with 0-2 sec</text:p>
          </table:table-cell>
          <table:table-cell office:value-type="string">
            <text:p>Loaded with 0-2 sec</text:p>
          </table:table-cell>
          <table:table-cell table:number-columns-repeated="2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9">
          <table:table-cell office:value-type="float" office:value="21" table:number-columns-spanned="1" table:number-rows-spanned="2">
            <text:p>21</text:p>
          </table:table-cell>
          <table:table-cell office:value-type="string" table:number-columns-spanned="1" table:number-rows-spanned="2">
            <text:p>To check that OP Workflow-Add Drug Allergy and <text:s/>Medical Alert icon Allergy Icon</text:p>
          </table:table-cell>
          <table:table-cell office:value-type="string" table:number-columns-spanned="1" table:number-rows-spanned="2">
            <text:p>Positive</text:p>
          </table:table-cell>
          <table:table-cell table:style-name="ce2" office:value-type="string" table:number-columns-spanned="1" table:number-rows-spanned="2">
            <text:p>Aspirin and <text:s/>Diabetes</text:p>
          </table:table-cell>
          <table:table-cell office:value-type="float" office:value="1">
            <text:p>1</text:p>
          </table:table-cell>
          <table:table-cell office:value-type="string">
            <text:p>Click CPOE icon</text:p>
          </table:table-cell>
          <table:table-cell office:value-type="string" table:number-columns-spanned="1" table:number-rows-spanned="2">
            <text:p>Drug Allergy and Medical Alerts add Popup message should be display</text:p>
          </table:table-cell>
          <table:table-cell office:value-type="string" table:number-columns-spanned="1" table:number-rows-spanned="2">
            <text:p>Drug Allergy and Medical Alerts add Popup message displayed</text:p>
          </table:table-cell>
          <table:table-cell office:value-type="string" table:number-columns-spanned="1" table:number-rows-spanned="2">
            <text:p>Load with 0-2 sec</text:p>
          </table:table-cell>
          <table:table-cell office:value-type="string" table:number-columns-spanned="1" table:number-rows-spanned="2">
            <text:p>Loaded with 0-2 sec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table:style-name="ce3"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16">
          <table:covered-table-cell office:value-type="float" office:value="2">
            <text:p>2</text:p>
          </table:covered-table-cell>
          <table:covered-table-cell office:value-type="string">
            <text:p>To check that IP Workflow-Add Drug Allergy</text:p>
          </table:covered-table-cell>
          <table:covered-table-cell office:value-type="string">
            <text:p>Positive</text:p>
          </table:covered-table-cell>
          <table:covered-table-cell table:style-name="ce2" office:value-type="string">
            <text:p>Aspirin</text:p>
          </table:covered-table-cell>
          <table:table-cell office:value-type="float" office:value="2">
            <text:p>2</text:p>
          </table:table-cell>
          <table:table-cell office:value-type="string">
            <text:p>Click Patient Medical info</text:p>
          </table:table-cell>
          <table:covered-table-cell/>
          <table:covered-table-cell table:style-name="ce7"/>
          <table:covered-table-cell table:number-columns-repeated="2"/>
          <table:covered-table-cell table:style-name="ce7"/>
          <table:covered-table-cell/>
          <table:covered-table-cell table:style-name="ce2"/>
          <table:table-cell table:number-columns-repeated="1011"/>
        </table:table-row>
        <table:table-row table:style-name="ro17">
          <table:table-cell office:value-type="float" office:value="22">
            <text:p>22</text:p>
          </table:table-cell>
          <table:table-cell office:value-type="string">
            <text:p>To check that IP Workflow- Medical Alert icon and Drug Allergy Icon</text:p>
          </table:table-cell>
          <table:table-cell office:value-type="string">
            <text:p>Positive</text:p>
          </table:table-cell>
          <table:table-cell office:value-type="string">
            <text:p><text:s/>Surya Lingam</text:p>
          </table:table-cell>
          <table:table-cell office:value-type="float" office:value="1">
            <text:p>1</text:p>
          </table:table-cell>
          <table:table-cell office:value-type="string">
            <text:p>Click left side IP Workflow Created by OP workflow</text:p>
          </table:table-cell>
          <table:table-cell office:value-type="string">
            <text:p>Drug Allergy and Medical Alerts <text:s/>icon <text:s/>should be display </text:p>
          </table:table-cell>
          <table:table-cell office:value-type="string">
            <text:p>Drug Allergy and Medical Alerts icon <text:s/>displayed <text:s/></text:p>
          </table:table-cell>
          <table:table-cell office:value-type="string">
            <text:p>Load with 0-2 sec</text:p>
          </table:table-cell>
          <table:table-cell office:value-type="string">
            <text:p>Loaded with 0-2 sec</text:p>
          </table:table-cell>
          <table:table-cell table:number-columns-repeated="2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18">
          <table:table-cell office:value-type="float" office:value="23" table:number-columns-spanned="1" table:number-rows-spanned="2">
            <text:p>23</text:p>
          </table:table-cell>
          <table:table-cell office:value-type="string" table:number-columns-spanned="1" table:number-rows-spanned="2">
            <text:p>To check that IP Workflow- Mui box Drug Allergy and Medical Alert icon</text:p>
          </table:table-cell>
          <table:table-cell office:value-type="string" table:number-columns-spanned="1" table:number-rows-spanned="2">
            <text:p>Positive</text:p>
          </table:table-cell>
          <table:table-cell office:value-type="string" table:number-columns-spanned="1" table:number-rows-spanned="2">
            <text:p><text:s/>Surya Lingam</text:p>
          </table:table-cell>
          <table:table-cell office:value-type="float" office:value="1">
            <text:p>1</text:p>
          </table:table-cell>
          <table:table-cell office:value-type="string">
            <text:p>Click left side IP Workflow </text:p>
          </table:table-cell>
          <table:table-cell office:value-type="string" table:number-columns-spanned="1" table:number-rows-spanned="2">
            <text:p><text:s/>Mui box in alerts should be display in Drug Allergy and Medical Alerts icon</text:p>
          </table:table-cell>
          <table:table-cell office:value-type="string" table:number-columns-spanned="1" table:number-rows-spanned="2">
            <text:p><text:s/>Mui box in alerts <text:s/>displayed in Drug Allergy and Medical Alerts icon</text:p>
          </table:table-cell>
          <table:table-cell office:value-type="string" table:number-columns-spanned="1" table:number-rows-spanned="2">
            <text:p>Load with 0-2 sec</text:p>
          </table:table-cell>
          <table:table-cell office:value-type="string" table:number-columns-spanned="1" table:number-rows-spanned="2">
            <text:p>Load with 0-2 sec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9">
          <table:covered-table-cell/>
          <table:covered-table-cell office:value-type="string">
            <text:p>To check that IP Workflow- Mui box Drug Allergy Icon</text:p>
          </table:covered-table-cell>
          <table:covered-table-cell office:value-type="string">
            <text:p>Positive</text:p>
          </table:covered-table-cell>
          <table:covered-table-cell office:value-type="string">
            <text:p><text:s/>Surya Lingam</text:p>
          </table:covered-table-cell>
          <table:table-cell office:value-type="float" office:value="2">
            <text:p>2</text:p>
          </table:table-cell>
          <table:table-cell office:value-type="string">
            <text:p>Click CPOE icon</text:p>
          </table:table-cell>
          <table:covered-table-cell office:value-type="string">
            <text:p><text:s/>Mui box in alerts should be display in Drug Allergy icon</text:p>
          </table:covered-table-cell>
          <table:covered-table-cell/>
          <table:covered-table-cell office:value-type="string">
            <text:p>Load with 0-2 sec</text:p>
          </table:covered-table-cell>
          <table:covered-table-cell/>
          <table:covered-table-cell office:value-type="string">
            <text:p>NA</text:p>
          </table:covered-table-cell>
          <table:covered-table-cell/>
          <table:covered-table-cell office:value-type="string">
            <text:p>Pass</text:p>
          </table:covered-table-cell>
          <table:table-cell table:number-columns-repeated="1011"/>
        </table:table-row>
        <table:table-row table:style-name="ro14">
          <table:table-cell office:value-type="float" office:value="24">
            <text:p>24</text:p>
          </table:table-cell>
          <table:table-cell office:value-type="string">
            <text:p>To check that Business office – Medical Alert Icon and Drug Allergy Icon</text:p>
          </table:table-cell>
          <table:table-cell office:value-type="string">
            <text:p>Positive</text:p>
          </table:table-cell>
          <table:table-cell office:value-type="string">
            <text:p>Surya Lingam</text:p>
          </table:table-cell>
          <table:table-cell office:value-type="float" office:value="1">
            <text:p>1</text:p>
          </table:table-cell>
          <table:table-cell office:value-type="string">
            <text:p>Click left side Business office Created by OP workflow</text:p>
          </table:table-cell>
          <table:table-cell office:value-type="string">
            <text:p>Drug Allergy and Medical Alerts icon should be display</text:p>
          </table:table-cell>
          <table:table-cell office:value-type="string">
            <text:p>Drug Allergy and Medical Alerts icon <text:s/>displayed</text:p>
          </table:table-cell>
          <table:table-cell office:value-type="string">
            <text:p>Load with 0-2 sec</text:p>
          </table:table-cell>
          <table:table-cell office:value-type="string">
            <text:p>Loaded with 0-2 sec</text:p>
          </table:table-cell>
          <table:table-cell table:number-columns-repeated="2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19">
          <table:table-cell office:value-type="float" office:value="25" table:number-columns-spanned="1" table:number-rows-spanned="2">
            <text:p>25</text:p>
          </table:table-cell>
          <table:table-cell office:value-type="string" table:number-columns-spanned="1" table:number-rows-spanned="2">
            <text:p>To check that Business office - Mui box Drug Allergy and Medical Alert icon</text:p>
          </table:table-cell>
          <table:table-cell office:value-type="string" table:number-columns-spanned="1" table:number-rows-spanned="2">
            <text:p>Positive</text:p>
          </table:table-cell>
          <table:table-cell office:value-type="string" table:number-columns-spanned="1" table:number-rows-spanned="2">
            <text:p><text:s/>Surya Lingam</text:p>
          </table:table-cell>
          <table:table-cell office:value-type="float" office:value="1">
            <text:p>1</text:p>
          </table:table-cell>
          <table:table-cell office:value-type="string">
            <text:p>Click left side Business office <text:s/></text:p>
          </table:table-cell>
          <table:table-cell office:value-type="string" table:number-columns-spanned="1" table:number-rows-spanned="2">
            <text:p><text:s/>Mui box in alerts should be display in Drug Allergy and Medical Alerts icon</text:p>
          </table:table-cell>
          <table:table-cell office:value-type="string" table:number-columns-spanned="1" table:number-rows-spanned="2">
            <text:p><text:s/>Mui box in alerts <text:s/>displayed in Drug Allergy and Medical Alerts icon</text:p>
          </table:table-cell>
          <table:table-cell office:value-type="string" table:number-columns-spanned="1" table:number-rows-spanned="2">
            <text:p>Load with 0-2 sec</text:p>
          </table:table-cell>
          <table:table-cell office:value-type="string" table:number-columns-spanned="1" table:number-rows-spanned="2">
            <text:p>Load with 0-2 sec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16">
          <table:covered-table-cell/>
          <table:covered-table-cell office:value-type="string">
            <text:p>To check that IP Workflow- Mui box Drug Allergy Icon</text:p>
          </table:covered-table-cell>
          <table:covered-table-cell office:value-type="string">
            <text:p>Positive</text:p>
          </table:covered-table-cell>
          <table:covered-table-cell office:value-type="string">
            <text:p><text:s/>Surya Lingam</text:p>
          </table:covered-table-cell>
          <table:table-cell office:value-type="float" office:value="2">
            <text:p>2</text:p>
          </table:table-cell>
          <table:table-cell office:value-type="string">
            <text:p>Click Charge icon</text:p>
          </table:table-cell>
          <table:covered-table-cell office:value-type="string">
            <text:p><text:s/>Mui box in alerts should be display in Drug Allergy icon</text:p>
          </table:covered-table-cell>
          <table:covered-table-cell/>
          <table:covered-table-cell office:value-type="string">
            <text:p>Load with 0-2 sec</text:p>
          </table:covered-table-cell>
          <table:covered-table-cell/>
          <table:covered-table-cell office:value-type="string">
            <text:p>NA</text:p>
          </table:covered-table-cell>
          <table:covered-table-cell/>
          <table:covered-table-cell office:value-type="string">
            <text:p>Pass</text:p>
          </table:covered-table-cell>
          <table:table-cell table:number-columns-repeated="1011"/>
        </table:table-row>
        <table:table-row table:style-name="ro14">
          <table:table-cell office:value-type="float" office:value="26">
            <text:p>26</text:p>
          </table:table-cell>
          <table:table-cell office:value-type="string">
            <text:p>To check that OP Workflow – Medical Alert Icon and Drug Allergy Icon</text:p>
          </table:table-cell>
          <table:table-cell office:value-type="string">
            <text:p>Positive</text:p>
          </table:table-cell>
          <table:table-cell office:value-type="string">
            <text:p>Surya Lingam</text:p>
          </table:table-cell>
          <table:table-cell office:value-type="float" office:value="1">
            <text:p>1</text:p>
          </table:table-cell>
          <table:table-cell office:value-type="string">
            <text:p>Click left side OP Workflow Created by IP workflow</text:p>
          </table:table-cell>
          <table:table-cell office:value-type="string">
            <text:p>Drug Allergy and Medical Alerts icon should be display </text:p>
          </table:table-cell>
          <table:table-cell office:value-type="string">
            <text:p>Drug Allergy and Medical Alerts icon displayed </text:p>
          </table:table-cell>
          <table:table-cell office:value-type="string">
            <text:p>Load with 0-2 sec</text:p>
          </table:table-cell>
          <table:table-cell office:value-type="string">
            <text:p>Loaded with 0-2 sec</text:p>
          </table:table-cell>
          <table:table-cell table:number-columns-repeated="2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19">
          <table:table-cell office:value-type="float" office:value="27" table:number-columns-spanned="1" table:number-rows-spanned="2">
            <text:p>27</text:p>
          </table:table-cell>
          <table:table-cell office:value-type="string" table:number-columns-spanned="1" table:number-rows-spanned="2">
            <text:p>To check that Business office - Mui box Drug Allergy and Medical Alert icon</text:p>
          </table:table-cell>
          <table:table-cell office:value-type="string" table:number-columns-spanned="1" table:number-rows-spanned="2">
            <text:p>Positive</text:p>
          </table:table-cell>
          <table:table-cell office:value-type="string" table:number-columns-spanned="1" table:number-rows-spanned="2">
            <text:p><text:s/>Surya Lingam</text:p>
          </table:table-cell>
          <table:table-cell office:value-type="float" office:value="1">
            <text:p>1</text:p>
          </table:table-cell>
          <table:table-cell office:value-type="string">
            <text:p>Click left side Business office <text:s/>Workflow </text:p>
          </table:table-cell>
          <table:table-cell office:value-type="string" table:number-columns-spanned="1" table:number-rows-spanned="2">
            <text:p><text:s/>Mui box in alerts should be display in Drug Allergy and Medical Alerts icon</text:p>
          </table:table-cell>
          <table:table-cell office:value-type="string" table:number-columns-spanned="1" table:number-rows-spanned="2">
            <text:p><text:s/>Mui box in alerts <text:s/>displayed in Drug Allergy and Medical Alerts icon</text:p>
          </table:table-cell>
          <table:table-cell office:value-type="string" table:number-columns-spanned="1" table:number-rows-spanned="2">
            <text:p>Load with 0-2 sec</text:p>
          </table:table-cell>
          <table:table-cell office:value-type="string" table:number-columns-spanned="1" table:number-rows-spanned="2">
            <text:p>Load with 0-2 sec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20">
          <table:covered-table-cell/>
          <table:covered-table-cell office:value-type="string">
            <text:p>To check that IP Workflow- Mui box Drug Allergy Icon</text:p>
          </table:covered-table-cell>
          <table:covered-table-cell office:value-type="string">
            <text:p>Positive</text:p>
          </table:covered-table-cell>
          <table:covered-table-cell office:value-type="string">
            <text:p><text:s/>Surya Lingam</text:p>
          </table:covered-table-cell>
          <table:table-cell office:value-type="float" office:value="2">
            <text:p>2</text:p>
          </table:table-cell>
          <table:table-cell office:value-type="string">
            <text:p>Click Charge icon</text:p>
          </table:table-cell>
          <table:covered-table-cell office:value-type="string">
            <text:p><text:s/>Mui box in alerts should be display in Drug Allergy icon</text:p>
          </table:covered-table-cell>
          <table:covered-table-cell/>
          <table:covered-table-cell office:value-type="string">
            <text:p>Load with 0-2 sec</text:p>
          </table:covered-table-cell>
          <table:covered-table-cell/>
          <table:covered-table-cell office:value-type="string">
            <text:p>NA</text:p>
          </table:covered-table-cell>
          <table:covered-table-cell/>
          <table:covered-table-cell office:value-type="string">
            <text:p>Pass</text:p>
          </table:covered-table-cell>
          <table:table-cell table:number-columns-repeated="1011"/>
        </table:table-row>
        <table:table-row table:style-name="ro21">
          <table:table-cell office:value-type="float" office:value="28">
            <text:p>28</text:p>
          </table:table-cell>
          <table:table-cell office:value-type="string">
            <text:p>To check that Doctor Module <text:s/>- Medical Alert Icon and Drug Allergy Icon</text:p>
          </table:table-cell>
          <table:table-cell office:value-type="string">
            <text:p>Positive</text:p>
          </table:table-cell>
          <table:table-cell office:value-type="string">
            <text:p>Surya Lingam</text:p>
          </table:table-cell>
          <table:table-cell office:value-type="float" office:value="1">
            <text:p>1</text:p>
          </table:table-cell>
          <table:table-cell office:value-type="string">
            <text:p>Click left side Doctor Module Created by OP workflow</text:p>
          </table:table-cell>
          <table:table-cell office:value-type="string">
            <text:p>Drug Allergy and Medical Alerts icon should be display</text:p>
          </table:table-cell>
          <table:table-cell office:value-type="string">
            <text:p><text:s/>Drug Allergy and Medical Alerts icon displayed </text:p>
          </table:table-cell>
          <table:table-cell office:value-type="string">
            <text:p>Load with 0-2 sec</text:p>
          </table:table-cell>
          <table:table-cell office:value-type="string">
            <text:p>Loaded with 0-2 sec</text:p>
          </table:table-cell>
          <table:table-cell table:number-columns-repeated="2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2">
          <table:table-cell office:value-type="float" office:value="29" table:number-columns-spanned="1" table:number-rows-spanned="2">
            <text:p>29</text:p>
          </table:table-cell>
          <table:table-cell office:value-type="string" table:number-columns-spanned="1" table:number-rows-spanned="2">
            <text:p>To check that Doctor Module - Mui box Drug Allergy and Medical Alert icon</text:p>
          </table:table-cell>
          <table:table-cell office:value-type="string" table:number-columns-spanned="1" table:number-rows-spanned="2">
            <text:p>Positive</text:p>
          </table:table-cell>
          <table:table-cell office:value-type="string" table:number-columns-spanned="1" table:number-rows-spanned="2">
            <text:p><text:s/>Surya Lingam</text:p>
          </table:table-cell>
          <table:table-cell office:value-type="float" office:value="1">
            <text:p>1</text:p>
          </table:table-cell>
          <table:table-cell office:value-type="string">
            <text:p>Click left side Doctor Module</text:p>
          </table:table-cell>
          <table:table-cell office:value-type="string" table:number-columns-spanned="1" table:number-rows-spanned="2">
            <text:p><text:s/>Mui box in alerts should be display in Drug Allergy and Medical Alerts icon</text:p>
          </table:table-cell>
          <table:table-cell office:value-type="string" table:number-columns-spanned="1" table:number-rows-spanned="2">
            <text:p><text:s/>Mui box in alerts <text:s/>displayed in Drug Allergy and Medical Alerts icon</text:p>
          </table:table-cell>
          <table:table-cell office:value-type="string" table:number-columns-spanned="1" table:number-rows-spanned="2">
            <text:p>Load with 0-2 sec</text:p>
          </table:table-cell>
          <table:table-cell office:value-type="string" table:number-columns-spanned="1" table:number-rows-spanned="2">
            <text:p>Load with 0-2 sec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19">
          <table:covered-table-cell/>
          <table:covered-table-cell office:value-type="string">
            <text:p>To check that IP Workflow- Mui box Drug Allergy Icon</text:p>
          </table:covered-table-cell>
          <table:covered-table-cell office:value-type="string">
            <text:p>Positive</text:p>
          </table:covered-table-cell>
          <table:covered-table-cell office:value-type="string">
            <text:p><text:s/>Surya Lingam</text:p>
          </table:covered-table-cell>
          <table:table-cell office:value-type="float" office:value="2">
            <text:p>2</text:p>
          </table:table-cell>
          <table:table-cell office:value-type="string">
            <text:p>Click EMR icon</text:p>
          </table:table-cell>
          <table:covered-table-cell office:value-type="string">
            <text:p><text:s/>Mui box in alerts should be display in Drug Allergy icon</text:p>
          </table:covered-table-cell>
          <table:covered-table-cell/>
          <table:covered-table-cell office:value-type="string">
            <text:p>Load with 0-2 sec</text:p>
          </table:covered-table-cell>
          <table:covered-table-cell/>
          <table:covered-table-cell office:value-type="string">
            <text:p>NA</text:p>
          </table:covered-table-cell>
          <table:covered-table-cell/>
          <table:covered-table-cell office:value-type="string">
            <text:p>Pass</text:p>
          </table:covered-table-cell>
          <table:table-cell table:number-columns-repeated="1011"/>
        </table:table-row>
        <table:table-row table:style-name="ro14">
          <table:table-cell office:value-type="float" office:value="30">
            <text:p>30</text:p>
          </table:table-cell>
          <table:table-cell office:value-type="string">
            <text:p>To check that Diagnostic imaging – Medical Alert Icon and Drug Allergy Icon</text:p>
          </table:table-cell>
          <table:table-cell office:value-type="string">
            <text:p>Positive</text:p>
          </table:table-cell>
          <table:table-cell office:value-type="string">
            <text:p>Surya Lingam</text:p>
          </table:table-cell>
          <table:table-cell office:value-type="float" office:value="1">
            <text:p>1</text:p>
          </table:table-cell>
          <table:table-cell office:value-type="string">
            <text:p>Click left side Diagnostic imaging Created <text:s/>by OP workflow</text:p>
          </table:table-cell>
          <table:table-cell office:value-type="string">
            <text:p>Drug Allergy and Medical Alerts icon should be display </text:p>
          </table:table-cell>
          <table:table-cell office:value-type="string">
            <text:p>Drug Allergy and Medical Alerts icon displayed </text:p>
          </table:table-cell>
          <table:table-cell office:value-type="string">
            <text:p>Load with 0-2 sec</text:p>
          </table:table-cell>
          <table:table-cell office:value-type="string">
            <text:p>Loaded with 0-2 sec</text:p>
          </table:table-cell>
          <table:table-cell table:number-columns-repeated="2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4">
          <table:table-cell office:value-type="float" office:value="31" table:number-columns-spanned="1" table:number-rows-spanned="2">
            <text:p>31</text:p>
          </table:table-cell>
          <table:table-cell office:value-type="string" table:number-columns-spanned="1" table:number-rows-spanned="2">
            <text:p>To check that IP Workflow-Add Drug Allergy</text:p>
          </table:table-cell>
          <table:table-cell office:value-type="string" table:number-columns-spanned="1" table:number-rows-spanned="2">
            <text:p>Positive</text:p>
          </table:table-cell>
          <table:table-cell table:style-name="ce5" office:value-type="string" table:number-columns-spanned="1" table:number-rows-spanned="2">
            <text:p>PROPRANOLOL </text:p>
          </table:table-cell>
          <table:table-cell office:value-type="float" office:value="1">
            <text:p>1</text:p>
          </table:table-cell>
          <table:table-cell office:value-type="string">
            <text:p>Click CPOE icon</text:p>
          </table:table-cell>
          <table:table-cell office:value-type="string" table:number-columns-spanned="1" table:number-rows-spanned="2">
            <text:p>Drug Allergy add Popup message should be display</text:p>
          </table:table-cell>
          <table:table-cell office:value-type="string" table:number-columns-spanned="1" table:number-rows-spanned="2">
            <text:p>Drug Allergy add Popup message displayed</text:p>
          </table:table-cell>
          <table:table-cell office:value-type="string" table:number-columns-spanned="1" table:number-rows-spanned="2">
            <text:p>Load with 0-2 sec</text:p>
          </table:table-cell>
          <table:table-cell office:value-type="string" table:number-columns-spanned="1" table:number-rows-spanned="2">
            <text:p>Loaded with 0-2 sec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table:style-name="ce3"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5">
          <table:covered-table-cell office:value-type="float" office:value="2">
            <text:p>2</text:p>
          </table:covered-table-cell>
          <table:covered-table-cell office:value-type="string">
            <text:p>To check that IP Workflow-Add Drug Allergy</text:p>
          </table:covered-table-cell>
          <table:covered-table-cell office:value-type="string">
            <text:p>Positive</text:p>
          </table:covered-table-cell>
          <table:covered-table-cell table:style-name="ce5" office:value-type="string">
            <text:p>PROPRANOLOL </text:p>
          </table:covered-table-cell>
          <table:table-cell office:value-type="float" office:value="2">
            <text:p>2</text:p>
          </table:table-cell>
          <table:table-cell office:value-type="string">
            <text:p>Click Patient Medical info</text:p>
          </table:table-cell>
          <table:covered-table-cell/>
          <table:covered-table-cell table:style-name="ce7"/>
          <table:covered-table-cell table:number-columns-repeated="2"/>
          <table:covered-table-cell table:style-name="ce7"/>
          <table:covered-table-cell/>
          <table:covered-table-cell table:style-name="ce2"/>
          <table:table-cell table:number-columns-repeated="1011"/>
        </table:table-row>
        <table:table-row table:style-name="ro6">
          <table:table-cell office:value-type="float" office:value="32">
            <text:p>32</text:p>
          </table:table-cell>
          <table:table-cell office:value-type="string">
            <text:p>To check that IP Workflow- Drug Allergy Icon</text:p>
          </table:table-cell>
          <table:table-cell office:value-type="string">
            <text:p>Positive</text:p>
          </table:table-cell>
          <table:table-cell table:style-name="ce2" office:value-type="string">
            <text:p>RENUKA SRI</text:p>
          </table:table-cell>
          <table:table-cell office:value-type="float" office:value="1">
            <text:p>1</text:p>
          </table:table-cell>
          <table:table-cell office:value-type="string">
            <text:p>Click left side IP Workflow </text:p>
          </table:table-cell>
          <table:table-cell office:value-type="string">
            <text:p>Drug Allergy icon <text:s/>should be display</text:p>
          </table:table-cell>
          <table:table-cell office:value-type="string">
            <text:p>Drug Allergy icon <text:s/>displayed </text:p>
          </table:table-cell>
          <table:table-cell office:value-type="string">
            <text:p>Load with 0-2 sec</text:p>
          </table:table-cell>
          <table:table-cell office:value-type="string">
            <text:p>Loaded with 0-2 sec</text:p>
          </table:table-cell>
          <table:table-cell table:number-columns-repeated="2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2">
          <table:table-cell office:value-type="float" office:value="33" table:number-columns-spanned="1" table:number-rows-spanned="2">
            <text:p>33</text:p>
          </table:table-cell>
          <table:table-cell office:value-type="string" table:number-columns-spanned="1" table:number-rows-spanned="2">
            <text:p>To check that IP Workflow- Mui box Drug Allergy Icon</text:p>
          </table:table-cell>
          <table:table-cell office:value-type="string" table:number-columns-spanned="1" table:number-rows-spanned="2">
            <text:p>Positive</text:p>
          </table:table-cell>
          <table:table-cell table:style-name="ce2" office:value-type="string" table:number-columns-spanned="1" table:number-rows-spanned="2">
            <text:p>RENUKA SRI</text:p>
          </table:table-cell>
          <table:table-cell office:value-type="float" office:value="1">
            <text:p>1</text:p>
          </table:table-cell>
          <table:table-cell office:value-type="string">
            <text:p>Click left side IP Workflow Created by OP Workflow </text:p>
          </table:table-cell>
          <table:table-cell office:value-type="string" table:number-columns-spanned="1" table:number-rows-spanned="2">
            <text:p><text:s/>Mui box in alerts should be display in Drug Allergy icon</text:p>
          </table:table-cell>
          <table:table-cell office:value-type="string" table:number-columns-spanned="1" table:number-rows-spanned="2">
            <text:p><text:s/>Mui box in alerts <text:s/>displayed in Drug Allergy icon</text:p>
          </table:table-cell>
          <table:table-cell office:value-type="string" table:number-columns-spanned="1" table:number-rows-spanned="2">
            <text:p>Load with 0-2 sec</text:p>
          </table:table-cell>
          <table:table-cell office:value-type="string" table:number-columns-spanned="1" table:number-rows-spanned="2">
            <text:p>Load with 0-2 sec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9">
          <table:covered-table-cell/>
          <table:covered-table-cell office:value-type="string">
            <text:p>To check that IP Workflow- Mui box Drug Allergy Icon</text:p>
          </table:covered-table-cell>
          <table:covered-table-cell office:value-type="string">
            <text:p>Positive</text:p>
          </table:covered-table-cell>
          <table:covered-table-cell table:style-name="ce2" office:value-type="string">
            <text:p>Komathi raj</text:p>
          </table:covered-table-cell>
          <table:table-cell office:value-type="float" office:value="2">
            <text:p>2</text:p>
          </table:table-cell>
          <table:table-cell office:value-type="string">
            <text:p>Click CPOE icon</text:p>
          </table:table-cell>
          <table:covered-table-cell office:value-type="string">
            <text:p><text:s/>Mui box in alerts should be display in Drug Allergy icon</text:p>
          </table:covered-table-cell>
          <table:covered-table-cell/>
          <table:covered-table-cell office:value-type="string">
            <text:p>Load with 0-2 sec</text:p>
          </table:covered-table-cell>
          <table:covered-table-cell/>
          <table:covered-table-cell office:value-type="string">
            <text:p>NA</text:p>
          </table:covered-table-cell>
          <table:covered-table-cell/>
          <table:covered-table-cell office:value-type="string">
            <text:p>Pass</text:p>
          </table:covered-table-cell>
          <table:table-cell table:number-columns-repeated="1011"/>
        </table:table-row>
        <table:table-row table:style-name="ro21">
          <table:table-cell office:value-type="float" office:value="34">
            <text:p>34</text:p>
          </table:table-cell>
          <table:table-cell office:value-type="string">
            <text:p>To check that Business office - Drug Allergy Icon</text:p>
          </table:table-cell>
          <table:table-cell office:value-type="string">
            <text:p>Positive</text:p>
          </table:table-cell>
          <table:table-cell table:style-name="ce2" office:value-type="string">
            <text:p>RENUKA SRI</text:p>
          </table:table-cell>
          <table:table-cell office:value-type="float" office:value="1">
            <text:p>1</text:p>
          </table:table-cell>
          <table:table-cell office:value-type="string">
            <text:p>Click left side Business office Created by OP workflow</text:p>
          </table:table-cell>
          <table:table-cell office:value-type="string">
            <text:p>Drug Allergy icon should be display</text:p>
          </table:table-cell>
          <table:table-cell office:value-type="string">
            <text:p>Drug Allergy icon <text:s/>displayed </text:p>
          </table:table-cell>
          <table:table-cell office:value-type="string">
            <text:p>Load with 0-2 sec</text:p>
          </table:table-cell>
          <table:table-cell office:value-type="string">
            <text:p>Loaded with 0-2 sec</text:p>
          </table:table-cell>
          <table:table-cell table:number-columns-repeated="2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22">
          <table:table-cell office:value-type="float" office:value="35" table:number-columns-spanned="1" table:number-rows-spanned="2">
            <text:p>35</text:p>
          </table:table-cell>
          <table:table-cell office:value-type="string" table:number-columns-spanned="1" table:number-rows-spanned="2">
            <text:p>To check that <text:s/>Business office - Mui box Drug Allergy Icon</text:p>
          </table:table-cell>
          <table:table-cell office:value-type="string" table:number-columns-spanned="1" table:number-rows-spanned="2">
            <text:p>Positive</text:p>
          </table:table-cell>
          <table:table-cell table:style-name="ce2" office:value-type="string" table:number-columns-spanned="1" table:number-rows-spanned="2">
            <text:p>RENUKA SRI</text:p>
          </table:table-cell>
          <table:table-cell office:value-type="float" office:value="1">
            <text:p>1</text:p>
          </table:table-cell>
          <table:table-cell office:value-type="string">
            <text:p>Click left side Business office</text:p>
          </table:table-cell>
          <table:table-cell office:value-type="string" table:number-columns-spanned="1" table:number-rows-spanned="2">
            <text:p><text:s/>Mui box in alerts should be display in Drug Allergy icon</text:p>
          </table:table-cell>
          <table:table-cell office:value-type="string" table:number-columns-spanned="1" table:number-rows-spanned="2">
            <text:p><text:s/>Mui box in alerts <text:s/>displayed in Drug Allergy icon</text:p>
          </table:table-cell>
          <table:table-cell office:value-type="string" table:number-columns-spanned="1" table:number-rows-spanned="2">
            <text:p>Load with 0-2 sec</text:p>
          </table:table-cell>
          <table:table-cell office:value-type="string" table:number-columns-spanned="1" table:number-rows-spanned="2">
            <text:p>Load with 0-2 sec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23">
          <table:covered-table-cell/>
          <table:covered-table-cell office:value-type="string">
            <text:p>To check that IP Workflow- Mui box Drug Allergy Icon</text:p>
          </table:covered-table-cell>
          <table:covered-table-cell office:value-type="string">
            <text:p>Positive</text:p>
          </table:covered-table-cell>
          <table:covered-table-cell table:style-name="ce2" office:value-type="string">
            <text:p>Komathi raj</text:p>
          </table:covered-table-cell>
          <table:table-cell office:value-type="float" office:value="2">
            <text:p>2</text:p>
          </table:table-cell>
          <table:table-cell office:value-type="string">
            <text:p>Click Charge icon</text:p>
          </table:table-cell>
          <table:covered-table-cell office:value-type="string">
            <text:p><text:s/>Mui box in alerts should be display in Drug Allergy icon</text:p>
          </table:covered-table-cell>
          <table:covered-table-cell/>
          <table:covered-table-cell office:value-type="string">
            <text:p>Load with 0-2 sec</text:p>
          </table:covered-table-cell>
          <table:covered-table-cell/>
          <table:covered-table-cell office:value-type="string">
            <text:p>NA</text:p>
          </table:covered-table-cell>
          <table:covered-table-cell/>
          <table:covered-table-cell office:value-type="string">
            <text:p>Pass</text:p>
          </table:covered-table-cell>
          <table:table-cell table:number-columns-repeated="1011"/>
        </table:table-row>
        <table:table-row table:style-name="ro6">
          <table:table-cell office:value-type="float" office:value="36">
            <text:p>36</text:p>
          </table:table-cell>
          <table:table-cell office:value-type="string">
            <text:p>To check that OP Workflow - Drug Allergy Icon</text:p>
          </table:table-cell>
          <table:table-cell office:value-type="string">
            <text:p>Positive</text:p>
          </table:table-cell>
          <table:table-cell table:style-name="ce2" office:value-type="string">
            <text:p>RENUKA SRI</text:p>
          </table:table-cell>
          <table:table-cell office:value-type="float" office:value="1">
            <text:p>1</text:p>
          </table:table-cell>
          <table:table-cell office:value-type="string">
            <text:p>Click left side OP Workflow Created by OP workflow</text:p>
          </table:table-cell>
          <table:table-cell office:value-type="string">
            <text:p>Drug Allergy icon should be display</text:p>
          </table:table-cell>
          <table:table-cell office:value-type="string">
            <text:p>Drug Allergy icon <text:s/>displayed</text:p>
          </table:table-cell>
          <table:table-cell office:value-type="string">
            <text:p>Load with 0-2 sec</text:p>
          </table:table-cell>
          <table:table-cell office:value-type="string">
            <text:p>Loaded with 0-2 sec</text:p>
          </table:table-cell>
          <table:table-cell table:number-columns-repeated="2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4">
          <table:table-cell office:value-type="float" office:value="37" table:number-columns-spanned="1" table:number-rows-spanned="2">
            <text:p>37</text:p>
          </table:table-cell>
          <table:table-cell office:value-type="string" table:number-columns-spanned="1" table:number-rows-spanned="2">
            <text:p>To check that OP Workflow office - Mui box Drug Allergy Icon</text:p>
          </table:table-cell>
          <table:table-cell office:value-type="string" table:number-columns-spanned="1" table:number-rows-spanned="2">
            <text:p>Positive</text:p>
          </table:table-cell>
          <table:table-cell table:style-name="ce2" office:value-type="string" table:number-columns-spanned="1" table:number-rows-spanned="2">
            <text:p>RENUKA SRI</text:p>
          </table:table-cell>
          <table:table-cell office:value-type="float" office:value="1">
            <text:p>1</text:p>
          </table:table-cell>
          <table:table-cell office:value-type="string">
            <text:p>Click left side OP Workflow </text:p>
          </table:table-cell>
          <table:table-cell office:value-type="string" table:number-columns-spanned="1" table:number-rows-spanned="2">
            <text:p><text:s/>Mui box in alerts should be display in Drug Allergy icon</text:p>
          </table:table-cell>
          <table:table-cell office:value-type="string" table:number-columns-spanned="1" table:number-rows-spanned="2">
            <text:p><text:s/>Mui box in alerts <text:s/>displayed in Drug Allergy icon</text:p>
          </table:table-cell>
          <table:table-cell office:value-type="string" table:number-columns-spanned="1" table:number-rows-spanned="2">
            <text:p>Load with 0-2 sec</text:p>
          </table:table-cell>
          <table:table-cell office:value-type="string" table:number-columns-spanned="1" table:number-rows-spanned="2">
            <text:p>Load with 0-2 sec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24">
          <table:covered-table-cell/>
          <table:covered-table-cell office:value-type="string">
            <text:p>To check that IP Workflow- Mui box Drug Allergy Icon</text:p>
          </table:covered-table-cell>
          <table:covered-table-cell office:value-type="string">
            <text:p>Positive</text:p>
          </table:covered-table-cell>
          <table:covered-table-cell table:style-name="ce2" office:value-type="string">
            <text:p>Komathi raj</text:p>
          </table:covered-table-cell>
          <table:table-cell office:value-type="float" office:value="2">
            <text:p>2</text:p>
          </table:table-cell>
          <table:table-cell office:value-type="string">
            <text:p>Click Charge icon</text:p>
          </table:table-cell>
          <table:covered-table-cell office:value-type="string">
            <text:p><text:s/>Mui box in alerts should be display in Drug Allergy icon</text:p>
          </table:covered-table-cell>
          <table:covered-table-cell/>
          <table:covered-table-cell office:value-type="string">
            <text:p>Load with 0-2 sec</text:p>
          </table:covered-table-cell>
          <table:covered-table-cell/>
          <table:covered-table-cell office:value-type="string">
            <text:p>NA</text:p>
          </table:covered-table-cell>
          <table:covered-table-cell/>
          <table:covered-table-cell office:value-type="string">
            <text:p>Pass</text:p>
          </table:covered-table-cell>
          <table:table-cell table:number-columns-repeated="1011"/>
        </table:table-row>
        <table:table-row table:style-name="ro6">
          <table:table-cell office:value-type="float" office:value="38">
            <text:p>38</text:p>
          </table:table-cell>
          <table:table-cell office:value-type="string">
            <text:p>To check that Doctor Module <text:s/>- Drug Allergy Icon</text:p>
          </table:table-cell>
          <table:table-cell office:value-type="string">
            <text:p>Positive</text:p>
          </table:table-cell>
          <table:table-cell table:style-name="ce2" office:value-type="string">
            <text:p>RENUKA SRI</text:p>
          </table:table-cell>
          <table:table-cell office:value-type="float" office:value="1">
            <text:p>1</text:p>
          </table:table-cell>
          <table:table-cell office:value-type="string">
            <text:p>Click left side Doctor Module <text:s/>Created by OP workflow</text:p>
          </table:table-cell>
          <table:table-cell office:value-type="string">
            <text:p>Drug Allergy icon should be display </text:p>
          </table:table-cell>
          <table:table-cell office:value-type="string">
            <text:p>Drug Allergy icon displayed </text:p>
          </table:table-cell>
          <table:table-cell office:value-type="string">
            <text:p>Load with 0-2 sec</text:p>
          </table:table-cell>
          <table:table-cell office:value-type="string">
            <text:p>Loaded with 0-2 sec</text:p>
          </table:table-cell>
          <table:table-cell table:number-columns-repeated="2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6">
          <table:table-cell office:value-type="float" office:value="39" table:number-columns-spanned="1" table:number-rows-spanned="2">
            <text:p>39</text:p>
          </table:table-cell>
          <table:table-cell office:value-type="string" table:number-columns-spanned="1" table:number-rows-spanned="2">
            <text:p>To check that Doctor Module office - Mui box Drug Allergy Icon</text:p>
          </table:table-cell>
          <table:table-cell office:value-type="string" table:number-columns-spanned="1" table:number-rows-spanned="2">
            <text:p>Positive</text:p>
          </table:table-cell>
          <table:table-cell table:style-name="ce2" office:value-type="string" table:number-columns-spanned="1" table:number-rows-spanned="2">
            <text:p>RENUKA SRI</text:p>
          </table:table-cell>
          <table:table-cell office:value-type="float" office:value="1">
            <text:p>1</text:p>
          </table:table-cell>
          <table:table-cell office:value-type="string">
            <text:p>Click left side Doctor Module Workflow </text:p>
          </table:table-cell>
          <table:table-cell office:value-type="string" table:number-columns-spanned="1" table:number-rows-spanned="2">
            <text:p><text:s/>Mui box in alerts should be display in Drug Allergy icon</text:p>
          </table:table-cell>
          <table:table-cell office:value-type="string" table:number-columns-spanned="1" table:number-rows-spanned="2">
            <text:p><text:s/>Mui box in alerts <text:s/>displayed in Drug Allergy icon</text:p>
          </table:table-cell>
          <table:table-cell office:value-type="string" table:number-columns-spanned="1" table:number-rows-spanned="2">
            <text:p>Load with 0-2 sec</text:p>
          </table:table-cell>
          <table:table-cell office:value-type="string" table:number-columns-spanned="1" table:number-rows-spanned="2">
            <text:p>Load with 0-2 sec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11">
          <table:covered-table-cell/>
          <table:covered-table-cell office:value-type="string">
            <text:p>To check that IP Workflow- Mui box Drug Allergy Icon</text:p>
          </table:covered-table-cell>
          <table:covered-table-cell office:value-type="string">
            <text:p>Positive</text:p>
          </table:covered-table-cell>
          <table:covered-table-cell table:style-name="ce2" office:value-type="string">
            <text:p>Komathi raj</text:p>
          </table:covered-table-cell>
          <table:table-cell office:value-type="float" office:value="2">
            <text:p>2</text:p>
          </table:table-cell>
          <table:table-cell office:value-type="string">
            <text:p>Click EMR icon</text:p>
          </table:table-cell>
          <table:covered-table-cell office:value-type="string">
            <text:p><text:s/>Mui box in alerts should be display in Drug Allergy icon</text:p>
          </table:covered-table-cell>
          <table:covered-table-cell/>
          <table:covered-table-cell office:value-type="string">
            <text:p>Load with 0-2 sec</text:p>
          </table:covered-table-cell>
          <table:covered-table-cell/>
          <table:covered-table-cell office:value-type="string">
            <text:p>NA</text:p>
          </table:covered-table-cell>
          <table:covered-table-cell/>
          <table:covered-table-cell office:value-type="string">
            <text:p>Pass</text:p>
          </table:covered-table-cell>
          <table:table-cell table:number-columns-repeated="1011"/>
        </table:table-row>
        <table:table-row table:style-name="ro14">
          <table:table-cell office:value-type="float" office:value="40">
            <text:p>40</text:p>
          </table:table-cell>
          <table:table-cell office:value-type="string">
            <text:p>To check that Diagnostic imaging - Drug Allergy Icon</text:p>
          </table:table-cell>
          <table:table-cell office:value-type="string">
            <text:p>Positive</text:p>
          </table:table-cell>
          <table:table-cell table:style-name="ce2" office:value-type="string">
            <text:p>RENUKA SRI</text:p>
          </table:table-cell>
          <table:table-cell office:value-type="float" office:value="1">
            <text:p>1</text:p>
          </table:table-cell>
          <table:table-cell office:value-type="string">
            <text:p>Click left side Diagnostic imaging Created by OP workflow</text:p>
          </table:table-cell>
          <table:table-cell office:value-type="string">
            <text:p>Drug Allergy icon should be display</text:p>
          </table:table-cell>
          <table:table-cell office:value-type="string">
            <text:p>Drug Allergy icon displayed </text:p>
          </table:table-cell>
          <table:table-cell office:value-type="string">
            <text:p>Load with 0-2 sec</text:p>
          </table:table-cell>
          <table:table-cell office:value-type="string">
            <text:p>Loaded with 0-2 sec</text:p>
          </table:table-cell>
          <table:table-cell table:number-columns-repeated="2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">
          <table:table-cell office:value-type="float" office:value="41" table:number-columns-spanned="1" table:number-rows-spanned="2">
            <text:p>41</text:p>
          </table:table-cell>
          <table:table-cell office:value-type="string" table:number-columns-spanned="1" table:number-rows-spanned="2">
            <text:p>To check that <text:s/>Doctors Module-Add Medical Alert icon</text:p>
          </table:table-cell>
          <table:table-cell office:value-type="string" table:number-columns-spanned="1" table:number-rows-spanned="2">
            <text:p>Positive</text:p>
          </table:table-cell>
          <table:table-cell table:style-name="ce2" office:value-type="string" table:number-columns-spanned="1" table:number-rows-spanned="2">
            <text:p><text:s/>IMPLANT</text:p>
          </table:table-cell>
          <table:table-cell office:value-type="float" office:value="1">
            <text:p>1</text:p>
          </table:table-cell>
          <table:table-cell office:value-type="string">
            <text:p>Click EMR icon</text:p>
          </table:table-cell>
          <table:table-cell office:value-type="string" table:number-columns-spanned="1" table:number-rows-spanned="2">
            <text:p>Medical Alerts add Popup message should be display</text:p>
          </table:table-cell>
          <table:table-cell office:value-type="string" table:number-columns-spanned="1" table:number-rows-spanned="2">
            <text:p>Medical Alerts add Popup message displayed</text:p>
          </table:table-cell>
          <table:table-cell office:value-type="string" table:number-columns-spanned="1" table:number-rows-spanned="2">
            <text:p>Load with 0-2 sec</text:p>
          </table:table-cell>
          <table:table-cell office:value-type="string" table:number-columns-spanned="1" table:number-rows-spanned="2">
            <text:p>Loaded with 0-2 sec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table:style-name="ce3"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5">
          <table:covered-table-cell office:value-type="float" office:value="2">
            <text:p>2</text:p>
          </table:covered-table-cell>
          <table:covered-table-cell office:value-type="string">
            <text:p>To check that IP Workflow-Add Drug Allergy</text:p>
          </table:covered-table-cell>
          <table:covered-table-cell office:value-type="string">
            <text:p>Positive</text:p>
          </table:covered-table-cell>
          <table:covered-table-cell table:style-name="ce2" office:value-type="string">
            <text:p>Aspirin</text:p>
          </table:covered-table-cell>
          <table:table-cell office:value-type="float" office:value="2">
            <text:p>2</text:p>
          </table:table-cell>
          <table:table-cell office:value-type="string">
            <text:p>Click Vital information</text:p>
          </table:table-cell>
          <table:covered-table-cell/>
          <table:covered-table-cell table:style-name="ce7"/>
          <table:covered-table-cell table:number-columns-repeated="2"/>
          <table:covered-table-cell table:style-name="ce7"/>
          <table:covered-table-cell/>
          <table:covered-table-cell table:style-name="ce2"/>
          <table:table-cell table:number-columns-repeated="1011"/>
        </table:table-row>
        <table:table-row table:style-name="ro6">
          <table:table-cell office:value-type="float" office:value="42">
            <text:p>42</text:p>
          </table:table-cell>
          <table:table-cell office:value-type="string">
            <text:p>To check that IP Workflow- <text:s/>Medical Alert icon</text:p>
          </table:table-cell>
          <table:table-cell office:value-type="string">
            <text:p>Positive</text:p>
          </table:table-cell>
          <table:table-cell table:style-name="ce5" office:value-type="string">
            <text:p>MURUGESAN </text:p>
          </table:table-cell>
          <table:table-cell office:value-type="float" office:value="1">
            <text:p>1</text:p>
          </table:table-cell>
          <table:table-cell office:value-type="string">
            <text:p>Click left side IP Workflow Created by Doctors Module </text:p>
          </table:table-cell>
          <table:table-cell office:value-type="string">
            <text:p>Medical Alerts icon <text:s/>should be display </text:p>
          </table:table-cell>
          <table:table-cell office:value-type="string">
            <text:p>Medical Alerts icon <text:s/>displayed </text:p>
          </table:table-cell>
          <table:table-cell office:value-type="string">
            <text:p>Load with 0-2 sec</text:p>
          </table:table-cell>
          <table:table-cell office:value-type="string">
            <text:p>Loaded with 0-2 sec</text:p>
          </table:table-cell>
          <table:table-cell table:number-columns-repeated="2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25">
          <table:table-cell office:value-type="float" office:value="43" table:number-columns-spanned="1" table:number-rows-spanned="2">
            <text:p>43</text:p>
          </table:table-cell>
          <table:table-cell office:value-type="string" table:number-columns-spanned="1" table:number-rows-spanned="2">
            <text:p>To check that IP Workflow- Mui box Medical Alert Icon</text:p>
          </table:table-cell>
          <table:table-cell office:value-type="string" table:number-columns-spanned="1" table:number-rows-spanned="2">
            <text:p>Positive</text:p>
          </table:table-cell>
          <table:table-cell office:value-type="string" table:number-columns-spanned="1" table:number-rows-spanned="2">
            <text:p>MURUGESAN </text:p>
          </table:table-cell>
          <table:table-cell office:value-type="float" office:value="1">
            <text:p>1</text:p>
          </table:table-cell>
          <table:table-cell office:value-type="string">
            <text:p>Click left side IP Workflow </text:p>
          </table:table-cell>
          <table:table-cell office:value-type="string" table:number-columns-spanned="1" table:number-rows-spanned="2">
            <text:p><text:s/>Mui box in alerts should be display in Medical Alerts icon</text:p>
          </table:table-cell>
          <table:table-cell office:value-type="string" table:number-columns-spanned="1" table:number-rows-spanned="2">
            <text:p><text:s/>Mui box in alerts <text:s/>displayed in Medical Alerts icon</text:p>
          </table:table-cell>
          <table:table-cell office:value-type="string" table:number-columns-spanned="1" table:number-rows-spanned="2">
            <text:p>Load with 0-2 sec</text:p>
          </table:table-cell>
          <table:table-cell office:value-type="string" table:number-columns-spanned="1" table:number-rows-spanned="2">
            <text:p>Load with 0-2 sec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18">
          <table:covered-table-cell/>
          <table:covered-table-cell office:value-type="string">
            <text:p>To check that IP Workflow- Mui box Drug Allergy Icon</text:p>
          </table:covered-table-cell>
          <table:covered-table-cell office:value-type="string">
            <text:p>Positive</text:p>
          </table:covered-table-cell>
          <table:covered-table-cell office:value-type="string">
            <text:p>Julie marrie</text:p>
          </table:covered-table-cell>
          <table:table-cell office:value-type="float" office:value="2">
            <text:p>2</text:p>
          </table:table-cell>
          <table:table-cell office:value-type="string">
            <text:p>Click CPOE icon</text:p>
          </table:table-cell>
          <table:covered-table-cell office:value-type="string">
            <text:p><text:s/>Mui box in alerts should be display in Drug Allergy icon</text:p>
          </table:covered-table-cell>
          <table:covered-table-cell/>
          <table:covered-table-cell office:value-type="string">
            <text:p>Load with 0-2 sec</text:p>
          </table:covered-table-cell>
          <table:covered-table-cell/>
          <table:covered-table-cell office:value-type="string">
            <text:p>NA</text:p>
          </table:covered-table-cell>
          <table:covered-table-cell/>
          <table:covered-table-cell office:value-type="string">
            <text:p>Pass</text:p>
          </table:covered-table-cell>
          <table:table-cell table:number-columns-repeated="1011"/>
        </table:table-row>
        <table:table-row table:style-name="ro6">
          <table:table-cell office:value-type="float" office:value="44">
            <text:p>44</text:p>
          </table:table-cell>
          <table:table-cell office:value-type="string">
            <text:p>To check that Business office – Medical Alert Icon</text:p>
          </table:table-cell>
          <table:table-cell office:value-type="string">
            <text:p>Positive</text:p>
          </table:table-cell>
          <table:table-cell office:value-type="string">
            <text:p>MURUGESAN </text:p>
          </table:table-cell>
          <table:table-cell office:value-type="float" office:value="1">
            <text:p>1</text:p>
          </table:table-cell>
          <table:table-cell office:value-type="string">
            <text:p>Click left side Business office Created by <text:s/>Doctors Module </text:p>
          </table:table-cell>
          <table:table-cell office:value-type="string">
            <text:p>Medical Alerts icon should be display</text:p>
          </table:table-cell>
          <table:table-cell office:value-type="string">
            <text:p>Medical Alerts <text:s/>icon <text:s/>displayed </text:p>
          </table:table-cell>
          <table:table-cell office:value-type="string">
            <text:p>Load with 0-2 sec</text:p>
          </table:table-cell>
          <table:table-cell office:value-type="string">
            <text:p>Loaded with 0-2 sec</text:p>
          </table:table-cell>
          <table:table-cell table:number-columns-repeated="2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6">
          <table:table-cell office:value-type="float" office:value="45" table:number-columns-spanned="1" table:number-rows-spanned="2">
            <text:p>45</text:p>
          </table:table-cell>
          <table:table-cell office:value-type="string" table:number-columns-spanned="1" table:number-rows-spanned="2">
            <text:p>To check that Business office - Mui box Drug Allergy Icon</text:p>
          </table:table-cell>
          <table:table-cell office:value-type="string" table:number-columns-spanned="1" table:number-rows-spanned="2">
            <text:p>Positive</text:p>
          </table:table-cell>
          <table:table-cell office:value-type="string" table:number-columns-spanned="1" table:number-rows-spanned="2">
            <text:p>MURUGESAN <text:s/></text:p>
          </table:table-cell>
          <table:table-cell office:value-type="float" office:value="1">
            <text:p>1</text:p>
          </table:table-cell>
          <table:table-cell office:value-type="string">
            <text:p>Click left side Business Office Workflow </text:p>
          </table:table-cell>
          <table:table-cell office:value-type="string" table:number-columns-spanned="1" table:number-rows-spanned="2">
            <text:p><text:s/>Mui box in alerts should be display Medical Alerts icon</text:p>
          </table:table-cell>
          <table:table-cell office:value-type="string" table:number-columns-spanned="1" table:number-rows-spanned="2">
            <text:p><text:s/>Mui box in alerts <text:s/>displayed in Medical Alerts icon</text:p>
          </table:table-cell>
          <table:table-cell office:value-type="string" table:number-columns-spanned="1" table:number-rows-spanned="2">
            <text:p>Load with 0-2 sec</text:p>
          </table:table-cell>
          <table:table-cell office:value-type="string" table:number-columns-spanned="1" table:number-rows-spanned="2">
            <text:p>Load with 0-2 sec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11">
          <table:covered-table-cell/>
          <table:covered-table-cell office:value-type="string">
            <text:p>To check that IP Workflow- Mui box Drug Allergy Icon</text:p>
          </table:covered-table-cell>
          <table:covered-table-cell office:value-type="string">
            <text:p>Positive</text:p>
          </table:covered-table-cell>
          <table:covered-table-cell office:value-type="string">
            <text:p>Julie marrie</text:p>
          </table:covered-table-cell>
          <table:table-cell office:value-type="float" office:value="2">
            <text:p>2</text:p>
          </table:table-cell>
          <table:table-cell office:value-type="string">
            <text:p>Click Charge icon</text:p>
          </table:table-cell>
          <table:covered-table-cell office:value-type="string">
            <text:p><text:s/>Mui box in alerts should be display in Drug Allergy icon</text:p>
          </table:covered-table-cell>
          <table:covered-table-cell/>
          <table:covered-table-cell office:value-type="string">
            <text:p>Load with 0-2 sec</text:p>
          </table:covered-table-cell>
          <table:covered-table-cell/>
          <table:covered-table-cell office:value-type="string">
            <text:p>NA</text:p>
          </table:covered-table-cell>
          <table:covered-table-cell/>
          <table:covered-table-cell office:value-type="string">
            <text:p>Pass</text:p>
          </table:covered-table-cell>
          <table:table-cell table:number-columns-repeated="1011"/>
        </table:table-row>
        <table:table-row table:style-name="ro6">
          <table:table-cell office:value-type="float" office:value="46">
            <text:p>46</text:p>
          </table:table-cell>
          <table:table-cell office:value-type="string">
            <text:p>To check that OP Workflow – Medical Alert Icon</text:p>
          </table:table-cell>
          <table:table-cell office:value-type="string">
            <text:p>Positive</text:p>
          </table:table-cell>
          <table:table-cell office:value-type="string">
            <text:p>MURUGESAN </text:p>
          </table:table-cell>
          <table:table-cell office:value-type="float" office:value="1">
            <text:p>1</text:p>
          </table:table-cell>
          <table:table-cell office:value-type="string">
            <text:p>Click left side OP Workflow <text:s/>Created by <text:s/>Doctors Module </text:p>
          </table:table-cell>
          <table:table-cell office:value-type="string">
            <text:p>Medical Alerts icon should be display</text:p>
          </table:table-cell>
          <table:table-cell office:value-type="string">
            <text:p>Medical Alerts icon <text:s/>displayed </text:p>
          </table:table-cell>
          <table:table-cell office:value-type="string">
            <text:p>Load with 0-2 sec</text:p>
          </table:table-cell>
          <table:table-cell office:value-type="string">
            <text:p>Loaded with 0-2 sec</text:p>
          </table:table-cell>
          <table:table-cell table:number-columns-repeated="2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4">
          <table:table-cell office:value-type="float" office:value="47" table:number-columns-spanned="1" table:number-rows-spanned="2">
            <text:p>47</text:p>
          </table:table-cell>
          <table:table-cell office:value-type="string" table:number-columns-spanned="1" table:number-rows-spanned="2">
            <text:p>To check that OP Workflow - Mui box Medical Alert Icon</text:p>
          </table:table-cell>
          <table:table-cell office:value-type="string" table:number-columns-spanned="1" table:number-rows-spanned="2">
            <text:p>Positive</text:p>
          </table:table-cell>
          <table:table-cell table:style-name="ce5" office:value-type="string" table:number-columns-spanned="1" table:number-rows-spanned="2">
            <text:p>MURUGESAN </text:p>
          </table:table-cell>
          <table:table-cell office:value-type="float" office:value="1">
            <text:p>1</text:p>
          </table:table-cell>
          <table:table-cell office:value-type="string">
            <text:p>Click left side OP Workflow </text:p>
          </table:table-cell>
          <table:table-cell office:value-type="string" table:number-columns-spanned="1" table:number-rows-spanned="2">
            <text:p><text:s/>Mui box in alerts should be display Medical Alerts icon</text:p>
          </table:table-cell>
          <table:table-cell office:value-type="string" table:number-columns-spanned="1" table:number-rows-spanned="2">
            <text:p><text:s/>Mui box in alerts <text:s/>displayed in Medical Alerts icon</text:p>
          </table:table-cell>
          <table:table-cell office:value-type="string" table:number-columns-spanned="1" table:number-rows-spanned="2">
            <text:p>Load with 0-2 sec</text:p>
          </table:table-cell>
          <table:table-cell office:value-type="string" table:number-columns-spanned="1" table:number-rows-spanned="2">
            <text:p>Load with 0-2 sec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11">
          <table:covered-table-cell/>
          <table:covered-table-cell office:value-type="string">
            <text:p>To check that IP Workflow- Mui box Drug Allergy Icon</text:p>
          </table:covered-table-cell>
          <table:covered-table-cell office:value-type="string">
            <text:p>Positive</text:p>
          </table:covered-table-cell>
          <table:covered-table-cell table:style-name="ce5" office:value-type="string">
            <text:p>MURUGESAN </text:p>
          </table:covered-table-cell>
          <table:table-cell office:value-type="float" office:value="2">
            <text:p>2</text:p>
          </table:table-cell>
          <table:table-cell office:value-type="string">
            <text:p>Click Charge icon</text:p>
          </table:table-cell>
          <table:covered-table-cell office:value-type="string">
            <text:p><text:s/>Mui box in alerts should be display in Drug Allergy icon</text:p>
          </table:covered-table-cell>
          <table:covered-table-cell/>
          <table:covered-table-cell office:value-type="string">
            <text:p>Load with 0-2 sec</text:p>
          </table:covered-table-cell>
          <table:covered-table-cell/>
          <table:covered-table-cell office:value-type="string">
            <text:p>NA</text:p>
          </table:covered-table-cell>
          <table:covered-table-cell/>
          <table:covered-table-cell office:value-type="string">
            <text:p>Pass</text:p>
          </table:covered-table-cell>
          <table:table-cell table:number-columns-repeated="1011"/>
        </table:table-row>
        <table:table-row table:style-name="ro6">
          <table:table-cell office:value-type="float" office:value="48">
            <text:p>48</text:p>
          </table:table-cell>
          <table:table-cell office:value-type="string">
            <text:p>To check that Doctor Module <text:s/>- Medical Alert Icon</text:p>
          </table:table-cell>
          <table:table-cell office:value-type="string">
            <text:p>Positive</text:p>
          </table:table-cell>
          <table:table-cell office:value-type="string">
            <text:p>MURUGESAN </text:p>
          </table:table-cell>
          <table:table-cell office:value-type="float" office:value="1">
            <text:p>1</text:p>
          </table:table-cell>
          <table:table-cell office:value-type="string">
            <text:p>Click left side Doctor Module <text:s/>Created by OP workflow</text:p>
          </table:table-cell>
          <table:table-cell office:value-type="string">
            <text:p>Medical Alerts icon should be display </text:p>
          </table:table-cell>
          <table:table-cell office:value-type="string">
            <text:p>Medical Alerts icon displayed </text:p>
          </table:table-cell>
          <table:table-cell office:value-type="string">
            <text:p>Load with 0-2 sec</text:p>
          </table:table-cell>
          <table:table-cell office:value-type="string">
            <text:p>Loaded with 0-2 sec</text:p>
          </table:table-cell>
          <table:table-cell table:number-columns-repeated="2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4">
          <table:table-cell office:value-type="float" office:value="49" table:number-columns-spanned="1" table:number-rows-spanned="2">
            <text:p>49</text:p>
          </table:table-cell>
          <table:table-cell office:value-type="string" table:number-columns-spanned="1" table:number-rows-spanned="2">
            <text:p>To check that Doctor Module office - Mui box Medical Alert Icon</text:p>
          </table:table-cell>
          <table:table-cell office:value-type="string" table:number-columns-spanned="1" table:number-rows-spanned="2">
            <text:p>Positive</text:p>
          </table:table-cell>
          <table:table-cell office:value-type="string" table:number-columns-spanned="1" table:number-rows-spanned="2">
            <text:p>MURUGESAN </text:p>
          </table:table-cell>
          <table:table-cell office:value-type="float" office:value="1">
            <text:p>1</text:p>
          </table:table-cell>
          <table:table-cell office:value-type="string">
            <text:p>Click left side Doctor Module <text:s/></text:p>
          </table:table-cell>
          <table:table-cell office:value-type="string" table:number-columns-spanned="1" table:number-rows-spanned="2">
            <text:p><text:s/>Mui box in alerts should be display in Medical Alerts icon</text:p>
          </table:table-cell>
          <table:table-cell office:value-type="string" table:number-columns-spanned="1" table:number-rows-spanned="2">
            <text:p><text:s/>Mui box in alerts <text:s/>displayed in Medical Alerts icon</text:p>
          </table:table-cell>
          <table:table-cell office:value-type="string" table:number-columns-spanned="1" table:number-rows-spanned="2">
            <text:p>Load with 0-2 sec</text:p>
          </table:table-cell>
          <table:table-cell office:value-type="string" table:number-columns-spanned="1" table:number-rows-spanned="2">
            <text:p>Load with 0-2 sec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11">
          <table:covered-table-cell/>
          <table:covered-table-cell office:value-type="string">
            <text:p>To check that IP Workflow- Mui box Drug Allergy Icon</text:p>
          </table:covered-table-cell>
          <table:covered-table-cell office:value-type="string">
            <text:p>Positive</text:p>
          </table:covered-table-cell>
          <table:covered-table-cell office:value-type="string">
            <text:p>Julie marrie</text:p>
          </table:covered-table-cell>
          <table:table-cell office:value-type="float" office:value="2">
            <text:p>2</text:p>
          </table:table-cell>
          <table:table-cell office:value-type="string">
            <text:p>Click EMR icon</text:p>
          </table:table-cell>
          <table:covered-table-cell office:value-type="string">
            <text:p><text:s/>Mui box in alerts should be display in Drug Allergy icon</text:p>
          </table:covered-table-cell>
          <table:covered-table-cell/>
          <table:covered-table-cell office:value-type="string">
            <text:p>Load with 0-2 sec</text:p>
          </table:covered-table-cell>
          <table:covered-table-cell/>
          <table:covered-table-cell office:value-type="string">
            <text:p>NA</text:p>
          </table:covered-table-cell>
          <table:covered-table-cell/>
          <table:covered-table-cell office:value-type="string">
            <text:p>Pass</text:p>
          </table:covered-table-cell>
          <table:table-cell table:number-columns-repeated="1011"/>
        </table:table-row>
        <table:table-row table:style-name="ro6">
          <table:table-cell office:value-type="float" office:value="50">
            <text:p>50</text:p>
          </table:table-cell>
          <table:table-cell office:value-type="string">
            <text:p>To check that Diagnostic imaging – Medical Alert Icon</text:p>
          </table:table-cell>
          <table:table-cell office:value-type="string">
            <text:p>Positive</text:p>
          </table:table-cell>
          <table:table-cell office:value-type="string">
            <text:p>MURUGESAN </text:p>
          </table:table-cell>
          <table:table-cell office:value-type="float" office:value="1">
            <text:p>1</text:p>
          </table:table-cell>
          <table:table-cell office:value-type="string">
            <text:p>Click left side Diagnostic imaging</text:p>
          </table:table-cell>
          <table:table-cell office:value-type="string">
            <text:p>Medical Alerts icon should be display</text:p>
          </table:table-cell>
          <table:table-cell office:value-type="string">
            <text:p>Medical Alerts icon displayed</text:p>
          </table:table-cell>
          <table:table-cell office:value-type="string">
            <text:p>Load with 0-2 sec</text:p>
          </table:table-cell>
          <table:table-cell office:value-type="string">
            <text:p>Loaded with 0-2 sec</text:p>
          </table:table-cell>
          <table:table-cell table:number-columns-repeated="2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23">
          <table:table-cell office:value-type="float" office:value="51" table:number-columns-spanned="1" table:number-rows-spanned="2">
            <text:p>51</text:p>
          </table:table-cell>
          <table:table-cell office:value-type="string" table:number-columns-spanned="1" table:number-rows-spanned="2">
            <text:p>To check that IP Workflow-Add Drug Allergy and <text:s/>Medical Alert icon Allergy Icon</text:p>
          </table:table-cell>
          <table:table-cell office:value-type="string" table:number-columns-spanned="1" table:number-rows-spanned="2">
            <text:p>Positive</text:p>
          </table:table-cell>
          <table:table-cell table:style-name="ce2" office:value-type="string" table:number-columns-spanned="1" table:number-rows-spanned="2">
            <text:p>IMPLANT and PROPRANOLOL </text:p>
          </table:table-cell>
          <table:table-cell office:value-type="float" office:value="1">
            <text:p>1</text:p>
          </table:table-cell>
          <table:table-cell office:value-type="string">
            <text:p>Click CPOE icon</text:p>
          </table:table-cell>
          <table:table-cell office:value-type="string" table:number-columns-spanned="1" table:number-rows-spanned="2">
            <text:p>Drug Allergy and Medical Alerts add Popup message should be display</text:p>
          </table:table-cell>
          <table:table-cell office:value-type="string" table:number-columns-spanned="1" table:number-rows-spanned="2">
            <text:p>Drug Allergy and Medical Alerts add Popup message displayed</text:p>
          </table:table-cell>
          <table:table-cell office:value-type="string" table:number-columns-spanned="1" table:number-rows-spanned="2">
            <text:p>Load with 0-2 sec</text:p>
          </table:table-cell>
          <table:table-cell office:value-type="string" table:number-columns-spanned="1" table:number-rows-spanned="2">
            <text:p>Loaded with 0-2 sec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table:style-name="ce3"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16">
          <table:covered-table-cell office:value-type="float" office:value="2">
            <text:p>2</text:p>
          </table:covered-table-cell>
          <table:covered-table-cell office:value-type="string">
            <text:p>To check that IP Workflow-Add Drug Allergy</text:p>
          </table:covered-table-cell>
          <table:covered-table-cell office:value-type="string">
            <text:p>Positive</text:p>
          </table:covered-table-cell>
          <table:covered-table-cell table:style-name="ce2" office:value-type="string">
            <text:p>Aspirin</text:p>
          </table:covered-table-cell>
          <table:table-cell office:value-type="float" office:value="2">
            <text:p>2</text:p>
          </table:table-cell>
          <table:table-cell office:value-type="string">
            <text:p>Click Patient Medical info</text:p>
          </table:table-cell>
          <table:covered-table-cell/>
          <table:covered-table-cell table:style-name="ce7"/>
          <table:covered-table-cell table:number-columns-repeated="2"/>
          <table:covered-table-cell table:style-name="ce7"/>
          <table:covered-table-cell/>
          <table:covered-table-cell table:style-name="ce2"/>
          <table:table-cell table:number-columns-repeated="1011"/>
        </table:table-row>
        <table:table-row table:style-name="ro14">
          <table:table-cell office:value-type="float" office:value="52">
            <text:p>52</text:p>
          </table:table-cell>
          <table:table-cell office:value-type="string">
            <text:p>To check that IP Workflow- Medical Alert icon and Drug Allergy Icon</text:p>
          </table:table-cell>
          <table:table-cell office:value-type="string">
            <text:p>Positive</text:p>
          </table:table-cell>
          <table:table-cell office:value-type="string">
            <text:p>ASHOK KUMAR </text:p>
          </table:table-cell>
          <table:table-cell office:value-type="float" office:value="1">
            <text:p>1</text:p>
          </table:table-cell>
          <table:table-cell office:value-type="string">
            <text:p>Click left side IP Workflow Created by <text:s/>Doctors Module</text:p>
          </table:table-cell>
          <table:table-cell office:value-type="string">
            <text:p>Drug Allergy and Medical Alerts <text:s/>icon <text:s/>should be display </text:p>
          </table:table-cell>
          <table:table-cell office:value-type="string">
            <text:p>Drug Allergy and Medical Alerts icon <text:s/>displayed <text:s/></text:p>
          </table:table-cell>
          <table:table-cell office:value-type="string">
            <text:p>Load with 0-2 sec</text:p>
          </table:table-cell>
          <table:table-cell office:value-type="string">
            <text:p>Loaded with 0-2 sec</text:p>
          </table:table-cell>
          <table:table-cell table:number-columns-repeated="2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18">
          <table:table-cell office:value-type="float" office:value="53" table:number-columns-spanned="1" table:number-rows-spanned="2">
            <text:p>53</text:p>
          </table:table-cell>
          <table:table-cell office:value-type="string" table:number-columns-spanned="1" table:number-rows-spanned="2">
            <text:p>To check that IP Workflow- Mui box Drug Allergy and Medical Alert icon</text:p>
          </table:table-cell>
          <table:table-cell office:value-type="string" table:number-columns-spanned="1" table:number-rows-spanned="2">
            <text:p>Positive</text:p>
          </table:table-cell>
          <table:table-cell office:value-type="string" table:number-columns-spanned="1" table:number-rows-spanned="2">
            <text:p>ASHOK KUMAR </text:p>
          </table:table-cell>
          <table:table-cell office:value-type="float" office:value="1">
            <text:p>1</text:p>
          </table:table-cell>
          <table:table-cell office:value-type="string">
            <text:p>Click left side IP Workflow </text:p>
          </table:table-cell>
          <table:table-cell office:value-type="string" table:number-columns-spanned="1" table:number-rows-spanned="2">
            <text:p><text:s/>Mui box in alerts should be display in Drug Allergy and Medical Alerts icon</text:p>
          </table:table-cell>
          <table:table-cell office:value-type="string" table:number-columns-spanned="1" table:number-rows-spanned="2">
            <text:p><text:s/>Mui box in alerts <text:s/>displayed in Drug Allergy and Medical Alerts icon</text:p>
          </table:table-cell>
          <table:table-cell office:value-type="string" table:number-columns-spanned="1" table:number-rows-spanned="2">
            <text:p>Load with 0-2 sec</text:p>
          </table:table-cell>
          <table:table-cell office:value-type="string" table:number-columns-spanned="1" table:number-rows-spanned="2">
            <text:p>Load with 0-2 sec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16">
          <table:covered-table-cell/>
          <table:covered-table-cell office:value-type="string">
            <text:p>To check that IP Workflow- Mui box Drug Allergy Icon</text:p>
          </table:covered-table-cell>
          <table:covered-table-cell office:value-type="string">
            <text:p>Positive</text:p>
          </table:covered-table-cell>
          <table:covered-table-cell table:style-name="ce5" office:value-type="string">
            <text:p>ASHOK KUMAR </text:p>
          </table:covered-table-cell>
          <table:table-cell office:value-type="float" office:value="2">
            <text:p>2</text:p>
          </table:table-cell>
          <table:table-cell office:value-type="string">
            <text:p>Click CPOE icon</text:p>
          </table:table-cell>
          <table:covered-table-cell office:value-type="string">
            <text:p><text:s/>Mui box in alerts should be display in Drug Allergy icon</text:p>
          </table:covered-table-cell>
          <table:covered-table-cell/>
          <table:covered-table-cell office:value-type="string">
            <text:p>Load with 0-2 sec</text:p>
          </table:covered-table-cell>
          <table:covered-table-cell/>
          <table:covered-table-cell office:value-type="string">
            <text:p>NA</text:p>
          </table:covered-table-cell>
          <table:covered-table-cell/>
          <table:covered-table-cell office:value-type="string">
            <text:p>Pass</text:p>
          </table:covered-table-cell>
          <table:table-cell table:number-columns-repeated="1011"/>
        </table:table-row>
        <table:table-row table:style-name="ro14">
          <table:table-cell office:value-type="float" office:value="54">
            <text:p>54</text:p>
          </table:table-cell>
          <table:table-cell office:value-type="string">
            <text:p>To check that Business office – Medical Alert Icon and Drug Allergy Icon</text:p>
          </table:table-cell>
          <table:table-cell office:value-type="string">
            <text:p>Positive</text:p>
          </table:table-cell>
          <table:table-cell office:value-type="string">
            <text:p>ASHOK KUMAR </text:p>
          </table:table-cell>
          <table:table-cell office:value-type="float" office:value="1">
            <text:p>1</text:p>
          </table:table-cell>
          <table:table-cell office:value-type="string">
            <text:p>Click left side Business office Created by OP workflow</text:p>
          </table:table-cell>
          <table:table-cell office:value-type="string">
            <text:p>Drug Allergy and Medical Alerts icon should be display</text:p>
          </table:table-cell>
          <table:table-cell office:value-type="string">
            <text:p>Drug Allergy and Medical Alerts icon <text:s/>displayed</text:p>
          </table:table-cell>
          <table:table-cell office:value-type="string">
            <text:p>Load with 0-2 sec</text:p>
          </table:table-cell>
          <table:table-cell office:value-type="string">
            <text:p>Loaded with 0-2 sec</text:p>
          </table:table-cell>
          <table:table-cell table:number-columns-repeated="2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18">
          <table:table-cell office:value-type="float" office:value="55" table:number-columns-spanned="1" table:number-rows-spanned="2">
            <text:p>55</text:p>
          </table:table-cell>
          <table:table-cell office:value-type="string" table:number-columns-spanned="1" table:number-rows-spanned="2">
            <text:p>To check that Business office - Mui box Drug Allergy and Medical Alert icon</text:p>
          </table:table-cell>
          <table:table-cell office:value-type="string" table:number-columns-spanned="1" table:number-rows-spanned="2">
            <text:p>Positive</text:p>
          </table:table-cell>
          <table:table-cell table:style-name="ce5" office:value-type="string" table:number-columns-spanned="1" table:number-rows-spanned="2">
            <text:p>ASHOK KUMAR </text:p>
          </table:table-cell>
          <table:table-cell office:value-type="float" office:value="1">
            <text:p>1</text:p>
          </table:table-cell>
          <table:table-cell office:value-type="string">
            <text:p>Click left side <text:s/>Business office </text:p>
          </table:table-cell>
          <table:table-cell office:value-type="string" table:number-columns-spanned="1" table:number-rows-spanned="2">
            <text:p><text:s/>Mui box in alerts should be display in Drug Allergy and Medical Alerts icon</text:p>
          </table:table-cell>
          <table:table-cell office:value-type="string" table:number-columns-spanned="1" table:number-rows-spanned="2">
            <text:p><text:s/>Mui box in alerts <text:s/>displayed in Drug Allergy and Medical Alerts icon</text:p>
          </table:table-cell>
          <table:table-cell office:value-type="string" table:number-columns-spanned="1" table:number-rows-spanned="2">
            <text:p>Load with 0-2 sec</text:p>
          </table:table-cell>
          <table:table-cell office:value-type="string" table:number-columns-spanned="1" table:number-rows-spanned="2">
            <text:p>Load with 0-2 sec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16">
          <table:covered-table-cell/>
          <table:covered-table-cell office:value-type="string">
            <text:p>To check that IP Workflow- Mui box Drug Allergy Icon</text:p>
          </table:covered-table-cell>
          <table:covered-table-cell office:value-type="string">
            <text:p>Positive</text:p>
          </table:covered-table-cell>
          <table:covered-table-cell table:style-name="ce5" office:value-type="string">
            <text:p>ASHOK KUMAR </text:p>
          </table:covered-table-cell>
          <table:table-cell office:value-type="float" office:value="2">
            <text:p>2</text:p>
          </table:table-cell>
          <table:table-cell office:value-type="string">
            <text:p>Click Charge icon</text:p>
          </table:table-cell>
          <table:covered-table-cell office:value-type="string">
            <text:p><text:s/>Mui box in alerts should be display in Drug Allergy icon</text:p>
          </table:covered-table-cell>
          <table:covered-table-cell/>
          <table:covered-table-cell office:value-type="string">
            <text:p>Load with 0-2 sec</text:p>
          </table:covered-table-cell>
          <table:covered-table-cell/>
          <table:covered-table-cell office:value-type="string">
            <text:p>NA</text:p>
          </table:covered-table-cell>
          <table:covered-table-cell/>
          <table:covered-table-cell office:value-type="string">
            <text:p>Pass</text:p>
          </table:covered-table-cell>
          <table:table-cell table:number-columns-repeated="1011"/>
        </table:table-row>
        <table:table-row table:style-name="ro14">
          <table:table-cell office:value-type="float" office:value="56">
            <text:p>56</text:p>
          </table:table-cell>
          <table:table-cell office:value-type="string">
            <text:p>To check that OP Workflow – Medical Alert Icon and Drug Allergy Icon</text:p>
          </table:table-cell>
          <table:table-cell office:value-type="string">
            <text:p>Positive</text:p>
          </table:table-cell>
          <table:table-cell office:value-type="string">
            <text:p>ASHOK KUMAR </text:p>
          </table:table-cell>
          <table:table-cell office:value-type="float" office:value="1">
            <text:p>1</text:p>
          </table:table-cell>
          <table:table-cell office:value-type="string">
            <text:p>Click left side OP Workflow Created by <text:s/>Doctors Module</text:p>
          </table:table-cell>
          <table:table-cell office:value-type="string">
            <text:p>Drug Allergy and Medical Alerts icon should be display </text:p>
          </table:table-cell>
          <table:table-cell office:value-type="string">
            <text:p>Drug Allergy and Medical Alerts icon displayed </text:p>
          </table:table-cell>
          <table:table-cell office:value-type="string">
            <text:p>Load with 0-2 sec</text:p>
          </table:table-cell>
          <table:table-cell office:value-type="string">
            <text:p>Loaded with 0-2 sec</text:p>
          </table:table-cell>
          <table:table-cell table:number-columns-repeated="2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26">
          <table:table-cell office:value-type="float" office:value="57" table:number-columns-spanned="1" table:number-rows-spanned="2">
            <text:p>57</text:p>
          </table:table-cell>
          <table:table-cell office:value-type="string" table:number-columns-spanned="1" table:number-rows-spanned="2">
            <text:p>To check that OP workflow - Mui box Drug Allergy and Medical Alert icon</text:p>
          </table:table-cell>
          <table:table-cell office:value-type="string" table:number-columns-spanned="1" table:number-rows-spanned="2">
            <text:p>Positive</text:p>
          </table:table-cell>
          <table:table-cell office:value-type="string" table:number-columns-spanned="1" table:number-rows-spanned="2">
            <text:p>ASHOK KUMAR </text:p>
          </table:table-cell>
          <table:table-cell office:value-type="float" office:value="1">
            <text:p>1</text:p>
          </table:table-cell>
          <table:table-cell office:value-type="string">
            <text:p>Click left side OP Workflow Created by OP workflow</text:p>
          </table:table-cell>
          <table:table-cell office:value-type="string" table:number-columns-spanned="1" table:number-rows-spanned="2">
            <text:p><text:s/>Mui box in alerts should be display in Drug Allergy and Medical Alerts icon</text:p>
          </table:table-cell>
          <table:table-cell office:value-type="string" table:number-columns-spanned="1" table:number-rows-spanned="2">
            <text:p><text:s/>Mui box in alerts <text:s/>displayed in Drug Allergy and Medical Alerts icon</text:p>
          </table:table-cell>
          <table:table-cell office:value-type="string" table:number-columns-spanned="1" table:number-rows-spanned="2">
            <text:p>Load with 0-2 sec</text:p>
          </table:table-cell>
          <table:table-cell office:value-type="string" table:number-columns-spanned="1" table:number-rows-spanned="2">
            <text:p>Load with 0-2 sec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20">
          <table:covered-table-cell/>
          <table:covered-table-cell office:value-type="string">
            <text:p>To check that IP Workflow- Mui box Drug Allergy Icon</text:p>
          </table:covered-table-cell>
          <table:covered-table-cell office:value-type="string">
            <text:p>Positive</text:p>
          </table:covered-table-cell>
          <table:covered-table-cell table:style-name="ce5" office:value-type="string">
            <text:p>ASHOK KUMAR </text:p>
          </table:covered-table-cell>
          <table:table-cell office:value-type="float" office:value="2">
            <text:p>2</text:p>
          </table:table-cell>
          <table:table-cell office:value-type="string">
            <text:p>Click Charge icon</text:p>
          </table:table-cell>
          <table:covered-table-cell office:value-type="string">
            <text:p><text:s/>Mui box in alerts should be display in Drug Allergy icon</text:p>
          </table:covered-table-cell>
          <table:covered-table-cell/>
          <table:covered-table-cell office:value-type="string">
            <text:p>Load with 0-2 sec</text:p>
          </table:covered-table-cell>
          <table:covered-table-cell/>
          <table:covered-table-cell office:value-type="string">
            <text:p>NA</text:p>
          </table:covered-table-cell>
          <table:covered-table-cell/>
          <table:covered-table-cell office:value-type="string">
            <text:p>Pass</text:p>
          </table:covered-table-cell>
          <table:table-cell table:number-columns-repeated="1011"/>
        </table:table-row>
        <table:table-row table:style-name="ro14">
          <table:table-cell office:value-type="float" office:value="58">
            <text:p>58</text:p>
          </table:table-cell>
          <table:table-cell office:value-type="string">
            <text:p>To check that Doctor Module <text:s/>- Medical Alert Icon and Drug Allergy Icon</text:p>
          </table:table-cell>
          <table:table-cell office:value-type="string">
            <text:p>Positive</text:p>
          </table:table-cell>
          <table:table-cell office:value-type="string">
            <text:p>ASHOK KUMAR </text:p>
          </table:table-cell>
          <table:table-cell office:value-type="float" office:value="1">
            <text:p>1</text:p>
          </table:table-cell>
          <table:table-cell office:value-type="string">
            <text:p>Click left side Doctor Module Created by <text:s/>Doctors Module</text:p>
          </table:table-cell>
          <table:table-cell office:value-type="string">
            <text:p>Drug Allergy and Medical Alerts icon should be display</text:p>
          </table:table-cell>
          <table:table-cell office:value-type="string">
            <text:p><text:s/>Drug Allergy and Medical Alerts icon displayed </text:p>
          </table:table-cell>
          <table:table-cell office:value-type="string">
            <text:p>Load with 0-2 sec</text:p>
          </table:table-cell>
          <table:table-cell office:value-type="string">
            <text:p>Loaded with 0-2 sec</text:p>
          </table:table-cell>
          <table:table-cell table:number-columns-repeated="2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23">
          <table:table-cell office:value-type="float" office:value="59" table:number-columns-spanned="1" table:number-rows-spanned="2">
            <text:p>59</text:p>
          </table:table-cell>
          <table:table-cell office:value-type="string" table:number-columns-spanned="1" table:number-rows-spanned="2">
            <text:p>To check that Doctor Module - Mui box Drug Allergy and Medical Alert icon</text:p>
          </table:table-cell>
          <table:table-cell office:value-type="string" table:number-columns-spanned="1" table:number-rows-spanned="2">
            <text:p>Positive</text:p>
          </table:table-cell>
          <table:table-cell office:value-type="string" table:number-columns-spanned="1" table:number-rows-spanned="2">
            <text:p>ASHOK KUMAR </text:p>
          </table:table-cell>
          <table:table-cell office:value-type="float" office:value="1">
            <text:p>1</text:p>
          </table:table-cell>
          <table:table-cell office:value-type="string">
            <text:p>Click left side <text:s/>Doctor Module </text:p>
          </table:table-cell>
          <table:table-cell office:value-type="string" table:number-columns-spanned="1" table:number-rows-spanned="2">
            <text:p><text:s/>Mui box in alerts should be display in Drug Allergy and Medical Alerts icon</text:p>
          </table:table-cell>
          <table:table-cell office:value-type="string" table:number-columns-spanned="1" table:number-rows-spanned="2">
            <text:p><text:s/>Mui box in alerts <text:s/>displayed in Drug Allergy and Medical Alerts icon</text:p>
          </table:table-cell>
          <table:table-cell office:value-type="string" table:number-columns-spanned="1" table:number-rows-spanned="2">
            <text:p>Load with 0-2 sec</text:p>
          </table:table-cell>
          <table:table-cell office:value-type="string" table:number-columns-spanned="1" table:number-rows-spanned="2">
            <text:p>Load with 0-2 sec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19">
          <table:covered-table-cell/>
          <table:covered-table-cell office:value-type="string">
            <text:p>To check that IP Workflow- Mui box Drug Allergy Icon</text:p>
          </table:covered-table-cell>
          <table:covered-table-cell office:value-type="string">
            <text:p>Positive</text:p>
          </table:covered-table-cell>
          <table:covered-table-cell table:style-name="ce5" office:value-type="string">
            <text:p>ASHOK KUMAR </text:p>
          </table:covered-table-cell>
          <table:table-cell office:value-type="float" office:value="2">
            <text:p>2</text:p>
          </table:table-cell>
          <table:table-cell office:value-type="string">
            <text:p>Click EMR icon</text:p>
          </table:table-cell>
          <table:covered-table-cell office:value-type="string">
            <text:p><text:s/>Mui box in alerts should be display in Drug Allergy icon</text:p>
          </table:covered-table-cell>
          <table:covered-table-cell/>
          <table:covered-table-cell office:value-type="string">
            <text:p>Load with 0-2 sec</text:p>
          </table:covered-table-cell>
          <table:covered-table-cell/>
          <table:covered-table-cell office:value-type="string">
            <text:p>NA</text:p>
          </table:covered-table-cell>
          <table:covered-table-cell/>
          <table:covered-table-cell office:value-type="string">
            <text:p>Pass</text:p>
          </table:covered-table-cell>
          <table:table-cell table:number-columns-repeated="1011"/>
        </table:table-row>
        <table:table-row table:style-name="ro14">
          <table:table-cell office:value-type="float" office:value="60">
            <text:p>60</text:p>
          </table:table-cell>
          <table:table-cell office:value-type="string">
            <text:p>To check that Diagnostic imaging – Medical Alert Icon and <text:s/>Drug Allergy Icon</text:p>
          </table:table-cell>
          <table:table-cell office:value-type="string">
            <text:p>Positive</text:p>
          </table:table-cell>
          <table:table-cell office:value-type="string">
            <text:p>ASHOK KUMAR </text:p>
          </table:table-cell>
          <table:table-cell office:value-type="float" office:value="1">
            <text:p>1</text:p>
          </table:table-cell>
          <table:table-cell office:value-type="string">
            <text:p>Click left side Diagnostic imaging Created <text:s/>by <text:s/>Doctors Module</text:p>
          </table:table-cell>
          <table:table-cell office:value-type="string">
            <text:p>Drug Allergy and Medical Alerts icon should be display </text:p>
          </table:table-cell>
          <table:table-cell office:value-type="string">
            <text:p>Drug Allergy and Medical Alerts icon displayed </text:p>
          </table:table-cell>
          <table:table-cell office:value-type="string">
            <text:p>Load with 0-2 sec</text:p>
          </table:table-cell>
          <table:table-cell office:value-type="string">
            <text:p>Loaded with 0-2 sec</text:p>
          </table:table-cell>
          <table:table-cell table:number-columns-repeated="2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22">
          <table:table-cell office:value-type="float" office:value="61" table:number-columns-spanned="1" table:number-rows-spanned="7">
            <text:p>61</text:p>
          </table:table-cell>
          <table:table-cell office:value-type="string" table:number-columns-spanned="1" table:number-rows-spanned="7">
            <text:p>To check that IP Work flow-Lab Patient created</text:p>
          </table:table-cell>
          <table:table-cell office:value-type="string" table:number-columns-spanned="1" table:number-rows-spanned="7">
            <text:p>Positive</text:p>
          </table:table-cell>
          <table:table-cell office:value-type="string" table:number-columns-spanned="1" table:number-rows-spanned="7">
            <text:p>BHAGAVATHI </text:p>
          </table:table-cell>
          <table:table-cell office:value-type="float" office:value="1">
            <text:p>1</text:p>
          </table:table-cell>
          <table:table-cell office:value-type="string">
            <text:p>Click IP Workflow</text:p>
          </table:table-cell>
          <table:table-cell office:value-type="string" table:number-columns-spanned="1" table:number-rows-spanned="7">
            <text:p>In IP Workflow <text:s/>Patient add in Lab it should be display</text:p>
          </table:table-cell>
          <table:table-cell office:value-type="string" table:number-columns-spanned="1" table:number-rows-spanned="7">
            <text:p>In IP Workflow <text:s/>Patient added in Lab <text:s/>displayed</text:p>
          </table:table-cell>
          <table:table-cell office:value-type="string" table:number-columns-spanned="1" table:number-rows-spanned="7">
            <text:p>Load with 0-2 sec</text:p>
          </table:table-cell>
          <table:table-cell office:value-type="string" table:number-columns-spanned="1" table:number-rows-spanned="7">
            <text:p>Loaded with 0-2 sec</text:p>
          </table:table-cell>
          <table:table-cell office:value-type="string" table:number-columns-spanned="1" table:number-rows-spanned="7">
            <text:p>NA</text:p>
          </table:table-cell>
          <table:table-cell office:value-type="string" table:number-columns-spanned="1" table:number-rows-spanned="7">
            <text:p>NA</text:p>
          </table:table-cell>
          <table:table-cell office:value-type="string" table:number-columns-spanned="1" table:number-rows-spanned="7">
            <text:p>Pass</text:p>
          </table:table-cell>
          <table:table-cell table:number-columns-repeated="1011"/>
        </table:table-row>
        <table:table-row table:style-name="ro6">
          <table:covered-table-cell office:value-type="float" office:value="62">
            <text:p>62</text:p>
          </table:covered-table-cell>
          <table:covered-table-cell office:value-type="string">
            <text:p>To check that IP Work flow-Lab Patient created</text:p>
          </table:covered-table-cell>
          <table:covered-table-cell office:value-type="string">
            <text:p>Positive</text:p>
          </table:covered-table-cell>
          <table:covered-table-cell office:value-type="string">
            <text:p>BHAGAVATHI </text:p>
          </table:covered-table-cell>
          <table:table-cell office:value-type="float" office:value="2">
            <text:p>2</text:p>
          </table:table-cell>
          <table:table-cell office:value-type="string">
            <text:p>Click CPOE icon and add CPOE button </text:p>
          </table:table-cell>
          <table:covered-table-cell office:value-type="string">
            <text:p>In IP Workflow <text:s/>Patient Create in Lab it should be display</text:p>
          </table:covered-table-cell>
          <table:covered-table-cell office:value-type="string">
            <text:p>In IP Workflow <text:s/>Patient Created in Lab <text:s/>displayed</text:p>
          </table:covered-table-cell>
          <table:covered-table-cell office:value-type="string">
            <text:p>Load with 0-2 sec</text:p>
          </table:covered-table-cell>
          <table:covered-table-cell office:value-type="string">
            <text:p>Loaded with 0-2 sec</text:p>
          </table:covered-table-cell>
          <table:covered-table-cell table:number-columns-repeated="2" office:value-type="string">
            <text:p>NA</text:p>
          </table:covered-table-cell>
          <table:covered-table-cell office:value-type="string">
            <text:p>Pass</text:p>
          </table:covered-table-cell>
          <table:table-cell table:number-columns-repeated="1011"/>
        </table:table-row>
        <table:table-row table:style-name="ro6">
          <table:covered-table-cell office:value-type="float" office:value="63">
            <text:p>63</text:p>
          </table:covered-table-cell>
          <table:covered-table-cell office:value-type="string">
            <text:p>To check that IP Work flow-Lab Patient created</text:p>
          </table:covered-table-cell>
          <table:covered-table-cell office:value-type="string">
            <text:p>Positive</text:p>
          </table:covered-table-cell>
          <table:covered-table-cell office:value-type="string">
            <text:p>BHAGAVATHI </text:p>
          </table:covered-table-cell>
          <table:table-cell office:value-type="float" office:value="3">
            <text:p>3</text:p>
          </table:table-cell>
          <table:table-cell office:value-type="string">
            <text:p>Click CPOE icon and add CPOE button </text:p>
          </table:table-cell>
          <table:covered-table-cell table:number-columns-repeated="5"/>
          <table:covered-table-cell table:style-name="Default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64">
            <text:p>64</text:p>
          </table:covered-table-cell>
          <table:covered-table-cell office:value-type="string">
            <text:p>To check that IP Work flow-Lab Patient created</text:p>
          </table:covered-table-cell>
          <table:covered-table-cell office:value-type="string">
            <text:p>Positive</text:p>
          </table:covered-table-cell>
          <table:covered-table-cell office:value-type="string">
            <text:p>BHAGAVATHI </text:p>
          </table:covered-table-cell>
          <table:table-cell office:value-type="float" office:value="4">
            <text:p>4</text:p>
          </table:table-cell>
          <table:table-cell office:value-type="string">
            <text:p>Click Verbal Order</text:p>
          </table:table-cell>
          <table:covered-table-cell table:number-columns-repeated="5"/>
          <table:covered-table-cell table:style-name="Default"/>
          <table:covered-table-cell office:value-type="string">
            <text:p>Pass</text:p>
          </table:covered-table-cell>
          <table:table-cell table:number-columns-repeated="1011"/>
        </table:table-row>
        <table:table-row table:style-name="ro6">
          <table:covered-table-cell office:value-type="float" office:value="65">
            <text:p>65</text:p>
          </table:covered-table-cell>
          <table:covered-table-cell office:value-type="string">
            <text:p>To check that IP Work flow-Lab Patient created</text:p>
          </table:covered-table-cell>
          <table:covered-table-cell office:value-type="string">
            <text:p>Positive</text:p>
          </table:covered-table-cell>
          <table:covered-table-cell office:value-type="string">
            <text:p>BHAGAVATHI </text:p>
          </table:covered-table-cell>
          <table:table-cell office:value-type="float" office:value="5">
            <text:p>5</text:p>
          </table:table-cell>
          <table:table-cell office:value-type="string">
            <text:p>Enter the values as a click add button, save</text:p>
          </table:table-cell>
          <table:covered-table-cell table:number-columns-repeated="5"/>
          <table:covered-table-cell table:style-name="Default"/>
          <table:covered-table-cell office:value-type="string">
            <text:p>Pass</text:p>
          </table:covered-table-cell>
          <table:table-cell table:number-columns-repeated="1011"/>
        </table:table-row>
        <table:table-row table:style-name="ro6">
          <table:covered-table-cell office:value-type="float" office:value="66">
            <text:p>66</text:p>
          </table:covered-table-cell>
          <table:covered-table-cell office:value-type="string">
            <text:p>To check that IP Work flow-Lab Patient created</text:p>
          </table:covered-table-cell>
          <table:covered-table-cell office:value-type="string">
            <text:p>Positive</text:p>
          </table:covered-table-cell>
          <table:covered-table-cell office:value-type="string">
            <text:p>BHAGAVATHI </text:p>
          </table:covered-table-cell>
          <table:table-cell office:value-type="float" office:value="6">
            <text:p>6</text:p>
          </table:table-cell>
          <table:table-cell office:value-type="string">
            <text:p>Click sample collecting ,enter the values and save </text:p>
          </table:table-cell>
          <table:covered-table-cell table:number-columns-repeated="5"/>
          <table:covered-table-cell table:style-name="Default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67">
            <text:p>67</text:p>
          </table:covered-table-cell>
          <table:covered-table-cell office:value-type="string">
            <text:p>To check that IP Work flow-Lab Patient created</text:p>
          </table:covered-table-cell>
          <table:covered-table-cell office:value-type="string">
            <text:p>Positive</text:p>
          </table:covered-table-cell>
          <table:covered-table-cell office:value-type="string">
            <text:p>BHAGAVATHI </text:p>
          </table:covered-table-cell>
          <table:table-cell office:value-type="float" office:value="7">
            <text:p>7</text:p>
          </table:table-cell>
          <table:table-cell office:value-type="string">
            <text:p>Go to the Lab</text:p>
          </table:table-cell>
          <table:covered-table-cell table:number-columns-repeated="5"/>
          <table:covered-table-cell table:style-name="Default"/>
          <table:covered-table-cell office:value-type="string">
            <text:p>Pass</text:p>
          </table:covered-table-cell>
          <table:table-cell table:number-columns-repeated="1011"/>
        </table:table-row>
        <table:table-row table:style-name="ro22">
          <table:table-cell office:value-type="float" office:value="62" table:number-columns-spanned="1" table:number-rows-spanned="10">
            <text:p>62</text:p>
          </table:table-cell>
          <table:table-cell office:value-type="string" table:number-columns-spanned="1" table:number-rows-spanned="10">
            <text:p>To check that IP Work flow-Medical Alert with Lab Patient</text:p>
          </table:table-cell>
          <table:table-cell office:value-type="string" table:number-columns-spanned="1" table:number-rows-spanned="10">
            <text:p>Positive</text:p>
          </table:table-cell>
          <table:table-cell office:value-type="string" table:number-columns-spanned="1" table:number-rows-spanned="10">
            <text:p>Murugesan </text:p>
          </table:table-cell>
          <table:table-cell office:value-type="float" office:value="1">
            <text:p>1</text:p>
          </table:table-cell>
          <table:table-cell office:value-type="string">
            <text:p>Click IP Workflow</text:p>
          </table:table-cell>
          <table:table-cell office:value-type="string" table:number-columns-spanned="1" table:number-rows-spanned="10">
            <text:p>In IP Workflow <text:s/>Medical alert icon Patient Create in Lab it should be display</text:p>
          </table:table-cell>
          <table:table-cell office:value-type="string" table:number-columns-spanned="1" table:number-rows-spanned="10">
            <text:p>In IP Workflow Medical Alert icon <text:s/>Patient Created in Lab <text:s/>displayed</text:p>
          </table:table-cell>
          <table:table-cell office:value-type="string" table:number-columns-spanned="1" table:number-rows-spanned="10">
            <text:p>Load with 0-2 sec</text:p>
          </table:table-cell>
          <table:table-cell office:value-type="string" table:number-columns-spanned="1" table:number-rows-spanned="10">
            <text:p>Loaded with 0-2 sec</text:p>
          </table:table-cell>
          <table:table-cell office:value-type="string" table:number-columns-spanned="1" table:number-rows-spanned="10">
            <text:p>NA</text:p>
          </table:table-cell>
          <table:table-cell office:value-type="string" table:number-columns-spanned="1" table:number-rows-spanned="10">
            <text:p>NA</text:p>
          </table:table-cell>
          <table:table-cell office:value-type="string" table:number-columns-spanned="1" table:number-rows-spanned="10">
            <text:p>Pass</text:p>
          </table:table-cell>
          <table:table-cell table:number-columns-repeated="1011"/>
        </table:table-row>
        <table:table-row table:style-name="ro22">
          <table:covered-table-cell table:number-columns-repeated="4"/>
          <table:table-cell office:value-type="float" office:value="2">
            <text:p>2</text:p>
          </table:table-cell>
          <table:table-cell office:value-type="string">
            <text:p>Click Patient Medical info</text:p>
          </table:table-cell>
          <table:covered-table-cell table:number-columns-repeated="7"/>
          <table:table-cell table:number-columns-repeated="1011"/>
        </table:table-row>
        <table:table-row table:style-name="ro22">
          <table:covered-table-cell table:number-columns-repeated="4"/>
          <table:table-cell office:value-type="float" office:value="3">
            <text:p>3</text:p>
          </table:table-cell>
          <table:table-cell office:value-type="string">
            <text:p>Add Drug Allergy and save </text:p>
          </table:table-cell>
          <table:covered-table-cell table:number-columns-repeated="7"/>
          <table:table-cell table:number-columns-repeated="1011"/>
        </table:table-row>
        <table:table-row table:style-name="ro27">
          <table:covered-table-cell table:number-columns-repeated="4"/>
          <table:table-cell office:value-type="float" office:value="4">
            <text:p>4</text:p>
          </table:table-cell>
          <table:table-cell office:value-type="string">
            <text:p>Go back Click IP Workflow Click CPOE icon</text:p>
          </table:table-cell>
          <table:covered-table-cell table:number-columns-repeated="7"/>
          <table:table-cell table:number-columns-repeated="1011"/>
        </table:table-row>
        <table:table-row table:style-name="ro6">
          <table:covered-table-cell office:value-type="float" office:value="62">
            <text:p>62</text:p>
          </table:covered-table-cell>
          <table:covered-table-cell office:value-type="string">
            <text:p>To check that IP Work flow-Lab Patient created</text:p>
          </table:covered-table-cell>
          <table:covered-table-cell office:value-type="string">
            <text:p>Positive</text:p>
          </table:covered-table-cell>
          <table:covered-table-cell office:value-type="string">
            <text:p>BHAGAVATHI </text:p>
          </table:covered-table-cell>
          <table:table-cell office:value-type="float" office:value="5">
            <text:p>5</text:p>
          </table:table-cell>
          <table:table-cell office:value-type="string">
            <text:p>Click CPOE icon and add CPOE button </text:p>
          </table:table-cell>
          <table:covered-table-cell office:value-type="string">
            <text:p>In IP Workflow <text:s/>Patient Create in Lab it should be display</text:p>
          </table:covered-table-cell>
          <table:covered-table-cell office:value-type="string">
            <text:p>In IP Workflow <text:s/>Patient Created in Lab <text:s/>displayed</text:p>
          </table:covered-table-cell>
          <table:covered-table-cell office:value-type="string">
            <text:p>Load with 0-2 sec</text:p>
          </table:covered-table-cell>
          <table:covered-table-cell office:value-type="string">
            <text:p>Loaded with 0-2 sec</text:p>
          </table:covered-table-cell>
          <table:covered-table-cell table:number-columns-repeated="2" office:value-type="string">
            <text:p>NA</text:p>
          </table:covered-table-cell>
          <table:covered-table-cell office:value-type="string">
            <text:p>Pass</text:p>
          </table:covered-table-cell>
          <table:table-cell table:number-columns-repeated="1011"/>
        </table:table-row>
        <table:table-row table:style-name="ro6">
          <table:covered-table-cell office:value-type="float" office:value="63">
            <text:p>63</text:p>
          </table:covered-table-cell>
          <table:covered-table-cell office:value-type="string">
            <text:p>To check that IP Work flow-Lab Patient created</text:p>
          </table:covered-table-cell>
          <table:covered-table-cell office:value-type="string">
            <text:p>Positive</text:p>
          </table:covered-table-cell>
          <table:covered-table-cell office:value-type="string">
            <text:p>BHAGAVATHI </text:p>
          </table:covered-table-cell>
          <table:table-cell office:value-type="float" office:value="6">
            <text:p>6</text:p>
          </table:table-cell>
          <table:table-cell office:value-type="string">
            <text:p>Click CPOE icon and add CPOE button </text:p>
          </table:table-cell>
          <table:covered-table-cell table:number-columns-repeated="5"/>
          <table:covered-table-cell table:style-name="Default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64">
            <text:p>64</text:p>
          </table:covered-table-cell>
          <table:covered-table-cell office:value-type="string">
            <text:p>To check that IP Work flow-Lab Patient created</text:p>
          </table:covered-table-cell>
          <table:covered-table-cell office:value-type="string">
            <text:p>Positive</text:p>
          </table:covered-table-cell>
          <table:covered-table-cell office:value-type="string">
            <text:p>BHAGAVATHI </text:p>
          </table:covered-table-cell>
          <table:table-cell office:value-type="float" office:value="7">
            <text:p>7</text:p>
          </table:table-cell>
          <table:table-cell office:value-type="string">
            <text:p>Click Verbal Order</text:p>
          </table:table-cell>
          <table:covered-table-cell table:number-columns-repeated="5"/>
          <table:covered-table-cell table:style-name="Default"/>
          <table:covered-table-cell office:value-type="string">
            <text:p>Pass</text:p>
          </table:covered-table-cell>
          <table:table-cell table:number-columns-repeated="1011"/>
        </table:table-row>
        <table:table-row table:style-name="ro6">
          <table:covered-table-cell office:value-type="float" office:value="65">
            <text:p>65</text:p>
          </table:covered-table-cell>
          <table:covered-table-cell office:value-type="string">
            <text:p>To check that IP Work flow-Lab Patient created</text:p>
          </table:covered-table-cell>
          <table:covered-table-cell office:value-type="string">
            <text:p>Positive</text:p>
          </table:covered-table-cell>
          <table:covered-table-cell office:value-type="string">
            <text:p>BHAGAVATHI </text:p>
          </table:covered-table-cell>
          <table:table-cell office:value-type="float" office:value="8">
            <text:p>8</text:p>
          </table:table-cell>
          <table:table-cell office:value-type="string">
            <text:p>Enter the values as a click add button, save</text:p>
          </table:table-cell>
          <table:covered-table-cell table:number-columns-repeated="5"/>
          <table:covered-table-cell table:style-name="Default"/>
          <table:covered-table-cell office:value-type="string">
            <text:p>Pass</text:p>
          </table:covered-table-cell>
          <table:table-cell table:number-columns-repeated="1011"/>
        </table:table-row>
        <table:table-row table:style-name="ro6">
          <table:covered-table-cell office:value-type="float" office:value="66">
            <text:p>66</text:p>
          </table:covered-table-cell>
          <table:covered-table-cell office:value-type="string">
            <text:p>To check that IP Work flow-Lab Patient created</text:p>
          </table:covered-table-cell>
          <table:covered-table-cell office:value-type="string">
            <text:p>Positive</text:p>
          </table:covered-table-cell>
          <table:covered-table-cell office:value-type="string">
            <text:p>BHAGAVATHI </text:p>
          </table:covered-table-cell>
          <table:table-cell office:value-type="float" office:value="9">
            <text:p>9</text:p>
          </table:table-cell>
          <table:table-cell office:value-type="string">
            <text:p>Click sample collecting ,enter the values and save </text:p>
          </table:table-cell>
          <table:covered-table-cell table:number-columns-repeated="5"/>
          <table:covered-table-cell table:style-name="Default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67">
            <text:p>67</text:p>
          </table:covered-table-cell>
          <table:covered-table-cell office:value-type="string">
            <text:p>To check that IP Work flow-Lab Patient created</text:p>
          </table:covered-table-cell>
          <table:covered-table-cell office:value-type="string">
            <text:p>Positive</text:p>
          </table:covered-table-cell>
          <table:covered-table-cell office:value-type="string">
            <text:p>BHAGAVATHI </text:p>
          </table:covered-table-cell>
          <table:table-cell office:value-type="float" office:value="10">
            <text:p>10</text:p>
          </table:table-cell>
          <table:table-cell office:value-type="string">
            <text:p>Go to the Lab</text:p>
          </table:table-cell>
          <table:covered-table-cell table:number-columns-repeated="5"/>
          <table:covered-table-cell table:style-name="Default"/>
          <table:covered-table-cell office:value-type="string">
            <text:p>Pass</text:p>
          </table:covered-table-cell>
          <table:table-cell table:number-columns-repeated="1011"/>
        </table:table-row>
        <table:table-row table:style-name="ro22">
          <table:table-cell office:value-type="float" office:value="63" table:number-columns-spanned="1" table:number-rows-spanned="10">
            <text:p>63</text:p>
          </table:table-cell>
          <table:table-cell office:value-type="string" table:number-columns-spanned="1" table:number-rows-spanned="10">
            <text:p>To check that IP Work flow-Drug Allergy and Medical Alert with Lab Patient</text:p>
          </table:table-cell>
          <table:table-cell office:value-type="string" table:number-columns-spanned="1" table:number-rows-spanned="10">
            <text:p>Positive</text:p>
          </table:table-cell>
          <table:table-cell office:value-type="string" table:number-columns-spanned="1" table:number-rows-spanned="10">
            <text:p><text:s/>Murugesan Ayyanar</text:p>
          </table:table-cell>
          <table:table-cell office:value-type="float" office:value="1">
            <text:p>1</text:p>
          </table:table-cell>
          <table:table-cell office:value-type="string">
            <text:p>Click IP Workflow</text:p>
          </table:table-cell>
          <table:table-cell office:value-type="string" table:number-columns-spanned="1" table:number-rows-spanned="10">
            <text:p>In IP Workflow Drug allergy and <text:s/>Medical alert icon Patient Create in Lab it should be display</text:p>
          </table:table-cell>
          <table:table-cell office:value-type="string" table:number-columns-spanned="1" table:number-rows-spanned="10">
            <text:p>In IP Workflow Drug allergy and <text:s/>Medical Alert icon <text:s/>Patient Created in Lab <text:s/>displayed</text:p>
          </table:table-cell>
          <table:table-cell office:value-type="string" table:number-columns-spanned="1" table:number-rows-spanned="10">
            <text:p>Load with 0-2 sec</text:p>
          </table:table-cell>
          <table:table-cell office:value-type="string" table:number-columns-spanned="1" table:number-rows-spanned="10">
            <text:p>Loaded with 0-2 sec</text:p>
          </table:table-cell>
          <table:table-cell office:value-type="string" table:number-columns-spanned="1" table:number-rows-spanned="10">
            <text:p>NA</text:p>
          </table:table-cell>
          <table:table-cell office:value-type="string" table:number-columns-spanned="1" table:number-rows-spanned="10">
            <text:p>NA</text:p>
          </table:table-cell>
          <table:table-cell office:value-type="string" table:number-columns-spanned="1" table:number-rows-spanned="10">
            <text:p>Pass</text:p>
          </table:table-cell>
          <table:table-cell table:number-columns-repeated="1011"/>
        </table:table-row>
        <table:table-row table:style-name="ro22">
          <table:covered-table-cell table:number-columns-repeated="4"/>
          <table:table-cell office:value-type="float" office:value="2">
            <text:p>2</text:p>
          </table:table-cell>
          <table:table-cell office:value-type="string">
            <text:p>Click Patient Medical info</text:p>
          </table:table-cell>
          <table:covered-table-cell table:number-columns-repeated="7"/>
          <table:table-cell table:number-columns-repeated="1011"/>
        </table:table-row>
        <table:table-row table:style-name="ro22">
          <table:covered-table-cell table:number-columns-repeated="4"/>
          <table:table-cell office:value-type="float" office:value="3">
            <text:p>3</text:p>
          </table:table-cell>
          <table:table-cell office:value-type="string">
            <text:p>Add Drug Allergy and save </text:p>
          </table:table-cell>
          <table:covered-table-cell table:number-columns-repeated="7"/>
          <table:table-cell table:number-columns-repeated="1011"/>
        </table:table-row>
        <table:table-row table:style-name="ro27">
          <table:covered-table-cell table:number-columns-repeated="4"/>
          <table:table-cell office:value-type="float" office:value="4">
            <text:p>4</text:p>
          </table:table-cell>
          <table:table-cell office:value-type="string">
            <text:p>Go back Click IP Workflow Click CPOE icon</text:p>
          </table:table-cell>
          <table:covered-table-cell table:number-columns-repeated="7"/>
          <table:table-cell table:number-columns-repeated="1011"/>
        </table:table-row>
        <table:table-row table:style-name="ro6">
          <table:covered-table-cell office:value-type="float" office:value="62">
            <text:p>62</text:p>
          </table:covered-table-cell>
          <table:covered-table-cell office:value-type="string">
            <text:p>To check that IP Work flow-Lab Patient created</text:p>
          </table:covered-table-cell>
          <table:covered-table-cell office:value-type="string">
            <text:p>Positive</text:p>
          </table:covered-table-cell>
          <table:covered-table-cell office:value-type="string">
            <text:p>BHAGAVATHI </text:p>
          </table:covered-table-cell>
          <table:table-cell office:value-type="float" office:value="5">
            <text:p>5</text:p>
          </table:table-cell>
          <table:table-cell office:value-type="string">
            <text:p>Click CPOE icon and add CPOE button </text:p>
          </table:table-cell>
          <table:covered-table-cell office:value-type="string">
            <text:p>In IP Workflow <text:s/>Patient Create in Lab it should be display</text:p>
          </table:covered-table-cell>
          <table:covered-table-cell office:value-type="string">
            <text:p>In IP Workflow <text:s/>Patient Created in Lab <text:s/>displayed</text:p>
          </table:covered-table-cell>
          <table:covered-table-cell office:value-type="string">
            <text:p>Load with 0-2 sec</text:p>
          </table:covered-table-cell>
          <table:covered-table-cell office:value-type="string">
            <text:p>Loaded with 0-2 sec</text:p>
          </table:covered-table-cell>
          <table:covered-table-cell table:number-columns-repeated="2" office:value-type="string">
            <text:p>NA</text:p>
          </table:covered-table-cell>
          <table:covered-table-cell office:value-type="string">
            <text:p>Pass</text:p>
          </table:covered-table-cell>
          <table:table-cell table:number-columns-repeated="1011"/>
        </table:table-row>
        <table:table-row table:style-name="ro6">
          <table:covered-table-cell office:value-type="float" office:value="63">
            <text:p>63</text:p>
          </table:covered-table-cell>
          <table:covered-table-cell office:value-type="string">
            <text:p>To check that IP Work flow-Lab Patient created</text:p>
          </table:covered-table-cell>
          <table:covered-table-cell office:value-type="string">
            <text:p>Positive</text:p>
          </table:covered-table-cell>
          <table:covered-table-cell office:value-type="string">
            <text:p>BHAGAVATHI </text:p>
          </table:covered-table-cell>
          <table:table-cell office:value-type="float" office:value="6">
            <text:p>6</text:p>
          </table:table-cell>
          <table:table-cell office:value-type="string">
            <text:p>Click CPOE icon and add CPOE button </text:p>
          </table:table-cell>
          <table:covered-table-cell table:number-columns-repeated="5"/>
          <table:covered-table-cell table:style-name="Default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64">
            <text:p>64</text:p>
          </table:covered-table-cell>
          <table:covered-table-cell office:value-type="string">
            <text:p>To check that IP Work flow-Lab Patient created</text:p>
          </table:covered-table-cell>
          <table:covered-table-cell office:value-type="string">
            <text:p>Positive</text:p>
          </table:covered-table-cell>
          <table:covered-table-cell office:value-type="string">
            <text:p>BHAGAVATHI </text:p>
          </table:covered-table-cell>
          <table:table-cell office:value-type="float" office:value="7">
            <text:p>7</text:p>
          </table:table-cell>
          <table:table-cell office:value-type="string">
            <text:p>Click Verbal Order</text:p>
          </table:table-cell>
          <table:covered-table-cell table:number-columns-repeated="5"/>
          <table:covered-table-cell table:style-name="Default"/>
          <table:covered-table-cell office:value-type="string">
            <text:p>Pass</text:p>
          </table:covered-table-cell>
          <table:table-cell table:number-columns-repeated="1011"/>
        </table:table-row>
        <table:table-row table:style-name="ro6">
          <table:covered-table-cell office:value-type="float" office:value="65">
            <text:p>65</text:p>
          </table:covered-table-cell>
          <table:covered-table-cell office:value-type="string">
            <text:p>To check that IP Work flow-Lab Patient created</text:p>
          </table:covered-table-cell>
          <table:covered-table-cell office:value-type="string">
            <text:p>Positive</text:p>
          </table:covered-table-cell>
          <table:covered-table-cell office:value-type="string">
            <text:p>BHAGAVATHI </text:p>
          </table:covered-table-cell>
          <table:table-cell office:value-type="float" office:value="8">
            <text:p>8</text:p>
          </table:table-cell>
          <table:table-cell office:value-type="string">
            <text:p>Enter the values as a click add button, save</text:p>
          </table:table-cell>
          <table:covered-table-cell table:number-columns-repeated="5"/>
          <table:covered-table-cell table:style-name="Default"/>
          <table:covered-table-cell office:value-type="string">
            <text:p>Pass</text:p>
          </table:covered-table-cell>
          <table:table-cell table:number-columns-repeated="1011"/>
        </table:table-row>
        <table:table-row table:style-name="ro6">
          <table:covered-table-cell office:value-type="float" office:value="66">
            <text:p>66</text:p>
          </table:covered-table-cell>
          <table:covered-table-cell office:value-type="string">
            <text:p>To check that IP Work flow-Lab Patient created</text:p>
          </table:covered-table-cell>
          <table:covered-table-cell office:value-type="string">
            <text:p>Positive</text:p>
          </table:covered-table-cell>
          <table:covered-table-cell office:value-type="string">
            <text:p>BHAGAVATHI </text:p>
          </table:covered-table-cell>
          <table:table-cell office:value-type="float" office:value="9">
            <text:p>9</text:p>
          </table:table-cell>
          <table:table-cell office:value-type="string">
            <text:p>Click sample collecting ,enter the values and save </text:p>
          </table:table-cell>
          <table:covered-table-cell table:number-columns-repeated="5"/>
          <table:covered-table-cell table:style-name="Default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67">
            <text:p>67</text:p>
          </table:covered-table-cell>
          <table:covered-table-cell office:value-type="string">
            <text:p>To check that IP Work flow-Lab Patient created</text:p>
          </table:covered-table-cell>
          <table:covered-table-cell office:value-type="string">
            <text:p>Positive</text:p>
          </table:covered-table-cell>
          <table:covered-table-cell office:value-type="string">
            <text:p>BHAGAVATHI </text:p>
          </table:covered-table-cell>
          <table:table-cell office:value-type="float" office:value="10">
            <text:p>10</text:p>
          </table:table-cell>
          <table:table-cell office:value-type="string">
            <text:p>Go to the Lab</text:p>
          </table:table-cell>
          <table:covered-table-cell table:number-columns-repeated="5"/>
          <table:covered-table-cell table:style-name="Default"/>
          <table:covered-table-cell office:value-type="string">
            <text:p>Pass</text:p>
          </table:covered-table-cell>
          <table:table-cell table:number-columns-repeated="1011"/>
        </table:table-row>
        <table:table-row table:style-name="ro6">
          <table:table-cell office:value-type="float" office:value="64" table:number-columns-spanned="1" table:number-rows-spanned="3">
            <text:p>64</text:p>
          </table:table-cell>
          <table:table-cell office:value-type="string" table:number-columns-spanned="1" table:number-rows-spanned="3">
            <text:p>To check that IP Workflow– Medical Alert Icon in Pharmacy</text:p>
          </table:table-cell>
          <table:table-cell office:value-type="string" table:number-columns-spanned="1" table:number-rows-spanned="3">
            <text:p>Positive</text:p>
          </table:table-cell>
          <table:table-cell office:value-type="string" table:number-columns-spanned="1" table:number-rows-spanned="3">
            <text:p>MONISHA MATHEW </text:p>
          </table:table-cell>
          <table:table-cell office:value-type="float" office:value="1">
            <text:p>1</text:p>
          </table:table-cell>
          <table:table-cell office:value-type="string">
            <text:p>Click IP Workflow and Click CPOE icon</text:p>
          </table:table-cell>
          <table:table-cell office:value-type="string" table:number-columns-spanned="1" table:number-rows-spanned="3">
            <text:p>In Pharmacy <text:s/>Medical Alerts icon <text:s/>should be display </text:p>
          </table:table-cell>
          <table:table-cell office:value-type="string" table:number-columns-spanned="1" table:number-rows-spanned="3">
            <text:p>In Pharmacy <text:s/>Drug Alerts icon <text:s/>displayed</text:p>
          </table:table-cell>
          <table:table-cell office:value-type="string" table:number-columns-spanned="1" table:number-rows-spanned="3">
            <text:p>Load with 0-2 sec</text:p>
          </table:table-cell>
          <table:table-cell office:value-type="string" table:number-columns-spanned="1" table:number-rows-spanned="3">
            <text:p>Loaded with 0-2 sec</text:p>
          </table:table-cell>
          <table:table-cell office:value-type="string" table:number-columns-spanned="1" table:number-rows-spanned="3">
            <text:p>NA</text:p>
          </table:table-cell>
          <table:table-cell office:value-type="string" table:number-columns-spanned="1" table:number-rows-spanned="3">
            <text:p>NA</text:p>
          </table:table-cell>
          <table:table-cell office:value-type="string" table:number-columns-spanned="1" table:number-rows-spanned="3">
            <text:p>Pass</text:p>
          </table:table-cell>
          <table:table-cell table:number-columns-repeated="1011"/>
        </table:table-row>
        <table:table-row table:style-name="ro28">
          <table:covered-table-cell office:value-type="float" office:value="65">
            <text:p>65</text:p>
          </table:covered-table-cell>
          <table:covered-table-cell office:value-type="string">
            <text:p>To check that IP Workflow– Medical Alert Icon in Pharmacy</text:p>
          </table:covered-table-cell>
          <table:covered-table-cell office:value-type="string">
            <text:p>Positive</text:p>
          </table:covered-table-cell>
          <table:covered-table-cell office:value-type="string">
            <text:p>MONISHA MATHEW </text:p>
          </table:covered-table-cell>
          <table:table-cell office:value-type="float" office:value="2">
            <text:p>2</text:p>
          </table:table-cell>
          <table:table-cell office:value-type="string">
            <text:p>Click Prescription and enter the value and click refresh</text:p>
          </table:table-cell>
          <table:covered-table-cell office:value-type="string">
            <text:p>Drug Allergy and Medical Alerts icon should be display </text:p>
          </table:covered-table-cell>
          <table:covered-table-cell office:value-type="string">
            <text:p>Drug Allergy and Medical Alerts icon displayed </text:p>
          </table:covered-table-cell>
          <table:covered-table-cell office:value-type="string">
            <text:p>Load with 0-2 sec</text:p>
          </table:covered-table-cell>
          <table:covered-table-cell office:value-type="string">
            <text:p>Loaded with 0-2 sec</text:p>
          </table:covered-table-cell>
          <table:covered-table-cell table:number-columns-repeated="2" office:value-type="string">
            <text:p>NA</text:p>
          </table:covered-table-cell>
          <table:covered-table-cell office:value-type="string">
            <text:p>Pass</text:p>
          </table:covered-table-cell>
          <table:table-cell table:number-columns-repeated="1011"/>
        </table:table-row>
        <table:table-row table:style-name="ro29">
          <table:covered-table-cell office:value-type="float" office:value="66">
            <text:p>66</text:p>
          </table:covered-table-cell>
          <table:covered-table-cell office:value-type="string">
            <text:p>To check that IP Workflow– Medical Alert Icon in Pharmacy</text:p>
          </table:covered-table-cell>
          <table:covered-table-cell office:value-type="string">
            <text:p>Positive</text:p>
          </table:covered-table-cell>
          <table:covered-table-cell office:value-type="string">
            <text:p>MONISHA MATHEW </text:p>
          </table:covered-table-cell>
          <table:table-cell office:value-type="float" office:value="3">
            <text:p>3</text:p>
          </table:table-cell>
          <table:table-cell office:value-type="string">
            <text:p>Go to the Pharmacy</text:p>
          </table:table-cell>
          <table:covered-table-cell office:value-type="string">
            <text:p>Drug Allergy and Medical Alerts icon should be display </text:p>
          </table:covered-table-cell>
          <table:covered-table-cell office:value-type="string">
            <text:p>Drug Allergy and Medical Alerts icon displayed </text:p>
          </table:covered-table-cell>
          <table:covered-table-cell office:value-type="string">
            <text:p>Load with 0-2 sec</text:p>
          </table:covered-table-cell>
          <table:covered-table-cell office:value-type="string">
            <text:p>Loaded with 0-2 sec</text:p>
          </table:covered-table-cell>
          <table:covered-table-cell table:number-columns-repeated="2" office:value-type="string">
            <text:p>NA</text:p>
          </table:covered-table-cell>
          <table:covered-table-cell office:value-type="string">
            <text:p>Pass</text:p>
          </table:covered-table-cell>
          <table:table-cell table:number-columns-repeated="1011"/>
        </table:table-row>
        <table:table-row table:style-name="ro6">
          <table:table-cell office:value-type="float" office:value="65" table:number-columns-spanned="1" table:number-rows-spanned="3">
            <text:p>65</text:p>
          </table:table-cell>
          <table:table-cell office:value-type="string" table:number-columns-spanned="1" table:number-rows-spanned="3">
            <text:p>To check that IP Workflow– Drug Allergy Icon in Pharmacy</text:p>
          </table:table-cell>
          <table:table-cell office:value-type="string" table:number-columns-spanned="1" table:number-rows-spanned="3">
            <text:p>Positive</text:p>
          </table:table-cell>
          <table:table-cell office:value-type="string" table:number-columns-spanned="1" table:number-rows-spanned="3">
            <text:p>MONISHA MATHEW </text:p>
          </table:table-cell>
          <table:table-cell office:value-type="float" office:value="1">
            <text:p>1</text:p>
          </table:table-cell>
          <table:table-cell office:value-type="string">
            <text:p>Click IP Workflow and Click CPOE icon</text:p>
          </table:table-cell>
          <table:table-cell office:value-type="string" table:number-columns-spanned="1" table:number-rows-spanned="3">
            <text:p>In Pharmacy Drug Allergy icon <text:s/>should be display </text:p>
          </table:table-cell>
          <table:table-cell office:value-type="string" table:number-columns-spanned="1" table:number-rows-spanned="3">
            <text:p>In Pharmacy <text:s/>Drug Allergy icon not displayed</text:p>
          </table:table-cell>
          <table:table-cell office:value-type="string" table:number-columns-spanned="1" table:number-rows-spanned="3">
            <text:p>Load with 0-2 sec</text:p>
          </table:table-cell>
          <table:table-cell office:value-type="string" table:number-columns-spanned="1" table:number-rows-spanned="3">
            <text:p>Loaded with 0-2 sec</text:p>
          </table:table-cell>
          <table:table-cell office:value-type="string" table:number-columns-spanned="1" table:number-rows-spanned="3">
            <text:p>NA</text:p>
          </table:table-cell>
          <table:table-cell office:value-type="string" table:number-columns-spanned="1" table:number-rows-spanned="3">
            <text:p>NA</text:p>
          </table:table-cell>
          <table:table-cell table:style-name="ce9" office:value-type="string" table:number-columns-spanned="1" table:number-rows-spanned="3">
            <text:p>Fail</text:p>
          </table:table-cell>
          <table:table-cell table:number-columns-repeated="1011"/>
        </table:table-row>
        <table:table-row table:style-name="ro28">
          <table:covered-table-cell office:value-type="float" office:value="65">
            <text:p>65</text:p>
          </table:covered-table-cell>
          <table:covered-table-cell office:value-type="string">
            <text:p>To check that IP Workflow– Medical Alert Icon in Pharmacy</text:p>
          </table:covered-table-cell>
          <table:covered-table-cell office:value-type="string">
            <text:p>Positive</text:p>
          </table:covered-table-cell>
          <table:covered-table-cell office:value-type="string">
            <text:p>MONISHA MATHEW </text:p>
          </table:covered-table-cell>
          <table:table-cell office:value-type="float" office:value="2">
            <text:p>2</text:p>
          </table:table-cell>
          <table:table-cell office:value-type="string">
            <text:p>Click Prescription and enter the value and click refresh</text:p>
          </table:table-cell>
          <table:covered-table-cell office:value-type="string">
            <text:p>Drug Allergy and Medical Alerts icon should be display </text:p>
          </table:covered-table-cell>
          <table:covered-table-cell office:value-type="string">
            <text:p>Drug Allergy and Medical Alerts icon displayed </text:p>
          </table:covered-table-cell>
          <table:covered-table-cell office:value-type="string">
            <text:p>Load with 0-2 sec</text:p>
          </table:covered-table-cell>
          <table:covered-table-cell office:value-type="string">
            <text:p>Loaded with 0-2 sec</text:p>
          </table:covered-table-cell>
          <table:covered-table-cell table:number-columns-repeated="2" office:value-type="string">
            <text:p>NA</text:p>
          </table:covered-table-cell>
          <table:covered-table-cell office:value-type="string">
            <text:p>Pass</text:p>
          </table:covered-table-cell>
          <table:table-cell table:number-columns-repeated="1011"/>
        </table:table-row>
        <table:table-row table:style-name="ro29">
          <table:covered-table-cell office:value-type="float" office:value="66">
            <text:p>66</text:p>
          </table:covered-table-cell>
          <table:covered-table-cell office:value-type="string">
            <text:p>To check that IP Workflow– Medical Alert Icon in Pharmacy</text:p>
          </table:covered-table-cell>
          <table:covered-table-cell office:value-type="string">
            <text:p>Positive</text:p>
          </table:covered-table-cell>
          <table:covered-table-cell office:value-type="string">
            <text:p>MONISHA MATHEW </text:p>
          </table:covered-table-cell>
          <table:table-cell office:value-type="float" office:value="3">
            <text:p>3</text:p>
          </table:table-cell>
          <table:table-cell office:value-type="string">
            <text:p>Go to the Pharmacy</text:p>
          </table:table-cell>
          <table:covered-table-cell office:value-type="string">
            <text:p>Drug Allergy and Medical Alerts icon should be display </text:p>
          </table:covered-table-cell>
          <table:covered-table-cell office:value-type="string">
            <text:p>Drug Allergy and Medical Alerts icon displayed </text:p>
          </table:covered-table-cell>
          <table:covered-table-cell office:value-type="string">
            <text:p>Load with 0-2 sec</text:p>
          </table:covered-table-cell>
          <table:covered-table-cell office:value-type="string">
            <text:p>Loaded with 0-2 sec</text:p>
          </table:covered-table-cell>
          <table:covered-table-cell table:number-columns-repeated="2" office:value-type="string">
            <text:p>NA</text:p>
          </table:covered-table-cell>
          <table:covered-table-cell office:value-type="string">
            <text:p>Pass</text:p>
          </table:covered-table-cell>
          <table:table-cell table:number-columns-repeated="1011"/>
        </table:table-row>
        <table:table-row table:style-name="ro6">
          <table:table-cell office:value-type="float" office:value="66" table:number-columns-spanned="1" table:number-rows-spanned="3">
            <text:p>66</text:p>
          </table:table-cell>
          <table:table-cell office:value-type="string" table:number-columns-spanned="1" table:number-rows-spanned="3">
            <text:p>To check that IP Workflow– Drug Allergy Icon and Medical Alert in Pharmacy</text:p>
          </table:table-cell>
          <table:table-cell office:value-type="string" table:number-columns-spanned="1" table:number-rows-spanned="3">
            <text:p>Positive</text:p>
          </table:table-cell>
          <table:table-cell office:value-type="string" table:number-columns-spanned="1" table:number-rows-spanned="3">
            <text:p>ASHOK KUMAR </text:p>
          </table:table-cell>
          <table:table-cell office:value-type="float" office:value="1">
            <text:p>1</text:p>
          </table:table-cell>
          <table:table-cell office:value-type="string">
            <text:p>Click IP Workflow and Click CPOE icon</text:p>
          </table:table-cell>
          <table:table-cell office:value-type="string" table:number-columns-spanned="1" table:number-rows-spanned="3">
            <text:p>In Pharmacy Medical Alert and <text:s/>Drug Allergy icon <text:s/>should be display </text:p>
          </table:table-cell>
          <table:table-cell office:value-type="string" table:number-columns-spanned="1" table:number-rows-spanned="3">
            <text:p>In Pharmacy <text:s/>Medical Alert icon only <text:s text:c="2"/>displayed</text:p>
          </table:table-cell>
          <table:table-cell office:value-type="string" table:number-columns-spanned="1" table:number-rows-spanned="3">
            <text:p>Load with 0-2 sec</text:p>
          </table:table-cell>
          <table:table-cell office:value-type="string" table:number-columns-spanned="1" table:number-rows-spanned="3">
            <text:p>Loaded with 0-2 sec</text:p>
          </table:table-cell>
          <table:table-cell office:value-type="string" table:number-columns-spanned="1" table:number-rows-spanned="3">
            <text:p>NA</text:p>
          </table:table-cell>
          <table:table-cell office:value-type="string" table:number-columns-spanned="1" table:number-rows-spanned="3">
            <text:p>NA</text:p>
          </table:table-cell>
          <table:table-cell table:style-name="ce9" office:value-type="string" table:number-columns-spanned="1" table:number-rows-spanned="3">
            <text:p>Fail</text:p>
          </table:table-cell>
          <table:table-cell table:number-columns-repeated="1011"/>
        </table:table-row>
        <table:table-row table:style-name="ro28">
          <table:covered-table-cell office:value-type="float" office:value="65">
            <text:p>65</text:p>
          </table:covered-table-cell>
          <table:covered-table-cell office:value-type="string">
            <text:p>To check that IP Workflow– Medical Alert Icon in Pharmacy</text:p>
          </table:covered-table-cell>
          <table:covered-table-cell office:value-type="string">
            <text:p>Positive</text:p>
          </table:covered-table-cell>
          <table:covered-table-cell table:style-name="ce6" office:value-type="string">
            <text:p>ASHOK KUMAR </text:p>
          </table:covered-table-cell>
          <table:table-cell office:value-type="float" office:value="2">
            <text:p>2</text:p>
          </table:table-cell>
          <table:table-cell office:value-type="string">
            <text:p>Click Prescription and enter the value and click refresh</text:p>
          </table:table-cell>
          <table:covered-table-cell office:value-type="string">
            <text:p>Drug Allergy and Medical Alerts icon should be display </text:p>
          </table:covered-table-cell>
          <table:covered-table-cell office:value-type="string">
            <text:p>Drug Allergy and Medical Alerts icon displayed </text:p>
          </table:covered-table-cell>
          <table:covered-table-cell office:value-type="string">
            <text:p>Load with 0-2 sec</text:p>
          </table:covered-table-cell>
          <table:covered-table-cell office:value-type="string">
            <text:p>Loaded with 0-2 sec</text:p>
          </table:covered-table-cell>
          <table:covered-table-cell table:number-columns-repeated="2" office:value-type="string">
            <text:p>NA</text:p>
          </table:covered-table-cell>
          <table:covered-table-cell office:value-type="string">
            <text:p>Pass</text:p>
          </table:covered-table-cell>
          <table:table-cell table:number-columns-repeated="1011"/>
        </table:table-row>
        <table:table-row table:style-name="ro29">
          <table:covered-table-cell office:value-type="float" office:value="66">
            <text:p>66</text:p>
          </table:covered-table-cell>
          <table:covered-table-cell office:value-type="string">
            <text:p>To check that IP Workflow– Medical Alert Icon in Pharmacy</text:p>
          </table:covered-table-cell>
          <table:covered-table-cell office:value-type="string">
            <text:p>Positive</text:p>
          </table:covered-table-cell>
          <table:covered-table-cell table:style-name="ce6" office:value-type="string">
            <text:p>ASHOK KUMAR </text:p>
          </table:covered-table-cell>
          <table:table-cell office:value-type="float" office:value="3">
            <text:p>3</text:p>
          </table:table-cell>
          <table:table-cell office:value-type="string">
            <text:p>Go to the Pharmacy</text:p>
          </table:table-cell>
          <table:covered-table-cell office:value-type="string">
            <text:p>Drug Allergy and Medical Alerts icon should be display </text:p>
          </table:covered-table-cell>
          <table:covered-table-cell office:value-type="string">
            <text:p>Drug Allergy and Medical Alerts icon displayed </text:p>
          </table:covered-table-cell>
          <table:covered-table-cell office:value-type="string">
            <text:p>Load with 0-2 sec</text:p>
          </table:covered-table-cell>
          <table:covered-table-cell office:value-type="string">
            <text:p>Loaded with 0-2 sec</text:p>
          </table:covered-table-cell>
          <table:covered-table-cell table:number-columns-repeated="2" office:value-type="string">
            <text:p>NA</text:p>
          </table:covered-table-cell>
          <table:covered-table-cell office:value-type="string">
            <text:p>Pass</text:p>
          </table:covered-table-cell>
          <table:table-cell table:number-columns-repeated="1011"/>
        </table:table-row>
        <table:table-row table:style-name="ro6">
          <table:table-cell office:value-type="float" office:value="67" table:number-columns-spanned="1" table:number-rows-spanned="4">
            <text:p>67</text:p>
          </table:table-cell>
          <table:table-cell office:value-type="string" table:number-columns-spanned="1" table:number-rows-spanned="4">
            <text:p>To check that Business Office– Booking Operation Theater</text:p>
          </table:table-cell>
          <table:table-cell office:value-type="string" table:number-columns-spanned="1" table:number-rows-spanned="4">
            <text:p>Positive</text:p>
          </table:table-cell>
          <table:table-cell office:value-type="string" table:number-columns-spanned="1" table:number-rows-spanned="4">
            <text:p>Theeran</text:p>
          </table:table-cell>
          <table:table-cell office:value-type="float" office:value="1">
            <text:p>1</text:p>
          </table:table-cell>
          <table:table-cell office:value-type="string">
            <text:p>Click Business Office and Click Facility booking</text:p>
          </table:table-cell>
          <table:table-cell office:value-type="string" table:number-columns-spanned="1" table:number-rows-spanned="4">
            <text:p>In Operation Theater Patient <text:s/>Should be display</text:p>
          </table:table-cell>
          <table:table-cell office:value-type="string" table:number-columns-spanned="1" table:number-rows-spanned="4">
            <text:p>In Operation Theater Patient <text:s/>displayed</text:p>
          </table:table-cell>
          <table:table-cell office:value-type="string" table:number-columns-spanned="1" table:number-rows-spanned="4">
            <text:p>Load with 0-2 sec</text:p>
          </table:table-cell>
          <table:table-cell office:value-type="string" table:number-columns-spanned="1" table:number-rows-spanned="4">
            <text:p>Loaded with 0-2 sec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table:style-name="ce3" office:value-type="string" table:number-columns-spanned="1" table:number-rows-spanned="4">
            <text:p>Pass</text:p>
          </table:table-cell>
          <table:table-cell table:number-columns-repeated="1011"/>
        </table:table-row>
        <table:table-row table:style-name="ro30">
          <table:covered-table-cell office:value-type="float" office:value="68">
            <text:p>68</text:p>
          </table:covered-table-cell>
          <table:covered-table-cell office:value-type="string">
            <text:p>To check that Business Office– Booking Operation Theater</text:p>
          </table:covered-table-cell>
          <table:covered-table-cell office:value-type="string">
            <text:p>Positive</text:p>
          </table:covered-table-cell>
          <table:covered-table-cell office:value-type="string">
            <text:p>Theeran</text:p>
          </table:covered-table-cell>
          <table:table-cell office:value-type="float" office:value="2">
            <text:p>2</text:p>
          </table:table-cell>
          <table:table-cell office:value-type="string">
            <text:p>Click add Operation Theater and Click Refine Search</text:p>
          </table:table-cell>
          <table:covered-table-cell office:value-type="string">
            <text:p>In Pharmacy Medical Alert and <text:s/>Drug Allergy icon <text:s/>should be display </text:p>
          </table:covered-table-cell>
          <table:covered-table-cell office:value-type="string">
            <text:p>In Pharmacy <text:s/>Medical Alert icon only <text:s text:c="2"/>displayed</text:p>
          </table:covered-table-cell>
          <table:covered-table-cell office:value-type="string">
            <text:p>Load with 0-2 sec</text:p>
          </table:covered-table-cell>
          <table:covered-table-cell office:value-type="string">
            <text:p>Loaded with 0-2 sec</text:p>
          </table:covered-table-cell>
          <table:covered-table-cell table:number-columns-repeated="2" office:value-type="string">
            <text:p>NA</text:p>
          </table:covered-table-cell>
          <table:covered-table-cell table:style-name="ce9" office:value-type="string">
            <text:p>Fail</text:p>
          </table:covered-table-cell>
          <table:table-cell table:number-columns-repeated="1011"/>
        </table:table-row>
        <table:table-row table:style-name="ro31">
          <table:covered-table-cell office:value-type="float" office:value="69">
            <text:p>69</text:p>
          </table:covered-table-cell>
          <table:covered-table-cell office:value-type="string">
            <text:p>To check that Business Office– Booking Operation Theater</text:p>
          </table:covered-table-cell>
          <table:covered-table-cell office:value-type="string">
            <text:p>Positive</text:p>
          </table:covered-table-cell>
          <table:covered-table-cell office:value-type="string">
            <text:p>Theeran</text:p>
          </table:covered-table-cell>
          <table:table-cell office:value-type="float" office:value="3">
            <text:p>3</text:p>
          </table:table-cell>
          <table:table-cell office:value-type="string">
            <text:p>Click Patient and Book Appointment</text:p>
          </table:table-cell>
          <table:covered-table-cell office:value-type="string">
            <text:p>In Pharmacy Medical Alert and <text:s/>Drug Allergy icon <text:s/>should be display </text:p>
          </table:covered-table-cell>
          <table:covered-table-cell office:value-type="string">
            <text:p>In Pharmacy <text:s/>Medical Alert icon only <text:s text:c="2"/>displayed</text:p>
          </table:covered-table-cell>
          <table:covered-table-cell office:value-type="string">
            <text:p>Load with 0-2 sec</text:p>
          </table:covered-table-cell>
          <table:covered-table-cell office:value-type="string">
            <text:p>Loaded with 0-2 sec</text:p>
          </table:covered-table-cell>
          <table:covered-table-cell table:number-columns-repeated="2" office:value-type="string">
            <text:p>NA</text:p>
          </table:covered-table-cell>
          <table:covered-table-cell table:style-name="ce9" office:value-type="string">
            <text:p>Fail</text:p>
          </table:covered-table-cell>
          <table:table-cell table:number-columns-repeated="1011"/>
        </table:table-row>
        <table:table-row table:style-name="ro29">
          <table:covered-table-cell office:value-type="float" office:value="70">
            <text:p>70</text:p>
          </table:covered-table-cell>
          <table:covered-table-cell office:value-type="string">
            <text:p>To check that Business Office– Booking Operation Theater</text:p>
          </table:covered-table-cell>
          <table:covered-table-cell office:value-type="string">
            <text:p>Positive</text:p>
          </table:covered-table-cell>
          <table:covered-table-cell office:value-type="string">
            <text:p>Theeran</text:p>
          </table:covered-table-cell>
          <table:table-cell office:value-type="float" office:value="4">
            <text:p>4</text:p>
          </table:table-cell>
          <table:table-cell office:value-type="string">
            <text:p>Go to the Operation Theater</text:p>
          </table:table-cell>
          <table:covered-table-cell office:value-type="string">
            <text:p>In Pharmacy Medical Alert and <text:s/>Drug Allergy icon <text:s/>should be display </text:p>
          </table:covered-table-cell>
          <table:covered-table-cell office:value-type="string">
            <text:p>In Pharmacy <text:s/>Medical Alert icon only <text:s text:c="2"/>displayed</text:p>
          </table:covered-table-cell>
          <table:covered-table-cell office:value-type="string">
            <text:p>Load with 0-2 sec</text:p>
          </table:covered-table-cell>
          <table:covered-table-cell office:value-type="string">
            <text:p>Loaded with 0-2 sec</text:p>
          </table:covered-table-cell>
          <table:covered-table-cell office:value-type="string">
            <text:p>NA</text:p>
          </table:covered-table-cell>
          <table:covered-table-cell table:style-name="Default"/>
          <table:covered-table-cell table:style-name="ce9" office:value-type="string">
            <text:p>Fail</text:p>
          </table:covered-table-cell>
          <table:table-cell table:number-columns-repeated="1011"/>
        </table:table-row>
        <table:table-row table:style-name="ro6">
          <table:table-cell office:value-type="float" office:value="68" table:number-columns-spanned="1" table:number-rows-spanned="4">
            <text:p>68</text:p>
          </table:table-cell>
          <table:table-cell office:value-type="string" table:number-columns-spanned="1" table:number-rows-spanned="4">
            <text:p>To check that Business Office– Book Drug Allergy Patient in <text:s/>Operation Theater</text:p>
          </table:table-cell>
          <table:table-cell office:value-type="string" table:number-columns-spanned="1" table:number-rows-spanned="4">
            <text:p>Positive</text:p>
          </table:table-cell>
          <table:table-cell office:value-type="string" table:number-columns-spanned="1" table:number-rows-spanned="4">
            <text:p>Renuka sri</text:p>
          </table:table-cell>
          <table:table-cell office:value-type="float" office:value="1">
            <text:p>1</text:p>
          </table:table-cell>
          <table:table-cell office:value-type="string">
            <text:p>Click Business Office and Click Facility booking</text:p>
          </table:table-cell>
          <table:table-cell office:value-type="string" table:number-columns-spanned="1" table:number-rows-spanned="4">
            <text:p>In Operation Theater Drug Allergy Patient <text:s/>Should be display</text:p>
          </table:table-cell>
          <table:table-cell office:value-type="string" table:number-columns-spanned="1" table:number-rows-spanned="4">
            <text:p>In Operation Theater Drug Allergy Patient <text:s/>displayed</text:p>
          </table:table-cell>
          <table:table-cell office:value-type="string" table:number-columns-spanned="1" table:number-rows-spanned="4">
            <text:p>Load with 0-2 sec</text:p>
          </table:table-cell>
          <table:table-cell office:value-type="string" table:number-columns-spanned="1" table:number-rows-spanned="4">
            <text:p>Loaded with 0-2 sec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table:style-name="ce3" office:value-type="string" table:number-columns-spanned="1" table:number-rows-spanned="4">
            <text:p>Pass</text:p>
          </table:table-cell>
          <table:table-cell table:number-columns-repeated="1011"/>
        </table:table-row>
        <table:table-row table:style-name="ro30">
          <table:covered-table-cell office:value-type="float" office:value="68">
            <text:p>68</text:p>
          </table:covered-table-cell>
          <table:covered-table-cell office:value-type="string">
            <text:p>To check that Business Office– Booking Operation Theater</text:p>
          </table:covered-table-cell>
          <table:covered-table-cell office:value-type="string">
            <text:p>Positive</text:p>
          </table:covered-table-cell>
          <table:covered-table-cell office:value-type="string">
            <text:p>Theeran</text:p>
          </table:covered-table-cell>
          <table:table-cell office:value-type="float" office:value="2">
            <text:p>2</text:p>
          </table:table-cell>
          <table:table-cell office:value-type="string">
            <text:p>Click add Operation Theater and Click Refine Search</text:p>
          </table:table-cell>
          <table:covered-table-cell office:value-type="string">
            <text:p>In Pharmacy Medical Alert and <text:s/>Drug Allergy icon <text:s/>should be display </text:p>
          </table:covered-table-cell>
          <table:covered-table-cell office:value-type="string">
            <text:p>In Pharmacy <text:s/>Medical Alert icon only <text:s text:c="2"/>displayed</text:p>
          </table:covered-table-cell>
          <table:covered-table-cell office:value-type="string">
            <text:p>Load with 0-2 sec</text:p>
          </table:covered-table-cell>
          <table:covered-table-cell office:value-type="string">
            <text:p>Loaded with 0-2 sec</text:p>
          </table:covered-table-cell>
          <table:covered-table-cell table:number-columns-repeated="2" office:value-type="string">
            <text:p>NA</text:p>
          </table:covered-table-cell>
          <table:covered-table-cell table:style-name="ce9" office:value-type="string">
            <text:p>Fail</text:p>
          </table:covered-table-cell>
          <table:table-cell table:number-columns-repeated="1011"/>
        </table:table-row>
        <table:table-row table:style-name="ro31">
          <table:covered-table-cell office:value-type="float" office:value="69">
            <text:p>69</text:p>
          </table:covered-table-cell>
          <table:covered-table-cell office:value-type="string">
            <text:p>To check that Business Office– Booking Operation Theater</text:p>
          </table:covered-table-cell>
          <table:covered-table-cell office:value-type="string">
            <text:p>Positive</text:p>
          </table:covered-table-cell>
          <table:covered-table-cell office:value-type="string">
            <text:p>Theeran</text:p>
          </table:covered-table-cell>
          <table:table-cell office:value-type="float" office:value="3">
            <text:p>3</text:p>
          </table:table-cell>
          <table:table-cell office:value-type="string">
            <text:p>Click Drug Allergy Patient and Book Appointment</text:p>
          </table:table-cell>
          <table:covered-table-cell office:value-type="string">
            <text:p>In Pharmacy Medical Alert and <text:s/>Drug Allergy icon <text:s/>should be display </text:p>
          </table:covered-table-cell>
          <table:covered-table-cell office:value-type="string">
            <text:p>In Pharmacy <text:s/>Medical Alert icon only <text:s text:c="2"/>displayed</text:p>
          </table:covered-table-cell>
          <table:covered-table-cell office:value-type="string">
            <text:p>Load with 0-2 sec</text:p>
          </table:covered-table-cell>
          <table:covered-table-cell office:value-type="string">
            <text:p>Loaded with 0-2 sec</text:p>
          </table:covered-table-cell>
          <table:covered-table-cell table:number-columns-repeated="2" office:value-type="string">
            <text:p>NA</text:p>
          </table:covered-table-cell>
          <table:covered-table-cell table:style-name="ce9" office:value-type="string">
            <text:p>Fail</text:p>
          </table:covered-table-cell>
          <table:table-cell table:number-columns-repeated="1011"/>
        </table:table-row>
        <table:table-row table:style-name="ro29">
          <table:covered-table-cell office:value-type="float" office:value="70">
            <text:p>70</text:p>
          </table:covered-table-cell>
          <table:covered-table-cell office:value-type="string">
            <text:p>To check that Business Office– Booking Operation Theater</text:p>
          </table:covered-table-cell>
          <table:covered-table-cell office:value-type="string">
            <text:p>Positive</text:p>
          </table:covered-table-cell>
          <table:covered-table-cell office:value-type="string">
            <text:p>Theeran</text:p>
          </table:covered-table-cell>
          <table:table-cell office:value-type="float" office:value="4">
            <text:p>4</text:p>
          </table:table-cell>
          <table:table-cell office:value-type="string">
            <text:p>Go to the Operation Theater</text:p>
          </table:table-cell>
          <table:covered-table-cell office:value-type="string">
            <text:p>In Pharmacy Medical Alert and <text:s/>Drug Allergy icon <text:s/>should be display </text:p>
          </table:covered-table-cell>
          <table:covered-table-cell office:value-type="string">
            <text:p>In Pharmacy <text:s/>Medical Alert icon only <text:s text:c="2"/>displayed</text:p>
          </table:covered-table-cell>
          <table:covered-table-cell office:value-type="string">
            <text:p>Load with 0-2 sec</text:p>
          </table:covered-table-cell>
          <table:covered-table-cell office:value-type="string">
            <text:p>Loaded with 0-2 sec</text:p>
          </table:covered-table-cell>
          <table:covered-table-cell office:value-type="string">
            <text:p>NA</text:p>
          </table:covered-table-cell>
          <table:covered-table-cell table:style-name="Default"/>
          <table:covered-table-cell table:style-name="ce9" office:value-type="string">
            <text:p>Fail</text:p>
          </table:covered-table-cell>
          <table:table-cell table:number-columns-repeated="1011"/>
        </table:table-row>
        <table:table-row table:style-name="ro6">
          <table:table-cell office:value-type="float" office:value="68" table:number-columns-spanned="1" table:number-rows-spanned="4">
            <text:p>68</text:p>
          </table:table-cell>
          <table:table-cell office:value-type="string" table:number-columns-spanned="1" table:number-rows-spanned="4">
            <text:p>To check that Business Office– Book Medical Alert Patient in <text:s/>Operation Theater</text:p>
          </table:table-cell>
          <table:table-cell office:value-type="string" table:number-columns-spanned="1" table:number-rows-spanned="4">
            <text:p>Positive</text:p>
          </table:table-cell>
          <table:table-cell office:value-type="string" table:number-columns-spanned="1" table:number-rows-spanned="4">
            <text:p>Murugesan </text:p>
          </table:table-cell>
          <table:table-cell office:value-type="float" office:value="1">
            <text:p>1</text:p>
          </table:table-cell>
          <table:table-cell office:value-type="string">
            <text:p>Click Business Office and Click Facility booking</text:p>
          </table:table-cell>
          <table:table-cell office:value-type="string" table:number-columns-spanned="1" table:number-rows-spanned="4">
            <text:p>In Operation Theater Medical Alert Patient <text:s/>Should be display</text:p>
          </table:table-cell>
          <table:table-cell office:value-type="string" table:number-columns-spanned="1" table:number-rows-spanned="4">
            <text:p>In Operation Theater Medical Alert Patient <text:s/>displayed</text:p>
          </table:table-cell>
          <table:table-cell office:value-type="string" table:number-columns-spanned="1" table:number-rows-spanned="4">
            <text:p>Load with 0-2 sec</text:p>
          </table:table-cell>
          <table:table-cell office:value-type="string" table:number-columns-spanned="1" table:number-rows-spanned="4">
            <text:p>Loaded with 0-2 sec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table:style-name="ce3" office:value-type="string" table:number-columns-spanned="1" table:number-rows-spanned="4">
            <text:p>Pass</text:p>
          </table:table-cell>
          <table:table-cell table:number-columns-repeated="1011"/>
        </table:table-row>
        <table:table-row table:style-name="ro30">
          <table:covered-table-cell office:value-type="float" office:value="68">
            <text:p>68</text:p>
          </table:covered-table-cell>
          <table:covered-table-cell office:value-type="string">
            <text:p>To check that Business Office– Booking Operation Theater</text:p>
          </table:covered-table-cell>
          <table:covered-table-cell office:value-type="string">
            <text:p>Positive</text:p>
          </table:covered-table-cell>
          <table:covered-table-cell office:value-type="string">
            <text:p>Theeran</text:p>
          </table:covered-table-cell>
          <table:table-cell office:value-type="float" office:value="2">
            <text:p>2</text:p>
          </table:table-cell>
          <table:table-cell office:value-type="string">
            <text:p>Click add Operation Theater and Click Refine Search</text:p>
          </table:table-cell>
          <table:covered-table-cell office:value-type="string">
            <text:p>In Pharmacy Medical Alert and <text:s/>Drug Allergy icon <text:s/>should be display </text:p>
          </table:covered-table-cell>
          <table:covered-table-cell office:value-type="string">
            <text:p>In Pharmacy <text:s/>Medical Alert icon only <text:s text:c="2"/>displayed</text:p>
          </table:covered-table-cell>
          <table:covered-table-cell office:value-type="string">
            <text:p>Load with 0-2 sec</text:p>
          </table:covered-table-cell>
          <table:covered-table-cell office:value-type="string">
            <text:p>Loaded with 0-2 sec</text:p>
          </table:covered-table-cell>
          <table:covered-table-cell table:number-columns-repeated="2" office:value-type="string">
            <text:p>NA</text:p>
          </table:covered-table-cell>
          <table:covered-table-cell table:style-name="ce9" office:value-type="string">
            <text:p>Fail</text:p>
          </table:covered-table-cell>
          <table:table-cell table:number-columns-repeated="1011"/>
        </table:table-row>
        <table:table-row table:style-name="ro31">
          <table:covered-table-cell office:value-type="float" office:value="69">
            <text:p>69</text:p>
          </table:covered-table-cell>
          <table:covered-table-cell office:value-type="string">
            <text:p>To check that Business Office– Booking Operation Theater</text:p>
          </table:covered-table-cell>
          <table:covered-table-cell office:value-type="string">
            <text:p>Positive</text:p>
          </table:covered-table-cell>
          <table:covered-table-cell office:value-type="string">
            <text:p>Theeran</text:p>
          </table:covered-table-cell>
          <table:table-cell office:value-type="float" office:value="3">
            <text:p>3</text:p>
          </table:table-cell>
          <table:table-cell office:value-type="string">
            <text:p>Click Medical Alert Patient and Book Appointment</text:p>
          </table:table-cell>
          <table:covered-table-cell office:value-type="string">
            <text:p>In Pharmacy Medical Alert and <text:s/>Drug Allergy icon <text:s/>should be display </text:p>
          </table:covered-table-cell>
          <table:covered-table-cell office:value-type="string">
            <text:p>In Pharmacy <text:s/>Medical Alert icon only <text:s text:c="2"/>displayed</text:p>
          </table:covered-table-cell>
          <table:covered-table-cell office:value-type="string">
            <text:p>Load with 0-2 sec</text:p>
          </table:covered-table-cell>
          <table:covered-table-cell office:value-type="string">
            <text:p>Loaded with 0-2 sec</text:p>
          </table:covered-table-cell>
          <table:covered-table-cell table:number-columns-repeated="2" office:value-type="string">
            <text:p>NA</text:p>
          </table:covered-table-cell>
          <table:covered-table-cell table:style-name="ce9" office:value-type="string">
            <text:p>Fail</text:p>
          </table:covered-table-cell>
          <table:table-cell table:number-columns-repeated="1011"/>
        </table:table-row>
        <table:table-row table:style-name="ro29">
          <table:covered-table-cell office:value-type="float" office:value="70">
            <text:p>70</text:p>
          </table:covered-table-cell>
          <table:covered-table-cell office:value-type="string">
            <text:p>To check that Business Office– Booking Operation Theater</text:p>
          </table:covered-table-cell>
          <table:covered-table-cell office:value-type="string">
            <text:p>Positive</text:p>
          </table:covered-table-cell>
          <table:covered-table-cell office:value-type="string">
            <text:p>Theeran</text:p>
          </table:covered-table-cell>
          <table:table-cell office:value-type="float" office:value="4">
            <text:p>4</text:p>
          </table:table-cell>
          <table:table-cell office:value-type="string">
            <text:p>Go to the Operation Theater</text:p>
          </table:table-cell>
          <table:covered-table-cell office:value-type="string">
            <text:p>In Pharmacy Medical Alert and <text:s/>Drug Allergy icon <text:s/>should be display </text:p>
          </table:covered-table-cell>
          <table:covered-table-cell office:value-type="string">
            <text:p>In Pharmacy <text:s/>Medical Alert icon only <text:s text:c="2"/>displayed</text:p>
          </table:covered-table-cell>
          <table:covered-table-cell office:value-type="string">
            <text:p>Load with 0-2 sec</text:p>
          </table:covered-table-cell>
          <table:covered-table-cell office:value-type="string">
            <text:p>Loaded with 0-2 sec</text:p>
          </table:covered-table-cell>
          <table:covered-table-cell office:value-type="string">
            <text:p>NA</text:p>
          </table:covered-table-cell>
          <table:covered-table-cell table:style-name="Default"/>
          <table:covered-table-cell table:style-name="ce9" office:value-type="string">
            <text:p>Fail</text:p>
          </table:covered-table-cell>
          <table:table-cell table:number-columns-repeated="1011"/>
        </table:table-row>
        <table:table-row table:style-name="ro6">
          <table:table-cell office:value-type="float" office:value="69" table:number-columns-spanned="1" table:number-rows-spanned="4">
            <text:p>69</text:p>
          </table:table-cell>
          <table:table-cell office:value-type="string" table:number-columns-spanned="1" table:number-rows-spanned="4">
            <text:p>To check that Business Office– Book Medical Alert <text:s/>and Drug Allergy Patient in <text:s/>Operation Theater</text:p>
          </table:table-cell>
          <table:table-cell office:value-type="string" table:number-columns-spanned="1" table:number-rows-spanned="4">
            <text:p>Positive</text:p>
          </table:table-cell>
          <table:table-cell office:value-type="string" table:number-columns-spanned="1" table:number-rows-spanned="4">
            <text:p>SHARMI SEKAR </text:p>
          </table:table-cell>
          <table:table-cell office:value-type="float" office:value="1">
            <text:p>1</text:p>
          </table:table-cell>
          <table:table-cell office:value-type="string">
            <text:p>Click Business Office and Click Facility booking</text:p>
          </table:table-cell>
          <table:table-cell office:value-type="string" table:number-columns-spanned="1" table:number-rows-spanned="4">
            <text:p>In Operation Theater Drug Allergy and <text:s/>Medical Alert Patient <text:s/>Should be display</text:p>
          </table:table-cell>
          <table:table-cell office:value-type="string" table:number-columns-spanned="1" table:number-rows-spanned="4">
            <text:p>In Operation Theater Drug Allergy and Medical Alert Patient <text:s/>displayed</text:p>
          </table:table-cell>
          <table:table-cell office:value-type="string" table:number-columns-spanned="1" table:number-rows-spanned="4">
            <text:p>Load with 0-2 sec</text:p>
          </table:table-cell>
          <table:table-cell office:value-type="string" table:number-columns-spanned="1" table:number-rows-spanned="4">
            <text:p>Loaded with 0-2 sec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table:style-name="ce3" office:value-type="string" table:number-columns-spanned="1" table:number-rows-spanned="4">
            <text:p>Pass</text:p>
          </table:table-cell>
          <table:table-cell table:number-columns-repeated="1011"/>
        </table:table-row>
        <table:table-row table:style-name="ro30">
          <table:covered-table-cell office:value-type="float" office:value="68">
            <text:p>68</text:p>
          </table:covered-table-cell>
          <table:covered-table-cell office:value-type="string">
            <text:p>To check that Business Office– Booking Operation Theater</text:p>
          </table:covered-table-cell>
          <table:covered-table-cell office:value-type="string">
            <text:p>Positive</text:p>
          </table:covered-table-cell>
          <table:covered-table-cell office:value-type="string">
            <text:p>Theeran</text:p>
          </table:covered-table-cell>
          <table:table-cell office:value-type="float" office:value="2">
            <text:p>2</text:p>
          </table:table-cell>
          <table:table-cell office:value-type="string">
            <text:p>Click add Operation Theater and Click Refine Search</text:p>
          </table:table-cell>
          <table:covered-table-cell office:value-type="string">
            <text:p>In Pharmacy Medical Alert and <text:s/>Drug Allergy icon <text:s/>should be display </text:p>
          </table:covered-table-cell>
          <table:covered-table-cell office:value-type="string">
            <text:p>In Pharmacy <text:s/>Medical Alert icon only <text:s text:c="2"/>displayed</text:p>
          </table:covered-table-cell>
          <table:covered-table-cell office:value-type="string">
            <text:p>Load with 0-2 sec</text:p>
          </table:covered-table-cell>
          <table:covered-table-cell office:value-type="string">
            <text:p>Loaded with 0-2 sec</text:p>
          </table:covered-table-cell>
          <table:covered-table-cell table:number-columns-repeated="2" office:value-type="string">
            <text:p>NA</text:p>
          </table:covered-table-cell>
          <table:covered-table-cell table:style-name="ce9" office:value-type="string">
            <text:p>Fail</text:p>
          </table:covered-table-cell>
          <table:table-cell table:number-columns-repeated="1011"/>
        </table:table-row>
        <table:table-row table:style-name="ro31">
          <table:covered-table-cell office:value-type="float" office:value="69">
            <text:p>69</text:p>
          </table:covered-table-cell>
          <table:covered-table-cell office:value-type="string">
            <text:p>To check that Business Office– Booking Operation Theater</text:p>
          </table:covered-table-cell>
          <table:covered-table-cell office:value-type="string">
            <text:p>Positive</text:p>
          </table:covered-table-cell>
          <table:covered-table-cell office:value-type="string">
            <text:p>Theeran</text:p>
          </table:covered-table-cell>
          <table:table-cell office:value-type="float" office:value="3">
            <text:p>3</text:p>
          </table:table-cell>
          <table:table-cell office:value-type="string">
            <text:p>Click Medical Alert <text:s/>and <text:s text:c="2"/>Drug Allergy <text:s/>Book Appointment</text:p>
          </table:table-cell>
          <table:covered-table-cell office:value-type="string">
            <text:p>In Pharmacy Medical Alert and <text:s/>Drug Allergy icon <text:s/>should be display </text:p>
          </table:covered-table-cell>
          <table:covered-table-cell office:value-type="string">
            <text:p>In Pharmacy <text:s/>Medical Alert icon only <text:s text:c="2"/>displayed</text:p>
          </table:covered-table-cell>
          <table:covered-table-cell office:value-type="string">
            <text:p>Load with 0-2 sec</text:p>
          </table:covered-table-cell>
          <table:covered-table-cell office:value-type="string">
            <text:p>Loaded with 0-2 sec</text:p>
          </table:covered-table-cell>
          <table:covered-table-cell table:number-columns-repeated="2" office:value-type="string">
            <text:p>NA</text:p>
          </table:covered-table-cell>
          <table:covered-table-cell table:style-name="ce9" office:value-type="string">
            <text:p>Fail</text:p>
          </table:covered-table-cell>
          <table:table-cell table:number-columns-repeated="1011"/>
        </table:table-row>
        <table:table-row table:style-name="ro29">
          <table:covered-table-cell office:value-type="float" office:value="70">
            <text:p>70</text:p>
          </table:covered-table-cell>
          <table:covered-table-cell office:value-type="string">
            <text:p>To check that Business Office– Booking Operation Theater</text:p>
          </table:covered-table-cell>
          <table:covered-table-cell office:value-type="string">
            <text:p>Positive</text:p>
          </table:covered-table-cell>
          <table:covered-table-cell office:value-type="string">
            <text:p>Theeran</text:p>
          </table:covered-table-cell>
          <table:table-cell office:value-type="float" office:value="4">
            <text:p>4</text:p>
          </table:table-cell>
          <table:table-cell office:value-type="string">
            <text:p>Go to the Operation Theater</text:p>
          </table:table-cell>
          <table:covered-table-cell office:value-type="string">
            <text:p>In Pharmacy Medical Alert and <text:s/>Drug Allergy icon <text:s/>should be display </text:p>
          </table:covered-table-cell>
          <table:covered-table-cell office:value-type="string">
            <text:p>In Pharmacy <text:s/>Medical Alert icon only <text:s text:c="2"/>displayed</text:p>
          </table:covered-table-cell>
          <table:covered-table-cell office:value-type="string">
            <text:p>Load with 0-2 sec</text:p>
          </table:covered-table-cell>
          <table:covered-table-cell office:value-type="string">
            <text:p>Loaded with 0-2 sec</text:p>
          </table:covered-table-cell>
          <table:covered-table-cell office:value-type="string">
            <text:p>NA</text:p>
          </table:covered-table-cell>
          <table:covered-table-cell table:style-name="Default"/>
          <table:covered-table-cell table:style-name="ce9" office:value-type="string">
            <text:p>Fail</text:p>
          </table:covered-table-cell>
          <table:table-cell table:number-columns-repeated="1011"/>
        </table:table-row>
      </table:table>
      <table:table table:name="Sheet2" table:style-name="ta1" table:print="false">
        <table:table-column table:style-name="co14" table:default-cell-style-name="Default"/>
        <table:table-row table:style-name="ro7">
          <table:table-cell/>
        </table:table-row>
      </table:table>
      <table:table table:name="Sheet3" table:style-name="ta1" table:print="false">
        <table:table-column table:style-name="co14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2-23">12/23/2025</text:date>, <text:time>17:33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2-18T11:59:09.06</meta:creation-date>
    <dc:date>2025-12-23T17:33:22.05</dc:date>
    <meta:editing-duration>PT11H58M9S</meta:editing-duration>
    <meta:editing-cycles>27</meta:editing-cycles>
    <meta:generator>OpenOffice/4.1.11$Win32 OpenOffice.org_project/4111m1$Build-9808</meta:generator>
    <dc:creator>charan  shiv</dc:creator>
    <meta:document-statistic meta:table-count="3" meta:cell-count="1572" meta:object-count="0"/>
  </office:meta>
</office:document-meta>
</file>